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898cm" table:align="center"/>
    </style:style>
    <style:style style:name="Tabela1.A" style:family="table-column">
      <style:table-column-properties style:column-width="18.89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8.359cm" table:align="left"/>
    </style:style>
    <style:style style:name="Tabela2.A" style:family="table-column">
      <style:table-column-properties style:column-width="18.35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8.26cm" style:rel-width="100%" table:align="left"/>
    </style:style>
    <style:style style:name="Tabela3.A" style:family="table-column">
      <style:table-column-properties style:column-width="4.456cm" style:rel-column-width="15991*"/>
    </style:style>
    <style:style style:name="Tabela3.B" style:family="table-column">
      <style:table-column-properties style:column-width="2.914cm" style:rel-column-width="10458*"/>
    </style:style>
    <style:style style:name="Tabela3.C" style:family="table-column">
      <style:table-column-properties style:column-width="1.628cm" style:rel-column-width="5843*"/>
    </style:style>
    <style:style style:name="Tabela3.D" style:family="table-column">
      <style:table-column-properties style:column-width="8.989cm" style:rel-column-width="32261*"/>
    </style:style>
    <style:style style:name="Tabela3.E" style:family="table-column">
      <style:table-column-properties style:column-width="0.273cm" style:rel-column-width="982*"/>
    </style:style>
    <style:style style:name="Tabela3.1" style:family="table-row">
      <style:table-row-properties fo:background-color="#f4d090">
        <style:background-image/>
      </style:table-row-properties>
    </style:style>
    <style:style style:name="Tabela3.A1" style:family="table-cell">
      <style:table-cell-properties style:vertical-align="middle" fo:padding="0.049cm" fo:border="none"/>
    </style:style>
    <style:style style:name="Tabela3.E1" style:family="table-cell">
      <style:table-cell-properties fo:padding="0.049cm" fo:border="none"/>
    </style:style>
    <style:style style:name="Tabela3.2" style:family="table-row">
      <style:table-row-properties fo:background-color="#94cef7">
        <style:background-image/>
      </style:table-row-properties>
    </style:style>
    <style:style style:name="Tabela3.E2" style:family="table-cell">
      <style:table-cell-properties fo:padding="0.049cm" fo:border="none"/>
    </style:style>
    <style:style style:name="Tabela3.3" style:family="table-row">
      <style:table-row-properties fo:background-color="#c1e0f4">
        <style:background-image/>
      </style:table-row-properties>
    </style:style>
    <style:style style:name="Tabela3.A3" style:family="table-cell">
      <style:table-cell-properties style:vertical-align="middle" fo:padding="0cm" fo:border="none"/>
    </style:style>
    <style:style style:name="Tabela3.E3" style:family="table-cell">
      <style:table-cell-properties fo:padding="0.049cm" fo:border="none"/>
    </style:style>
    <style:style style:name="Tabela3.A4" style:family="table-cell">
      <style:table-cell-properties fo:padding="0.049cm" fo:border="none"/>
    </style:style>
    <style:style style:name="Tabela3.C4" style:family="table-cell">
      <style:table-cell-properties fo:padding="0.049cm" fo:border="none"/>
    </style:style>
    <style:style style:name="Tabela3.E4" style:family="table-cell">
      <style:table-cell-properties fo:padding="0.049cm" fo:border="none"/>
    </style:style>
    <style:style style:name="Tabela3.A5" style:family="table-cell">
      <style:table-cell-properties fo:padding="0.049cm" fo:border="none"/>
    </style:style>
    <style:style style:name="Tabela3.C5" style:family="table-cell">
      <style:table-cell-properties fo:padding="0.049cm" fo:border="none"/>
    </style:style>
    <style:style style:name="Tabela3.A6" style:family="table-cell">
      <style:table-cell-properties fo:padding="0.049cm" fo:border="none"/>
    </style:style>
    <style:style style:name="Tabela3.A7" style:family="table-cell">
      <style:table-cell-properties fo:padding="0.049cm" fo:border="none"/>
    </style:style>
    <style:style style:name="Tabela3.C7" style:family="table-cell">
      <style:table-cell-properties fo:padding="0.049cm" fo:border="none"/>
    </style:style>
    <style:style style:name="Tabela4" style:family="table">
      <style:table-properties style:width="8.989cm" style:rel-width="100%" table:align="left"/>
    </style:style>
    <style:style style:name="Tabela4.A" style:family="table-column">
      <style:table-column-properties style:column-width="5.734cm" style:rel-column-width="41808*"/>
    </style:style>
    <style:style style:name="Tabela4.B" style:family="table-column">
      <style:table-column-properties style:column-width="3.254cm" style:rel-column-width="23727*"/>
    </style:style>
    <style:style style:name="Tabela4.1" style:family="table-row">
      <style:table-row-properties fo:background-color="#94cef7">
        <style:background-image/>
      </style:table-row-properties>
    </style:style>
    <style:style style:name="Tabela4.A1" style:family="table-cell">
      <style:table-cell-properties style:vertical-align="middle" fo:padding="0.049cm" fo:border="none"/>
    </style:style>
    <style:style style:name="Tabela4.2" style:family="table-row">
      <style:table-row-properties fo:background-color="#c1e0f4">
        <style:background-image/>
      </style:table-row-properties>
    </style:style>
    <style:style style:name="Tabela4.A2" style:family="table-cell">
      <style:table-cell-properties style:vertical-align="middle" fo:padding="0cm" fo:border="none"/>
    </style:style>
    <style:style style:name="Tabela4.3" style:family="table-row">
      <style:table-row-properties fo:background-color="#e3edf4">
        <style:background-image/>
      </style:table-row-properties>
    </style:style>
    <style:style style:name="Tabela5" style:family="table">
      <style:table-properties style:width="5.733cm" style:rel-width="100%" table:align="left"/>
    </style:style>
    <style:style style:name="Tabela5.A" style:family="table-column">
      <style:table-column-properties style:column-width="1.928cm" style:rel-column-width="22039*"/>
    </style:style>
    <style:style style:name="Tabela5.B" style:family="table-column">
      <style:table-column-properties style:column-width="1.75cm" style:rel-column-width="19996*"/>
    </style:style>
    <style:style style:name="Tabela5.C" style:family="table-column">
      <style:table-column-properties style:column-width="2.055cm" style:rel-column-width="23499*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7.269cm" style:rel-width="100%" table:align="left"/>
    </style:style>
    <style:style style:name="Tabela6.A" style:family="table-column">
      <style:table-column-properties style:column-width="5.302cm" style:rel-column-width="47803*"/>
    </style:style>
    <style:style style:name="Tabela6.B" style:family="table-column">
      <style:table-column-properties style:column-width="1.967cm" style:rel-column-width="17732*"/>
    </style:style>
    <style:style style:name="Tabela6.1" style:family="table-row">
      <style:table-row-properties fo:background-color="#94cef7">
        <style:background-image/>
      </style:table-row-properties>
    </style:style>
    <style:style style:name="Tabela6.A1" style:family="table-cell">
      <style:table-cell-properties style:vertical-align="middle" fo:padding="0.049cm" fo:border="none"/>
    </style:style>
    <style:style style:name="Tabela6.2" style:family="table-row">
      <style:table-row-properties fo:background-color="#c1e0f4">
        <style:background-image/>
      </style:table-row-properties>
    </style:style>
    <style:style style:name="Tabela6.A2" style:family="table-cell">
      <style:table-cell-properties fo:padding="0cm" fo:border="none"/>
    </style:style>
    <style:style style:name="Tabela6.B2" style:family="table-cell">
      <style:table-cell-properties fo:padding="0cm" fo:border="none"/>
    </style:style>
    <style:style style:name="Tabela6.3" style:family="table-row">
      <style:table-row-properties fo:background-color="#e3edf4">
        <style:background-image/>
      </style:table-row-properties>
    </style:style>
    <style:style style:name="Tabela6.A3" style:family="table-cell">
      <style:table-cell-properties fo:padding="0cm" fo:border="none"/>
    </style:style>
    <style:style style:name="Tabela6.B3" style:family="table-cell">
      <style:table-cell-properties fo:padding="0cm" fo:border="none"/>
    </style:style>
    <style:style style:name="Tabela6.A4" style:family="table-cell">
      <style:table-cell-properties fo:padding="0cm" fo:border="none"/>
    </style:style>
    <style:style style:name="Tabela6.B4" style:family="table-cell">
      <style:table-cell-properties fo:padding="0cm" fo:border="none"/>
    </style:style>
    <style:style style:name="Tabela6.A5" style:family="table-cell">
      <style:table-cell-properties fo:padding="0cm" fo:border="none"/>
    </style:style>
    <style:style style:name="Tabela6.B5" style:family="table-cell">
      <style:table-cell-properties fo:padding="0cm" fo:border="none"/>
    </style:style>
    <style:style style:name="Tabela7" style:family="table">
      <style:table-properties style:width="10.518cm" style:rel-width="100%" table:align="left"/>
    </style:style>
    <style:style style:name="Tabela7.A" style:family="table-column">
      <style:table-column-properties style:column-width="2.441cm" style:rel-column-width="15210*"/>
    </style:style>
    <style:style style:name="Tabela7.B" style:family="table-column">
      <style:table-column-properties style:column-width="4.041cm" style:rel-column-width="25178*"/>
    </style:style>
    <style:style style:name="Tabela7.C" style:family="table-column">
      <style:table-column-properties style:column-width="1.039cm" style:rel-column-width="6473*"/>
    </style:style>
    <style:style style:name="Tabela7.D" style:family="table-column">
      <style:table-column-properties style:column-width="2.997cm" style:rel-column-width="18674*"/>
    </style:style>
    <style:style style:name="Tabela7.1" style:family="table-row">
      <style:table-row-properties fo:background-color="#94cef7">
        <style:background-image/>
      </style:table-row-properties>
    </style:style>
    <style:style style:name="Tabela7.A1" style:family="table-cell">
      <style:table-cell-properties style:vertical-align="middle" fo:padding="0.049cm" fo:border="none"/>
    </style:style>
    <style:style style:name="Tabela7.2" style:family="table-row">
      <style:table-row-properties fo:background-color="#c1e0f4">
        <style:background-image/>
      </style:table-row-properties>
    </style:style>
    <style:style style:name="Tabela7.A2" style:family="table-cell">
      <style:table-cell-properties style:vertical-align="middle" fo:padding="0cm" fo:border="none"/>
    </style:style>
    <style:style style:name="Tabela7.3" style:family="table-row">
      <style:table-row-properties fo:background-color="#e3edf4">
        <style:background-image/>
      </style:table-row-properties>
    </style:style>
    <style:style style:name="Tabela8" style:family="table">
      <style:table-properties style:width="7.269cm" style:rel-width="100%" table:align="left"/>
    </style:style>
    <style:style style:name="Tabela8.A" style:family="table-column">
      <style:table-column-properties style:column-width="3.635cm" style:rel-column-width="32767*"/>
    </style:style>
    <style:style style:name="Tabela8.1" style:family="table-row">
      <style:table-row-properties fo:background-color="#94cef7">
        <style:background-image/>
      </style:table-row-properties>
    </style:style>
    <style:style style:name="Tabela8.A1" style:family="table-cell">
      <style:table-cell-properties style:vertical-align="middle" fo:padding="0.049cm" fo:border="none"/>
    </style:style>
    <style:style style:name="Tabela8.2" style:family="table-row">
      <style:table-row-properties fo:background-color="#c1e0f4">
        <style:background-image/>
      </style:table-row-properties>
    </style:style>
    <style:style style:name="Tabela8.A2" style:family="table-cell">
      <style:table-cell-properties fo:padding="0cm" fo:border="none"/>
    </style:style>
    <style:style style:name="Tabela8.B2" style:family="table-cell">
      <style:table-cell-properties fo:padding="0cm" fo:border="none"/>
    </style:style>
    <style:style style:name="Tabela8.3" style:family="table-row">
      <style:table-row-properties fo:background-color="#e3edf4">
        <style:background-image/>
      </style:table-row-properties>
    </style:style>
    <style:style style:name="Tabela8.A3" style:family="table-cell">
      <style:table-cell-properties fo:padding="0cm" fo:border="none"/>
    </style:style>
    <style:style style:name="Tabela8.B3" style:family="table-cell">
      <style:table-cell-properties fo:padding="0cm" fo:border="none"/>
    </style:style>
    <style:style style:name="Tabela8.A4" style:family="table-cell">
      <style:table-cell-properties fo:padding="0cm" fo:border="none"/>
    </style:style>
    <style:style style:name="Tabela8.B4" style:family="table-cell">
      <style:table-cell-properties fo:padding="0cm" fo:border="none"/>
    </style:style>
    <style:style style:name="Tabela9" style:family="table">
      <style:table-properties style:width="10.793cm" style:rel-width="100%" table:align="left"/>
    </style:style>
    <style:style style:name="Tabela9.A" style:family="table-column">
      <style:table-column-properties style:column-width="4.228cm" style:rel-column-width="25672*"/>
    </style:style>
    <style:style style:name="Tabela9.B" style:family="table-column">
      <style:table-column-properties style:column-width="6.565cm" style:rel-column-width="39863*"/>
    </style:style>
    <style:style style:name="Tabela9.1" style:family="table-row">
      <style:table-row-properties fo:background-color="#94cef7">
        <style:background-image/>
      </style:table-row-properties>
    </style:style>
    <style:style style:name="Tabela9.A1" style:family="table-cell">
      <style:table-cell-properties style:vertical-align="middle" fo:padding="0.049cm" fo:border="none"/>
    </style:style>
    <style:style style:name="Tabela9.2" style:family="table-row">
      <style:table-row-properties fo:background-color="#c1e0f4">
        <style:background-image/>
      </style:table-row-properties>
    </style:style>
    <style:style style:name="Tabela9.A2" style:family="table-cell">
      <style:table-cell-properties style:vertical-align="middle" fo:padding="0cm" fo:border="none"/>
    </style:style>
    <style:style style:name="Tabela9.3" style:family="table-row">
      <style:table-row-properties fo:background-color="#e3edf4">
        <style:background-image/>
      </style:table-row-properties>
    </style:style>
    <style:style style:name="Tabela9.A5" style:family="table-cell">
      <style:table-cell-properties fo:padding="0cm" fo:border="none"/>
    </style:style>
    <style:style style:name="Tabela9.A6" style:family="table-cell">
      <style:table-cell-properties fo:padding="0cm" fo:border="none"/>
    </style:style>
    <style:style style:name="Tabela10" style:family="table">
      <style:table-properties style:width="18.161cm" style:rel-width="100%" table:align="left"/>
    </style:style>
    <style:style style:name="Tabela10.A" style:family="table-column">
      <style:table-column-properties style:column-width="18.161cm" style:rel-column-width="65535*"/>
    </style:style>
    <style:style style:name="Tabela10.1" style:family="table-row">
      <style:table-row-properties fo:background-color="#94cef7">
        <style:background-image/>
      </style:table-row-properties>
    </style:style>
    <style:style style:name="Tabela10.A1" style:family="table-cell">
      <style:table-cell-properties style:vertical-align="middle" fo:padding="0.049cm" fo:border="none"/>
    </style:style>
    <style:style style:name="Tabela10.2" style:family="table-row">
      <style:table-row-properties fo:background-color="#c1e0f4">
        <style:background-image/>
      </style:table-row-properties>
    </style:style>
    <style:style style:name="Tabela10.A2" style:family="table-cell">
      <style:table-cell-properties style:vertical-align="middle" fo:padding="0cm" fo:border="none"/>
    </style:style>
    <style:style style:name="Tabela11" style:family="table">
      <style:table-properties style:width="7.269cm" style:rel-width="100%" table:align="left"/>
    </style:style>
    <style:style style:name="Tabela11.A" style:family="table-column">
      <style:table-column-properties style:column-width="1.986cm" style:rel-column-width="17906*"/>
    </style:style>
    <style:style style:name="Tabela11.B" style:family="table-column">
      <style:table-column-properties style:column-width="5.283cm" style:rel-column-width="47629*"/>
    </style:style>
    <style:style style:name="Tabela11.1" style:family="table-row">
      <style:table-row-properties fo:background-color="#94cef7">
        <style:background-image/>
      </style:table-row-properties>
    </style:style>
    <style:style style:name="Tabela11.A1" style:family="table-cell">
      <style:table-cell-properties style:vertical-align="middle" fo:padding="0.049cm" fo:border="none"/>
    </style:style>
    <style:style style:name="Tabela11.2" style:family="table-row">
      <style:table-row-properties fo:background-color="#c1e0f4">
        <style:background-image/>
      </style:table-row-properties>
    </style:style>
    <style:style style:name="Tabela11.A2" style:family="table-cell">
      <style:table-cell-properties style:vertical-align="middle" fo:padding="0cm" fo:border="none"/>
    </style:style>
    <style:style style:name="Tabela12" style:family="table">
      <style:table-properties style:width="18.8cm" table:align="left"/>
    </style:style>
    <style:style style:name="Tabela12.A" style:family="table-column">
      <style:table-column-properties style:column-width="18.8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8.701cm" table:align="left"/>
    </style:style>
    <style:style style:name="Tabela13.A" style:family="table-column">
      <style:table-column-properties style:column-width="2.432cm"/>
    </style:style>
    <style:style style:name="Tabela13.B" style:family="table-column">
      <style:table-column-properties style:column-width="5.54cm"/>
    </style:style>
    <style:style style:name="Tabela13.C" style:family="table-column">
      <style:table-column-properties style:column-width="1.921cm"/>
    </style:style>
    <style:style style:name="Tabela13.D" style:family="table-column">
      <style:table-column-properties style:column-width="1.173cm"/>
    </style:style>
    <style:style style:name="Tabela13.E" style:family="table-column">
      <style:table-column-properties style:column-width="0.954cm"/>
    </style:style>
    <style:style style:name="Tabela13.F" style:family="table-column">
      <style:table-column-properties style:column-width="0.956cm"/>
    </style:style>
    <style:style style:name="Tabela13.G" style:family="table-column">
      <style:table-column-properties style:column-width="5.447cm"/>
    </style:style>
    <style:style style:name="Tabela13.H" style:family="table-column">
      <style:table-column-properties style:column-width="0.277cm"/>
    </style:style>
    <style:style style:name="Tabela13.1" style:family="table-row">
      <style:table-row-properties fo:background-color="#f4d090">
        <style:background-image/>
      </style:table-row-properties>
    </style:style>
    <style:style style:name="Tabela13.A1" style:family="table-cell">
      <style:table-cell-properties style:vertical-align="middle" fo:padding="0.049cm" fo:border="none"/>
    </style:style>
    <style:style style:name="Tabela13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13.H2" style:family="table-cell">
      <style:table-cell-properties fo:padding="0.049cm" fo:border="none"/>
    </style:style>
    <style:style style:name="Tabela13.3" style:family="table-row">
      <style:table-row-properties fo:background-color="#c1e0f4">
        <style:background-image/>
      </style:table-row-properties>
    </style:style>
    <style:style style:name="Tabela13.H3" style:family="table-cell">
      <style:table-cell-properties fo:padding="0.049cm" fo:border="none"/>
    </style:style>
    <style:style style:name="Tabela13.4" style:family="table-row">
      <style:table-row-properties fo:background-color="#e3edf4">
        <style:background-image/>
      </style:table-row-properties>
    </style:style>
    <style:style style:name="Tabela13.H4" style:family="table-cell">
      <style:table-cell-properties fo:padding="0.049cm" fo:border="none"/>
    </style:style>
    <style:style style:name="Tabela13.H5" style:family="table-cell">
      <style:table-cell-properties fo:padding="0.049cm" fo:border="none"/>
    </style:style>
    <style:style style:name="Tabela13.H6" style:family="table-cell">
      <style:table-cell-properties fo:padding="0.049cm" fo:border="none"/>
    </style:style>
    <style:style style:name="Tabela13.H7" style:family="table-cell">
      <style:table-cell-properties fo:padding="0.049cm" fo:border="none"/>
    </style:style>
    <style:style style:name="Tabela13.H8" style:family="table-cell">
      <style:table-cell-properties fo:padding="0.049cm" fo:border="none"/>
    </style:style>
    <style:style style:name="Tabela13.9" style:family="table-row">
      <style:table-row-properties fo:background-color="#94cef7">
        <style:background-image/>
      </style:table-row-properties>
    </style:style>
    <style:style style:name="Tabela13.H9" style:family="table-cell">
      <style:table-cell-properties fo:padding="0.049cm" fo:border="none"/>
    </style:style>
    <style:style style:name="Tabela14" style:family="table">
      <style:table-properties style:width="18.8cm" table:align="left"/>
    </style:style>
    <style:style style:name="Tabela14.A" style:family="table-column">
      <style:table-column-properties style:column-width="18.8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8.701cm" table:align="left"/>
    </style:style>
    <style:style style:name="Tabela15.A" style:family="table-column">
      <style:table-column-properties style:column-width="2.418cm"/>
    </style:style>
    <style:style style:name="Tabela15.B" style:family="table-column">
      <style:table-column-properties style:column-width="5.666cm"/>
    </style:style>
    <style:style style:name="Tabela15.C" style:family="table-column">
      <style:table-column-properties style:column-width="1.921cm"/>
    </style:style>
    <style:style style:name="Tabela15.D" style:family="table-column">
      <style:table-column-properties style:column-width="1.166cm"/>
    </style:style>
    <style:style style:name="Tabela15.E" style:family="table-column">
      <style:table-column-properties style:column-width="0.944cm"/>
    </style:style>
    <style:style style:name="Tabela15.F" style:family="table-column">
      <style:table-column-properties style:column-width="0.947cm"/>
    </style:style>
    <style:style style:name="Tabela15.G" style:family="table-column">
      <style:table-column-properties style:column-width="5.364cm"/>
    </style:style>
    <style:style style:name="Tabela15.H" style:family="table-column">
      <style:table-column-properties style:column-width="0.275cm"/>
    </style:style>
    <style:style style:name="Tabela15.1" style:family="table-row">
      <style:table-row-properties fo:background-color="#f4d090">
        <style:background-image/>
      </style:table-row-properties>
    </style:style>
    <style:style style:name="Tabela15.A1" style:family="table-cell">
      <style:table-cell-properties style:vertical-align="middle" fo:padding="0.049cm" fo:border="none"/>
    </style:style>
    <style:style style:name="Tabela15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15.H2" style:family="table-cell">
      <style:table-cell-properties fo:padding="0.049cm" fo:border="none"/>
    </style:style>
    <style:style style:name="Tabela15.3" style:family="table-row">
      <style:table-row-properties fo:background-color="#c1e0f4">
        <style:background-image/>
      </style:table-row-properties>
    </style:style>
    <style:style style:name="Tabela15.H3" style:family="table-cell">
      <style:table-cell-properties fo:padding="0.049cm" fo:border="none"/>
    </style:style>
    <style:style style:name="Tabela15.4" style:family="table-row">
      <style:table-row-properties fo:background-color="#e3edf4">
        <style:background-image/>
      </style:table-row-properties>
    </style:style>
    <style:style style:name="Tabela15.H4" style:family="table-cell">
      <style:table-cell-properties fo:padding="0.049cm" fo:border="none"/>
    </style:style>
    <style:style style:name="Tabela15.H5" style:family="table-cell">
      <style:table-cell-properties fo:padding="0.049cm" fo:border="none"/>
    </style:style>
    <style:style style:name="Tabela15.H6" style:family="table-cell">
      <style:table-cell-properties fo:padding="0.049cm" fo:border="none"/>
    </style:style>
    <style:style style:name="Tabela15.H7" style:family="table-cell">
      <style:table-cell-properties fo:padding="0.049cm" fo:border="none"/>
    </style:style>
    <style:style style:name="Tabela15.H8" style:family="table-cell">
      <style:table-cell-properties fo:padding="0.049cm" fo:border="none"/>
    </style:style>
    <style:style style:name="Tabela15.9" style:family="table-row">
      <style:table-row-properties fo:background-color="#94cef7">
        <style:background-image/>
      </style:table-row-properties>
    </style:style>
    <style:style style:name="Tabela15.H9" style:family="table-cell">
      <style:table-cell-properties fo:padding="0.049cm" fo:border="none"/>
    </style:style>
    <style:style style:name="Tabela16" style:family="table">
      <style:table-properties style:width="18.8cm" table:align="left"/>
    </style:style>
    <style:style style:name="Tabela16.A" style:family="table-column">
      <style:table-column-properties style:column-width="18.8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18.701cm" table:align="left"/>
    </style:style>
    <style:style style:name="Tabela17.A" style:family="table-column">
      <style:table-column-properties style:column-width="2.452cm"/>
    </style:style>
    <style:style style:name="Tabela17.B" style:family="table-column">
      <style:table-column-properties style:column-width="5.415cm"/>
    </style:style>
    <style:style style:name="Tabela17.C" style:family="table-column">
      <style:table-column-properties style:column-width="1.931cm"/>
    </style:style>
    <style:style style:name="Tabela17.D" style:family="table-column">
      <style:table-column-properties style:column-width="1.184cm"/>
    </style:style>
    <style:style style:name="Tabela17.E" style:family="table-column">
      <style:table-column-properties style:column-width="0.963cm"/>
    </style:style>
    <style:style style:name="Tabela17.F" style:family="table-column">
      <style:table-column-properties style:column-width="0.967cm"/>
    </style:style>
    <style:style style:name="Tabela17.G" style:family="table-column">
      <style:table-column-properties style:column-width="5.51cm"/>
    </style:style>
    <style:style style:name="Tabela17.H" style:family="table-column">
      <style:table-column-properties style:column-width="0.279cm"/>
    </style:style>
    <style:style style:name="Tabela17.1" style:family="table-row">
      <style:table-row-properties fo:background-color="#f4d090">
        <style:background-image/>
      </style:table-row-properties>
    </style:style>
    <style:style style:name="Tabela17.A1" style:family="table-cell">
      <style:table-cell-properties style:vertical-align="middle" fo:padding="0.049cm" fo:border="none"/>
    </style:style>
    <style:style style:name="Tabela17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17.H2" style:family="table-cell">
      <style:table-cell-properties fo:padding="0.049cm" fo:border="none"/>
    </style:style>
    <style:style style:name="Tabela17.3" style:family="table-row">
      <style:table-row-properties fo:background-color="#c1e0f4">
        <style:background-image/>
      </style:table-row-properties>
    </style:style>
    <style:style style:name="Tabela17.H3" style:family="table-cell">
      <style:table-cell-properties fo:padding="0.049cm" fo:border="none"/>
    </style:style>
    <style:style style:name="Tabela17.4" style:family="table-row">
      <style:table-row-properties fo:background-color="#e3edf4">
        <style:background-image/>
      </style:table-row-properties>
    </style:style>
    <style:style style:name="Tabela17.H4" style:family="table-cell">
      <style:table-cell-properties fo:padding="0.049cm" fo:border="none"/>
    </style:style>
    <style:style style:name="Tabela17.H5" style:family="table-cell">
      <style:table-cell-properties fo:padding="0.049cm" fo:border="none"/>
    </style:style>
    <style:style style:name="Tabela17.H6" style:family="table-cell">
      <style:table-cell-properties fo:padding="0.049cm" fo:border="none"/>
    </style:style>
    <style:style style:name="Tabela17.H7" style:family="table-cell">
      <style:table-cell-properties fo:padding="0.049cm" fo:border="none"/>
    </style:style>
    <style:style style:name="Tabela17.8" style:family="table-row">
      <style:table-row-properties fo:background-color="#94cef7">
        <style:background-image/>
      </style:table-row-properties>
    </style:style>
    <style:style style:name="Tabela17.H8" style:family="table-cell">
      <style:table-cell-properties fo:padding="0.049cm" fo:border="none"/>
    </style:style>
    <style:style style:name="Tabela18" style:family="table">
      <style:table-properties style:width="18.8cm" table:align="left"/>
    </style:style>
    <style:style style:name="Tabela18.A" style:family="table-column">
      <style:table-column-properties style:column-width="18.8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18.701cm" table:align="left"/>
    </style:style>
    <style:style style:name="Tabela19.A" style:family="table-column">
      <style:table-column-properties style:column-width="2.422cm"/>
    </style:style>
    <style:style style:name="Tabela19.B" style:family="table-column">
      <style:table-column-properties style:column-width="5.583cm"/>
    </style:style>
    <style:style style:name="Tabela19.C" style:family="table-column">
      <style:table-column-properties style:column-width="1.875cm"/>
    </style:style>
    <style:style style:name="Tabela19.D" style:family="table-column">
      <style:table-column-properties style:column-width="1.081cm"/>
    </style:style>
    <style:style style:name="Tabela19.F" style:family="table-column">
      <style:table-column-properties style:column-width="0.901cm"/>
    </style:style>
    <style:style style:name="Tabela19.G" style:family="table-column">
      <style:table-column-properties style:column-width="5.479cm"/>
    </style:style>
    <style:style style:name="Tabela19.H" style:family="table-column">
      <style:table-column-properties style:column-width="0.279cm"/>
    </style:style>
    <style:style style:name="Tabela19.1" style:family="table-row">
      <style:table-row-properties fo:background-color="#f4d090">
        <style:background-image/>
      </style:table-row-properties>
    </style:style>
    <style:style style:name="Tabela19.A1" style:family="table-cell">
      <style:table-cell-properties style:vertical-align="middle" fo:padding="0.049cm" fo:border="none"/>
    </style:style>
    <style:style style:name="Tabela19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19.H2" style:family="table-cell">
      <style:table-cell-properties fo:padding="0.049cm" fo:border="none"/>
    </style:style>
    <style:style style:name="Tabela19.3" style:family="table-row">
      <style:table-row-properties fo:background-color="#c1e0f4">
        <style:background-image/>
      </style:table-row-properties>
    </style:style>
    <style:style style:name="Tabela19.H3" style:family="table-cell">
      <style:table-cell-properties fo:padding="0.049cm" fo:border="none"/>
    </style:style>
    <style:style style:name="Tabela19.4" style:family="table-row">
      <style:table-row-properties fo:background-color="#e3edf4">
        <style:background-image/>
      </style:table-row-properties>
    </style:style>
    <style:style style:name="Tabela19.H4" style:family="table-cell">
      <style:table-cell-properties fo:padding="0.049cm" fo:border="none"/>
    </style:style>
    <style:style style:name="Tabela19.H5" style:family="table-cell">
      <style:table-cell-properties fo:padding="0.049cm" fo:border="none"/>
    </style:style>
    <style:style style:name="Tabela19.H6" style:family="table-cell">
      <style:table-cell-properties fo:padding="0.049cm" fo:border="none"/>
    </style:style>
    <style:style style:name="Tabela19.H7" style:family="table-cell">
      <style:table-cell-properties fo:padding="0.049cm" fo:border="none"/>
    </style:style>
    <style:style style:name="Tabela19.H8" style:family="table-cell">
      <style:table-cell-properties fo:padding="0.049cm" fo:border="none"/>
    </style:style>
    <style:style style:name="Tabela19.9" style:family="table-row">
      <style:table-row-properties fo:background-color="#94cef7">
        <style:background-image/>
      </style:table-row-properties>
    </style:style>
    <style:style style:name="Tabela19.H9" style:family="table-cell">
      <style:table-cell-properties fo:padding="0.049cm" fo:border="none"/>
    </style:style>
    <style:style style:name="Tabela20" style:family="table">
      <style:table-properties style:width="18.8cm" table:align="left"/>
    </style:style>
    <style:style style:name="Tabela20.A" style:family="table-column">
      <style:table-column-properties style:column-width="18.8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8.701cm" table:align="left"/>
    </style:style>
    <style:style style:name="Tabela21.A" style:family="table-column">
      <style:table-column-properties style:column-width="2.485cm"/>
    </style:style>
    <style:style style:name="Tabela21.B" style:family="table-column">
      <style:table-column-properties style:column-width="5.817cm"/>
    </style:style>
    <style:style style:name="Tabela21.C" style:family="table-column">
      <style:table-column-properties style:column-width="1.919cm"/>
    </style:style>
    <style:style style:name="Tabela21.D" style:family="table-column">
      <style:table-column-properties style:column-width="1cm"/>
    </style:style>
    <style:style style:name="Tabela21.E" style:family="table-column">
      <style:table-column-properties style:column-width="1.173cm"/>
    </style:style>
    <style:style style:name="Tabela21.F" style:family="table-column">
      <style:table-column-properties style:column-width="0.827cm"/>
    </style:style>
    <style:style style:name="Tabela21.G" style:family="table-column">
      <style:table-column-properties style:column-width="5.2cm"/>
    </style:style>
    <style:style style:name="Tabela21.H" style:family="table-column">
      <style:table-column-properties style:column-width="0.279cm"/>
    </style:style>
    <style:style style:name="Tabela21.1" style:family="table-row">
      <style:table-row-properties fo:background-color="#f4d090">
        <style:background-image/>
      </style:table-row-properties>
    </style:style>
    <style:style style:name="Tabela21.A1" style:family="table-cell">
      <style:table-cell-properties style:vertical-align="middle" fo:padding="0.049cm" fo:border="none"/>
    </style:style>
    <style:style style:name="Tabela21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21.H2" style:family="table-cell">
      <style:table-cell-properties fo:padding="0.049cm" fo:border="none"/>
    </style:style>
    <style:style style:name="Tabela21.3" style:family="table-row">
      <style:table-row-properties fo:background-color="#c1e0f4">
        <style:background-image/>
      </style:table-row-properties>
    </style:style>
    <style:style style:name="Tabela21.H3" style:family="table-cell">
      <style:table-cell-properties fo:padding="0.049cm" fo:border="none"/>
    </style:style>
    <style:style style:name="Tabela21.4" style:family="table-row">
      <style:table-row-properties fo:background-color="#e3edf4">
        <style:background-image/>
      </style:table-row-properties>
    </style:style>
    <style:style style:name="Tabela21.H4" style:family="table-cell">
      <style:table-cell-properties fo:padding="0.049cm" fo:border="none"/>
    </style:style>
    <style:style style:name="Tabela21.H5" style:family="table-cell">
      <style:table-cell-properties fo:padding="0.049cm" fo:border="none"/>
    </style:style>
    <style:style style:name="Tabela21.H6" style:family="table-cell">
      <style:table-cell-properties fo:padding="0.049cm" fo:border="none"/>
    </style:style>
    <style:style style:name="Tabela21.H7" style:family="table-cell">
      <style:table-cell-properties fo:padding="0.049cm" fo:border="none"/>
    </style:style>
    <style:style style:name="Tabela21.H8" style:family="table-cell">
      <style:table-cell-properties fo:padding="0.049cm" fo:border="none"/>
    </style:style>
    <style:style style:name="Tabela21.H9" style:family="table-cell">
      <style:table-cell-properties fo:padding="0.049cm" fo:border="none"/>
    </style:style>
    <style:style style:name="Tabela21.H10" style:family="table-cell">
      <style:table-cell-properties fo:padding="0.049cm" fo:border="none"/>
    </style:style>
    <style:style style:name="Tabela21.11" style:family="table-row">
      <style:table-row-properties fo:background-color="#94cef7">
        <style:background-image/>
      </style:table-row-properties>
    </style:style>
    <style:style style:name="Tabela21.H11" style:family="table-cell">
      <style:table-cell-properties fo:padding="0.049cm" fo:border="none"/>
    </style:style>
    <style:style style:name="Tabela22" style:family="table">
      <style:table-properties style:width="18.8cm" table:align="left"/>
    </style:style>
    <style:style style:name="Tabela22.A" style:family="table-column">
      <style:table-column-properties style:column-width="18.8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18.701cm" table:align="left"/>
    </style:style>
    <style:style style:name="Tabela23.A" style:family="table-column">
      <style:table-column-properties style:column-width="2.484cm"/>
    </style:style>
    <style:style style:name="Tabela23.B" style:family="table-column">
      <style:table-column-properties style:column-width="5.853cm"/>
    </style:style>
    <style:style style:name="Tabela23.C" style:family="table-column">
      <style:table-column-properties style:column-width="1.921cm"/>
    </style:style>
    <style:style style:name="Tabela23.D" style:family="table-column">
      <style:table-column-properties style:column-width="0.997cm"/>
    </style:style>
    <style:style style:name="Tabela23.E" style:family="table-column">
      <style:table-column-properties style:column-width="1.171cm"/>
    </style:style>
    <style:style style:name="Tabela23.F" style:family="table-column">
      <style:table-column-properties style:column-width="0.824cm"/>
    </style:style>
    <style:style style:name="Tabela23.G" style:family="table-column">
      <style:table-column-properties style:column-width="5.173cm"/>
    </style:style>
    <style:style style:name="Tabela23.H" style:family="table-column">
      <style:table-column-properties style:column-width="0.279cm"/>
    </style:style>
    <style:style style:name="Tabela23.1" style:family="table-row">
      <style:table-row-properties fo:background-color="#f4d090">
        <style:background-image/>
      </style:table-row-properties>
    </style:style>
    <style:style style:name="Tabela23.A1" style:family="table-cell">
      <style:table-cell-properties style:vertical-align="middle" fo:padding="0.049cm" fo:border="none"/>
    </style:style>
    <style:style style:name="Tabela23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23.H2" style:family="table-cell">
      <style:table-cell-properties fo:padding="0.049cm" fo:border="none"/>
    </style:style>
    <style:style style:name="Tabela23.3" style:family="table-row">
      <style:table-row-properties fo:background-color="#c1e0f4">
        <style:background-image/>
      </style:table-row-properties>
    </style:style>
    <style:style style:name="Tabela23.H3" style:family="table-cell">
      <style:table-cell-properties fo:padding="0.049cm" fo:border="none"/>
    </style:style>
    <style:style style:name="Tabela23.4" style:family="table-row">
      <style:table-row-properties fo:background-color="#e3edf4">
        <style:background-image/>
      </style:table-row-properties>
    </style:style>
    <style:style style:name="Tabela23.H4" style:family="table-cell">
      <style:table-cell-properties fo:padding="0.049cm" fo:border="none"/>
    </style:style>
    <style:style style:name="Tabela23.H5" style:family="table-cell">
      <style:table-cell-properties fo:padding="0.049cm" fo:border="none"/>
    </style:style>
    <style:style style:name="Tabela23.H6" style:family="table-cell">
      <style:table-cell-properties fo:padding="0.049cm" fo:border="none"/>
    </style:style>
    <style:style style:name="Tabela23.H7" style:family="table-cell">
      <style:table-cell-properties fo:padding="0.049cm" fo:border="none"/>
    </style:style>
    <style:style style:name="Tabela23.H8" style:family="table-cell">
      <style:table-cell-properties fo:padding="0.049cm" fo:border="none"/>
    </style:style>
    <style:style style:name="Tabela23.9" style:family="table-row">
      <style:table-row-properties fo:background-color="#94cef7">
        <style:background-image/>
      </style:table-row-properties>
    </style:style>
    <style:style style:name="Tabela23.H9" style:family="table-cell">
      <style:table-cell-properties fo:padding="0.049cm" fo:border="none"/>
    </style:style>
    <style:style style:name="Tabela24" style:family="table">
      <style:table-properties style:width="18.8cm" table:align="left"/>
    </style:style>
    <style:style style:name="Tabela24.A" style:family="table-column">
      <style:table-column-properties style:column-width="18.8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18.701cm" table:align="left"/>
    </style:style>
    <style:style style:name="Tabela25.A" style:family="table-column">
      <style:table-column-properties style:column-width="2.471cm"/>
    </style:style>
    <style:style style:name="Tabela25.B" style:family="table-column">
      <style:table-column-properties style:column-width="5.807cm"/>
    </style:style>
    <style:style style:name="Tabela25.C" style:family="table-column">
      <style:table-column-properties style:column-width="1.921cm"/>
    </style:style>
    <style:style style:name="Tabela25.D" style:family="table-column">
      <style:table-column-properties style:column-width="0.998cm"/>
    </style:style>
    <style:style style:name="Tabela25.E" style:family="table-column">
      <style:table-column-properties style:column-width="1.173cm"/>
    </style:style>
    <style:style style:name="Tabela25.F" style:family="table-column">
      <style:table-column-properties style:column-width="0.826cm"/>
    </style:style>
    <style:style style:name="Tabela25.G" style:family="table-column">
      <style:table-column-properties style:column-width="5.186cm"/>
    </style:style>
    <style:style style:name="Tabela25.H" style:family="table-column">
      <style:table-column-properties style:column-width="0.041cm"/>
    </style:style>
    <style:style style:name="Tabela25.I" style:family="table-column">
      <style:table-column-properties style:column-width="0.279cm"/>
    </style:style>
    <style:style style:name="Tabela25.1" style:family="table-row">
      <style:table-row-properties fo:background-color="#f4d090">
        <style:background-image/>
      </style:table-row-properties>
    </style:style>
    <style:style style:name="Tabela25.A1" style:family="table-cell">
      <style:table-cell-properties style:vertical-align="middle" fo:padding="0.049cm" fo:border="none"/>
    </style:style>
    <style:style style:name="Tabela25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25.H2" style:family="table-cell">
      <style:table-cell-properties fo:padding="0.049cm" fo:border="none"/>
    </style:style>
    <style:style style:name="Tabela25.3" style:family="table-row">
      <style:table-row-properties fo:background-color="#c1e0f4">
        <style:background-image/>
      </style:table-row-properties>
    </style:style>
    <style:style style:name="Tabela25.H3" style:family="table-cell">
      <style:table-cell-properties fo:padding="0.049cm" fo:border="none"/>
    </style:style>
    <style:style style:name="Tabela25.4" style:family="table-row">
      <style:table-row-properties fo:background-color="#e3edf4">
        <style:background-image/>
      </style:table-row-properties>
    </style:style>
    <style:style style:name="Tabela25.H4" style:family="table-cell">
      <style:table-cell-properties fo:padding="0.049cm" fo:border="none"/>
    </style:style>
    <style:style style:name="Tabela25.H5" style:family="table-cell">
      <style:table-cell-properties fo:padding="0.049cm" fo:border="none"/>
    </style:style>
    <style:style style:name="Tabela25.H6" style:family="table-cell">
      <style:table-cell-properties fo:padding="0.049cm" fo:border="none"/>
    </style:style>
    <style:style style:name="Tabela25.H7" style:family="table-cell">
      <style:table-cell-properties fo:padding="0.049cm" fo:border="none"/>
    </style:style>
    <style:style style:name="Tabela25.8" style:family="table-row">
      <style:table-row-properties style:min-row-height="0.205cm" fo:background-color="#e3edf4">
        <style:background-image/>
      </style:table-row-properties>
    </style:style>
    <style:style style:name="Tabela25.I8" style:family="table-cell">
      <style:table-cell-properties fo:padding="0.049cm" fo:border="none"/>
    </style:style>
    <style:style style:name="Tabela25.9" style:family="table-row">
      <style:table-row-properties style:min-row-height="0.231cm"/>
    </style:style>
    <style:style style:name="Tabela25.I9" style:family="table-cell">
      <style:table-cell-properties fo:padding="0.049cm" fo:border="none"/>
    </style:style>
    <style:style style:name="Tabela25.H10" style:family="table-cell">
      <style:table-cell-properties fo:padding="0.049cm" fo:border="none"/>
    </style:style>
    <style:style style:name="Tabela25.11" style:family="table-row">
      <style:table-row-properties fo:background-color="#94cef7">
        <style:background-image/>
      </style:table-row-properties>
    </style:style>
    <style:style style:name="Tabela25.H11" style:family="table-cell">
      <style:table-cell-properties fo:padding="0.049cm" fo:border="none"/>
    </style:style>
    <style:style style:name="Tabela26" style:family="table">
      <style:table-properties style:width="18.8cm" table:align="left"/>
    </style:style>
    <style:style style:name="Tabela26.A" style:family="table-column">
      <style:table-column-properties style:column-width="18.8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18.701cm" table:align="left"/>
    </style:style>
    <style:style style:name="Tabela27.A" style:family="table-column">
      <style:table-column-properties style:column-width="2.454cm"/>
    </style:style>
    <style:style style:name="Tabela27.B" style:family="table-column">
      <style:table-column-properties style:column-width="6.022cm"/>
    </style:style>
    <style:style style:name="Tabela27.C" style:family="table-column">
      <style:table-column-properties style:column-width="1.91cm"/>
    </style:style>
    <style:style style:name="Tabela27.D" style:family="table-column">
      <style:table-column-properties style:column-width="0.981cm"/>
    </style:style>
    <style:style style:name="Tabela27.E" style:family="table-column">
      <style:table-column-properties style:column-width="1.157cm"/>
    </style:style>
    <style:style style:name="Tabela27.F" style:family="table-column">
      <style:table-column-properties style:column-width="0.806cm"/>
    </style:style>
    <style:style style:name="Tabela27.G" style:family="table-column">
      <style:table-column-properties style:column-width="5.052cm"/>
    </style:style>
    <style:style style:name="Tabela27.H" style:family="table-column">
      <style:table-column-properties style:column-width="0.041cm"/>
    </style:style>
    <style:style style:name="Tabela27.I" style:family="table-column">
      <style:table-column-properties style:column-width="0.279cm"/>
    </style:style>
    <style:style style:name="Tabela27.1" style:family="table-row">
      <style:table-row-properties fo:background-color="#f4d090">
        <style:background-image/>
      </style:table-row-properties>
    </style:style>
    <style:style style:name="Tabela27.A1" style:family="table-cell">
      <style:table-cell-properties style:vertical-align="middle" fo:padding="0.049cm" fo:border="none"/>
    </style:style>
    <style:style style:name="Tabela27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27.H2" style:family="table-cell">
      <style:table-cell-properties fo:padding="0.049cm" fo:border="none"/>
    </style:style>
    <style:style style:name="Tabela27.3" style:family="table-row">
      <style:table-row-properties fo:background-color="#c1e0f4">
        <style:background-image/>
      </style:table-row-properties>
    </style:style>
    <style:style style:name="Tabela27.H3" style:family="table-cell">
      <style:table-cell-properties fo:padding="0.049cm" fo:border="none"/>
    </style:style>
    <style:style style:name="Tabela27.4" style:family="table-row">
      <style:table-row-properties fo:background-color="#e3edf4">
        <style:background-image/>
      </style:table-row-properties>
    </style:style>
    <style:style style:name="Tabela27.H4" style:family="table-cell">
      <style:table-cell-properties fo:padding="0.049cm" fo:border="none"/>
    </style:style>
    <style:style style:name="Tabela27.H5" style:family="table-cell">
      <style:table-cell-properties fo:padding="0.049cm" fo:border="none"/>
    </style:style>
    <style:style style:name="Tabela27.H6" style:family="table-cell">
      <style:table-cell-properties fo:padding="0.049cm" fo:border="none"/>
    </style:style>
    <style:style style:name="Tabela27.H7" style:family="table-cell">
      <style:table-cell-properties fo:padding="0.049cm" fo:border="none"/>
    </style:style>
    <style:style style:name="Tabela27.H8" style:family="table-cell">
      <style:table-cell-properties fo:padding="0.049cm" fo:border="none"/>
    </style:style>
    <style:style style:name="Tabela27.H9" style:family="table-cell">
      <style:table-cell-properties fo:padding="0.049cm" fo:border="none"/>
    </style:style>
    <style:style style:name="Tabela27.10" style:family="table-row">
      <style:table-row-properties style:min-row-height="0.205cm" fo:background-color="#e3edf4">
        <style:background-image/>
      </style:table-row-properties>
    </style:style>
    <style:style style:name="Tabela27.I10" style:family="table-cell">
      <style:table-cell-properties fo:padding="0.049cm" fo:border="none"/>
    </style:style>
    <style:style style:name="Tabela27.11" style:family="table-row">
      <style:table-row-properties style:min-row-height="0.231cm"/>
    </style:style>
    <style:style style:name="Tabela27.I11" style:family="table-cell">
      <style:table-cell-properties fo:padding="0.049cm" fo:border="none"/>
    </style:style>
    <style:style style:name="Tabela27.H12" style:family="table-cell">
      <style:table-cell-properties fo:padding="0.049cm" fo:border="none"/>
    </style:style>
    <style:style style:name="Tabela27.13" style:family="table-row">
      <style:table-row-properties fo:background-color="#94cef7">
        <style:background-image/>
      </style:table-row-properties>
    </style:style>
    <style:style style:name="Tabela27.H13" style:family="table-cell">
      <style:table-cell-properties fo:padding="0.049cm" fo:border="none"/>
    </style:style>
    <style:style style:name="Tabela28" style:family="table">
      <style:table-properties style:width="18.8cm" table:align="left"/>
    </style:style>
    <style:style style:name="Tabela28.A" style:family="table-column">
      <style:table-column-properties style:column-width="18.8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18.701cm" table:align="left"/>
    </style:style>
    <style:style style:name="Tabela29.A" style:family="table-column">
      <style:table-column-properties style:column-width="2.431cm"/>
    </style:style>
    <style:style style:name="Tabela29.B" style:family="table-column">
      <style:table-column-properties style:column-width="5.526cm"/>
    </style:style>
    <style:style style:name="Tabela29.C" style:family="table-column">
      <style:table-column-properties style:column-width="1.879cm"/>
    </style:style>
    <style:style style:name="Tabela29.D" style:family="table-column">
      <style:table-column-properties style:column-width="1.087cm"/>
    </style:style>
    <style:style style:name="Tabela29.F" style:family="table-column">
      <style:table-column-properties style:column-width="0.905cm"/>
    </style:style>
    <style:style style:name="Tabela29.G" style:family="table-column">
      <style:table-column-properties style:column-width="5.509cm"/>
    </style:style>
    <style:style style:name="Tabela29.H" style:family="table-column">
      <style:table-column-properties style:column-width="0.279cm"/>
    </style:style>
    <style:style style:name="Tabela29.1" style:family="table-row">
      <style:table-row-properties fo:background-color="#f4d090">
        <style:background-image/>
      </style:table-row-properties>
    </style:style>
    <style:style style:name="Tabela29.A1" style:family="table-cell">
      <style:table-cell-properties style:vertical-align="middle" fo:padding="0.049cm" fo:border="none"/>
    </style:style>
    <style:style style:name="Tabela29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29.H2" style:family="table-cell">
      <style:table-cell-properties fo:padding="0.049cm" fo:border="none"/>
    </style:style>
    <style:style style:name="Tabela29.3" style:family="table-row">
      <style:table-row-properties fo:background-color="#c1e0f4">
        <style:background-image/>
      </style:table-row-properties>
    </style:style>
    <style:style style:name="Tabela29.H3" style:family="table-cell">
      <style:table-cell-properties fo:padding="0.049cm" fo:border="none"/>
    </style:style>
    <style:style style:name="Tabela29.4" style:family="table-row">
      <style:table-row-properties fo:background-color="#e3edf4">
        <style:background-image/>
      </style:table-row-properties>
    </style:style>
    <style:style style:name="Tabela29.H4" style:family="table-cell">
      <style:table-cell-properties fo:padding="0.049cm" fo:border="none"/>
    </style:style>
    <style:style style:name="Tabela29.H5" style:family="table-cell">
      <style:table-cell-properties fo:padding="0.049cm" fo:border="none"/>
    </style:style>
    <style:style style:name="Tabela29.H6" style:family="table-cell">
      <style:table-cell-properties fo:padding="0.049cm" fo:border="none"/>
    </style:style>
    <style:style style:name="Tabela29.H7" style:family="table-cell">
      <style:table-cell-properties fo:padding="0.049cm" fo:border="none"/>
    </style:style>
    <style:style style:name="Tabela29.H8" style:family="table-cell">
      <style:table-cell-properties fo:padding="0.049cm" fo:border="none"/>
    </style:style>
    <style:style style:name="Tabela29.H9" style:family="table-cell">
      <style:table-cell-properties fo:padding="0.049cm" fo:border="none"/>
    </style:style>
    <style:style style:name="Tabela29.H10" style:family="table-cell">
      <style:table-cell-properties fo:padding="0.049cm" fo:border="none"/>
    </style:style>
    <style:style style:name="Tabela29.H11" style:family="table-cell">
      <style:table-cell-properties fo:padding="0.049cm" fo:border="none"/>
    </style:style>
    <style:style style:name="Tabela29.H12" style:family="table-cell">
      <style:table-cell-properties fo:padding="0.049cm" fo:border="none"/>
    </style:style>
    <style:style style:name="Tabela29.H13" style:family="table-cell">
      <style:table-cell-properties fo:padding="0.049cm" fo:border="none"/>
    </style:style>
    <style:style style:name="Tabela29.H14" style:family="table-cell">
      <style:table-cell-properties fo:padding="0.049cm" fo:border="none"/>
    </style:style>
    <style:style style:name="Tabela29.15" style:family="table-row">
      <style:table-row-properties fo:background-color="#94cef7">
        <style:background-image/>
      </style:table-row-properties>
    </style:style>
    <style:style style:name="Tabela29.H15" style:family="table-cell">
      <style:table-cell-properties fo:padding="0.049cm" fo:border="none"/>
    </style:style>
    <style:style style:name="Tabela30" style:family="table">
      <style:table-properties style:width="14.679cm" table:align="left"/>
    </style:style>
    <style:style style:name="Tabela30.A" style:family="table-column">
      <style:table-column-properties style:column-width="14.679cm"/>
    </style:style>
    <style:style style:name="Tabela30.A1" style:family="table-cell">
      <style:table-cell-properties style:vertical-align="middle" fo:padding="0.049cm" fo:border="none"/>
    </style:style>
    <style:style style:name="Tabela31" style:family="table">
      <style:table-properties style:width="14.422cm" table:align="left"/>
    </style:style>
    <style:style style:name="Tabela31.A" style:family="table-column">
      <style:table-column-properties style:column-width="7.211cm"/>
    </style:style>
    <style:style style:name="Tabela31.B" style:family="table-column">
      <style:table-column-properties style:column-width="2.884cm"/>
    </style:style>
    <style:style style:name="Tabela31.C" style:family="table-column">
      <style:table-column-properties style:column-width="4.327cm"/>
    </style:style>
    <style:style style:name="Tabela31.1" style:family="table-row">
      <style:table-row-properties fo:background-color="#f4d090">
        <style:background-image/>
      </style:table-row-properties>
    </style:style>
    <style:style style:name="Tabela31.A1" style:family="table-cell">
      <style:table-cell-properties style:vertical-align="middle" fo:padding="0.049cm" fo:border="none"/>
    </style:style>
    <style:style style:name="Tabela31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31.3" style:family="table-row">
      <style:table-row-properties fo:background-color="#c1e0f4">
        <style:background-image/>
      </style:table-row-properties>
    </style:style>
    <style:style style:name="Tabela31.4" style:family="table-row">
      <style:table-row-properties fo:background-color="#e3edf4">
        <style:background-image/>
      </style:table-row-properties>
    </style:style>
    <style:style style:name="Tabela32" style:family="table">
      <style:table-properties style:width="18.8cm" table:align="left"/>
    </style:style>
    <style:style style:name="Tabela32.A" style:family="table-column">
      <style:table-column-properties style:column-width="18.8cm"/>
    </style:style>
    <style:style style:name="Tabela32.A1" style:family="table-cell">
      <style:table-cell-properties style:vertical-align="middle" fo:padding="0.049cm" fo:border="none"/>
    </style:style>
    <style:style style:name="Tabela33" style:family="table">
      <style:table-properties style:width="18.701cm" table:align="left"/>
    </style:style>
    <style:style style:name="Tabela33.A" style:family="table-column">
      <style:table-column-properties style:column-width="1.993cm"/>
    </style:style>
    <style:style style:name="Tabela33.B" style:family="table-column">
      <style:table-column-properties style:column-width="7.967cm"/>
    </style:style>
    <style:style style:name="Tabela33.C" style:family="table-column">
      <style:table-column-properties style:column-width="0.425cm"/>
    </style:style>
    <style:style style:name="Tabela33.D" style:family="table-column">
      <style:table-column-properties style:column-width="8.315cm"/>
    </style:style>
    <style:style style:name="Tabela33.1" style:family="table-row">
      <style:table-row-properties fo:background-color="#94cef7">
        <style:background-image/>
      </style:table-row-properties>
    </style:style>
    <style:style style:name="Tabela33.A1" style:family="table-cell">
      <style:table-cell-properties style:vertical-align="middle" fo:padding="0.049cm" fo:border="none"/>
    </style:style>
    <style:style style:name="Tabela33.2" style:family="table-row">
      <style:table-row-properties fo:background-color="#e3edf4">
        <style:background-image/>
      </style:table-row-properties>
    </style:style>
    <style:style style:name="Tabela33.3" style:family="table-row">
      <style:table-row-properties fo:background-color="#c1e0f4">
        <style:background-image/>
      </style:table-row-properties>
    </style:style>
    <style:style style:name="Tabela34" style:family="table">
      <style:table-properties style:width="18.8cm" table:align="left"/>
    </style:style>
    <style:style style:name="Tabela34.A" style:family="table-column">
      <style:table-column-properties style:column-width="18.8cm"/>
    </style:style>
    <style:style style:name="Tabela34.A1" style:family="table-cell">
      <style:table-cell-properties style:vertical-align="middle" fo:padding="0.049cm" fo:border="none"/>
    </style:style>
    <style:style style:name="Tabela35" style:family="table">
      <style:table-properties style:width="18.701cm" table:align="left"/>
    </style:style>
    <style:style style:name="Tabela35.A" style:family="table-column">
      <style:table-column-properties style:column-width="1.122cm"/>
    </style:style>
    <style:style style:name="Tabela35.B" style:family="table-column">
      <style:table-column-properties style:column-width="8.207cm"/>
    </style:style>
    <style:style style:name="Tabela35.C" style:family="table-column">
      <style:table-column-properties style:column-width="0.425cm"/>
    </style:style>
    <style:style style:name="Tabela35.D" style:family="table-column">
      <style:table-column-properties style:column-width="8.946cm"/>
    </style:style>
    <style:style style:name="Tabela35.1" style:family="table-row">
      <style:table-row-properties fo:background-color="#94cef7">
        <style:background-image/>
      </style:table-row-properties>
    </style:style>
    <style:style style:name="Tabela35.A1" style:family="table-cell">
      <style:table-cell-properties style:vertical-align="middle" fo:padding="0.049cm" fo:border="none"/>
    </style:style>
    <style:style style:name="Tabela35.2" style:family="table-row">
      <style:table-row-properties fo:background-color="#e3edf4">
        <style:background-image/>
      </style:table-row-properties>
    </style:style>
    <style:style style:name="Tabela35.3" style:family="table-row">
      <style:table-row-properties fo:background-color="#c1e0f4">
        <style:background-image/>
      </style:table-row-properties>
    </style:style>
    <style:style style:name="Tabela36" style:family="table">
      <style:table-properties style:width="18.898cm" table:align="center"/>
    </style:style>
    <style:style style:name="Tabela36.A" style:family="table-column">
      <style:table-column-properties style:column-width="18.898cm"/>
    </style:style>
    <style:style style:name="Tabela36.A1" style:family="table-cell">
      <style:table-cell-properties style:vertical-align="middle" fo:padding="0.049cm" fo:border="none"/>
    </style:style>
    <style:style style:name="Tabela37" style:family="table">
      <style:table-properties style:width="18.359cm" table:align="left"/>
    </style:style>
    <style:style style:name="Tabela37.A" style:family="table-column">
      <style:table-column-properties style:column-width="18.359cm"/>
    </style:style>
    <style:style style:name="Tabela37.1" style:family="table-row">
      <style:table-row-properties style:min-row-height="0.741cm"/>
    </style:style>
    <style:style style:name="Tabela37.A1" style:family="table-cell">
      <style:table-cell-properties style:vertical-align="middle" fo:padding="0.049cm" fo:border="none"/>
    </style:style>
    <style:style style:name="Tabela38" style:family="table">
      <style:table-properties style:width="18.26cm" style:rel-width="100%" table:align="left"/>
    </style:style>
    <style:style style:name="Tabela38.A" style:family="table-column">
      <style:table-column-properties style:column-width="4.456cm" style:rel-column-width="15991*"/>
    </style:style>
    <style:style style:name="Tabela38.B" style:family="table-column">
      <style:table-column-properties style:column-width="2.914cm" style:rel-column-width="10458*"/>
    </style:style>
    <style:style style:name="Tabela38.C" style:family="table-column">
      <style:table-column-properties style:column-width="1.628cm" style:rel-column-width="5843*"/>
    </style:style>
    <style:style style:name="Tabela38.D" style:family="table-column">
      <style:table-column-properties style:column-width="8.989cm" style:rel-column-width="32261*"/>
    </style:style>
    <style:style style:name="Tabela38.E" style:family="table-column">
      <style:table-column-properties style:column-width="0.273cm" style:rel-column-width="982*"/>
    </style:style>
    <style:style style:name="Tabela38.1" style:family="table-row">
      <style:table-row-properties fo:background-color="#f4d090">
        <style:background-image/>
      </style:table-row-properties>
    </style:style>
    <style:style style:name="Tabela38.A1" style:family="table-cell">
      <style:table-cell-properties style:vertical-align="middle" fo:padding="0.049cm" fo:border="none"/>
    </style:style>
    <style:style style:name="Tabela38.E1" style:family="table-cell">
      <style:table-cell-properties fo:padding="0.049cm" fo:border="none"/>
    </style:style>
    <style:style style:name="Tabela38.2" style:family="table-row">
      <style:table-row-properties fo:background-color="#94cef7">
        <style:background-image/>
      </style:table-row-properties>
    </style:style>
    <style:style style:name="Tabela38.E2" style:family="table-cell">
      <style:table-cell-properties fo:padding="0.049cm" fo:border="none"/>
    </style:style>
    <style:style style:name="Tabela38.3" style:family="table-row">
      <style:table-row-properties fo:background-color="#c1e0f4">
        <style:background-image/>
      </style:table-row-properties>
    </style:style>
    <style:style style:name="Tabela38.A3" style:family="table-cell">
      <style:table-cell-properties style:vertical-align="middle" fo:padding="0cm" fo:border="none"/>
    </style:style>
    <style:style style:name="Tabela38.E3" style:family="table-cell">
      <style:table-cell-properties fo:padding="0.049cm" fo:border="none"/>
    </style:style>
    <style:style style:name="Tabela38.A4" style:family="table-cell">
      <style:table-cell-properties fo:padding="0.049cm" fo:border="none"/>
    </style:style>
    <style:style style:name="Tabela38.C4" style:family="table-cell">
      <style:table-cell-properties fo:padding="0.049cm" fo:border="none"/>
    </style:style>
    <style:style style:name="Tabela38.E4" style:family="table-cell">
      <style:table-cell-properties fo:padding="0.049cm" fo:border="none"/>
    </style:style>
    <style:style style:name="Tabela38.A5" style:family="table-cell">
      <style:table-cell-properties fo:padding="0.049cm" fo:border="none"/>
    </style:style>
    <style:style style:name="Tabela38.C5" style:family="table-cell">
      <style:table-cell-properties fo:padding="0.049cm" fo:border="none"/>
    </style:style>
    <style:style style:name="Tabela38.A6" style:family="table-cell">
      <style:table-cell-properties fo:padding="0.049cm" fo:border="none"/>
    </style:style>
    <style:style style:name="Tabela38.A7" style:family="table-cell">
      <style:table-cell-properties fo:padding="0.049cm" fo:border="none"/>
    </style:style>
    <style:style style:name="Tabela38.C7" style:family="table-cell">
      <style:table-cell-properties fo:padding="0.049cm" fo:border="none"/>
    </style:style>
    <style:style style:name="Tabela39" style:family="table">
      <style:table-properties style:width="8.989cm" style:rel-width="100%" table:align="left"/>
    </style:style>
    <style:style style:name="Tabela39.A" style:family="table-column">
      <style:table-column-properties style:column-width="5.734cm" style:rel-column-width="41808*"/>
    </style:style>
    <style:style style:name="Tabela39.B" style:family="table-column">
      <style:table-column-properties style:column-width="3.254cm" style:rel-column-width="23727*"/>
    </style:style>
    <style:style style:name="Tabela39.1" style:family="table-row">
      <style:table-row-properties fo:background-color="#94cef7">
        <style:background-image/>
      </style:table-row-properties>
    </style:style>
    <style:style style:name="Tabela39.A1" style:family="table-cell">
      <style:table-cell-properties style:vertical-align="middle" fo:padding="0.049cm" fo:border="none"/>
    </style:style>
    <style:style style:name="Tabela39.2" style:family="table-row">
      <style:table-row-properties fo:background-color="#c1e0f4">
        <style:background-image/>
      </style:table-row-properties>
    </style:style>
    <style:style style:name="Tabela39.A2" style:family="table-cell">
      <style:table-cell-properties style:vertical-align="middle" fo:padding="0cm" fo:border="none"/>
    </style:style>
    <style:style style:name="Tabela39.3" style:family="table-row">
      <style:table-row-properties fo:background-color="#e3edf4">
        <style:background-image/>
      </style:table-row-properties>
    </style:style>
    <style:style style:name="Tabela40" style:family="table">
      <style:table-properties style:width="5.733cm" style:rel-width="100%" table:align="left"/>
    </style:style>
    <style:style style:name="Tabela40.A" style:family="table-column">
      <style:table-column-properties style:column-width="1.928cm" style:rel-column-width="22039*"/>
    </style:style>
    <style:style style:name="Tabela40.B" style:family="table-column">
      <style:table-column-properties style:column-width="1.75cm" style:rel-column-width="19996*"/>
    </style:style>
    <style:style style:name="Tabela40.C" style:family="table-column">
      <style:table-column-properties style:column-width="2.055cm" style:rel-column-width="23499*"/>
    </style:style>
    <style:style style:name="Tabela40.A1" style:family="table-cell">
      <style:table-cell-properties style:vertical-align="middle" fo:padding="0.049cm" fo:border="none"/>
    </style:style>
    <style:style style:name="Tabela41" style:family="table">
      <style:table-properties style:width="7.269cm" style:rel-width="100%" table:align="left"/>
    </style:style>
    <style:style style:name="Tabela41.A" style:family="table-column">
      <style:table-column-properties style:column-width="5.302cm" style:rel-column-width="47803*"/>
    </style:style>
    <style:style style:name="Tabela41.B" style:family="table-column">
      <style:table-column-properties style:column-width="1.967cm" style:rel-column-width="17732*"/>
    </style:style>
    <style:style style:name="Tabela41.1" style:family="table-row">
      <style:table-row-properties fo:background-color="#94cef7">
        <style:background-image/>
      </style:table-row-properties>
    </style:style>
    <style:style style:name="Tabela41.A1" style:family="table-cell">
      <style:table-cell-properties style:vertical-align="middle" fo:padding="0.049cm" fo:border="none"/>
    </style:style>
    <style:style style:name="Tabela41.2" style:family="table-row">
      <style:table-row-properties fo:background-color="#c1e0f4">
        <style:background-image/>
      </style:table-row-properties>
    </style:style>
    <style:style style:name="Tabela41.A2" style:family="table-cell">
      <style:table-cell-properties fo:padding="0cm" fo:border="none"/>
    </style:style>
    <style:style style:name="Tabela41.B2" style:family="table-cell">
      <style:table-cell-properties fo:padding="0cm" fo:border="none"/>
    </style:style>
    <style:style style:name="Tabela41.3" style:family="table-row">
      <style:table-row-properties fo:background-color="#e3edf4">
        <style:background-image/>
      </style:table-row-properties>
    </style:style>
    <style:style style:name="Tabela41.A3" style:family="table-cell">
      <style:table-cell-properties fo:padding="0cm" fo:border="none"/>
    </style:style>
    <style:style style:name="Tabela41.B3" style:family="table-cell">
      <style:table-cell-properties fo:padding="0cm" fo:border="none"/>
    </style:style>
    <style:style style:name="Tabela41.A4" style:family="table-cell">
      <style:table-cell-properties fo:padding="0cm" fo:border="none"/>
    </style:style>
    <style:style style:name="Tabela41.B4" style:family="table-cell">
      <style:table-cell-properties fo:padding="0cm" fo:border="none"/>
    </style:style>
    <style:style style:name="Tabela41.A5" style:family="table-cell">
      <style:table-cell-properties fo:padding="0cm" fo:border="none"/>
    </style:style>
    <style:style style:name="Tabela41.B5" style:family="table-cell">
      <style:table-cell-properties fo:padding="0cm" fo:border="none"/>
    </style:style>
    <style:style style:name="Tabela42" style:family="table">
      <style:table-properties style:width="10.518cm" style:rel-width="100%" table:align="left"/>
    </style:style>
    <style:style style:name="Tabela42.A" style:family="table-column">
      <style:table-column-properties style:column-width="2.441cm" style:rel-column-width="15210*"/>
    </style:style>
    <style:style style:name="Tabela42.B" style:family="table-column">
      <style:table-column-properties style:column-width="4.041cm" style:rel-column-width="25178*"/>
    </style:style>
    <style:style style:name="Tabela42.C" style:family="table-column">
      <style:table-column-properties style:column-width="1.039cm" style:rel-column-width="6473*"/>
    </style:style>
    <style:style style:name="Tabela42.D" style:family="table-column">
      <style:table-column-properties style:column-width="2.997cm" style:rel-column-width="18674*"/>
    </style:style>
    <style:style style:name="Tabela42.1" style:family="table-row">
      <style:table-row-properties fo:background-color="#94cef7">
        <style:background-image/>
      </style:table-row-properties>
    </style:style>
    <style:style style:name="Tabela42.A1" style:family="table-cell">
      <style:table-cell-properties style:vertical-align="middle" fo:padding="0.049cm" fo:border="none"/>
    </style:style>
    <style:style style:name="Tabela42.2" style:family="table-row">
      <style:table-row-properties fo:background-color="#c1e0f4">
        <style:background-image/>
      </style:table-row-properties>
    </style:style>
    <style:style style:name="Tabela42.A2" style:family="table-cell">
      <style:table-cell-properties style:vertical-align="middle" fo:padding="0cm" fo:border="none"/>
    </style:style>
    <style:style style:name="Tabela42.3" style:family="table-row">
      <style:table-row-properties fo:background-color="#e3edf4">
        <style:background-image/>
      </style:table-row-properties>
    </style:style>
    <style:style style:name="Tabela43" style:family="table">
      <style:table-properties style:width="7.269cm" style:rel-width="100%" table:align="left"/>
    </style:style>
    <style:style style:name="Tabela43.A" style:family="table-column">
      <style:table-column-properties style:column-width="3.635cm" style:rel-column-width="32767*"/>
    </style:style>
    <style:style style:name="Tabela43.1" style:family="table-row">
      <style:table-row-properties fo:background-color="#94cef7">
        <style:background-image/>
      </style:table-row-properties>
    </style:style>
    <style:style style:name="Tabela43.A1" style:family="table-cell">
      <style:table-cell-properties style:vertical-align="middle" fo:padding="0.049cm" fo:border="none"/>
    </style:style>
    <style:style style:name="Tabela43.2" style:family="table-row">
      <style:table-row-properties fo:background-color="#c1e0f4">
        <style:background-image/>
      </style:table-row-properties>
    </style:style>
    <style:style style:name="Tabela43.A2" style:family="table-cell">
      <style:table-cell-properties fo:padding="0cm" fo:border="none"/>
    </style:style>
    <style:style style:name="Tabela43.B2" style:family="table-cell">
      <style:table-cell-properties fo:padding="0cm" fo:border="none"/>
    </style:style>
    <style:style style:name="Tabela43.3" style:family="table-row">
      <style:table-row-properties fo:background-color="#e3edf4">
        <style:background-image/>
      </style:table-row-properties>
    </style:style>
    <style:style style:name="Tabela43.A3" style:family="table-cell">
      <style:table-cell-properties fo:padding="0cm" fo:border="none"/>
    </style:style>
    <style:style style:name="Tabela43.B3" style:family="table-cell">
      <style:table-cell-properties fo:padding="0cm" fo:border="none"/>
    </style:style>
    <style:style style:name="Tabela43.A4" style:family="table-cell">
      <style:table-cell-properties fo:padding="0cm" fo:border="none"/>
    </style:style>
    <style:style style:name="Tabela43.B4" style:family="table-cell">
      <style:table-cell-properties fo:padding="0cm" fo:border="none"/>
    </style:style>
    <style:style style:name="Tabela44" style:family="table">
      <style:table-properties style:width="10.793cm" style:rel-width="100%" table:align="left"/>
    </style:style>
    <style:style style:name="Tabela44.A" style:family="table-column">
      <style:table-column-properties style:column-width="4.228cm" style:rel-column-width="25672*"/>
    </style:style>
    <style:style style:name="Tabela44.B" style:family="table-column">
      <style:table-column-properties style:column-width="6.565cm" style:rel-column-width="39863*"/>
    </style:style>
    <style:style style:name="Tabela44.1" style:family="table-row">
      <style:table-row-properties fo:background-color="#94cef7">
        <style:background-image/>
      </style:table-row-properties>
    </style:style>
    <style:style style:name="Tabela44.A1" style:family="table-cell">
      <style:table-cell-properties style:vertical-align="middle" fo:padding="0.049cm" fo:border="none"/>
    </style:style>
    <style:style style:name="Tabela44.2" style:family="table-row">
      <style:table-row-properties fo:background-color="#c1e0f4">
        <style:background-image/>
      </style:table-row-properties>
    </style:style>
    <style:style style:name="Tabela44.A2" style:family="table-cell">
      <style:table-cell-properties style:vertical-align="middle" fo:padding="0cm" fo:border="none"/>
    </style:style>
    <style:style style:name="Tabela44.3" style:family="table-row">
      <style:table-row-properties fo:background-color="#e3edf4">
        <style:background-image/>
      </style:table-row-properties>
    </style:style>
    <style:style style:name="Tabela44.A5" style:family="table-cell">
      <style:table-cell-properties fo:padding="0cm" fo:border="none"/>
    </style:style>
    <style:style style:name="Tabela44.A6" style:family="table-cell">
      <style:table-cell-properties fo:padding="0cm" fo:border="none"/>
    </style:style>
    <style:style style:name="Tabela45" style:family="table">
      <style:table-properties style:width="18.161cm" style:rel-width="100%" table:align="left"/>
    </style:style>
    <style:style style:name="Tabela45.A" style:family="table-column">
      <style:table-column-properties style:column-width="18.161cm" style:rel-column-width="65535*"/>
    </style:style>
    <style:style style:name="Tabela45.1" style:family="table-row">
      <style:table-row-properties fo:background-color="#94cef7">
        <style:background-image/>
      </style:table-row-properties>
    </style:style>
    <style:style style:name="Tabela45.A1" style:family="table-cell">
      <style:table-cell-properties style:vertical-align="middle" fo:padding="0.049cm" fo:border="none"/>
    </style:style>
    <style:style style:name="Tabela45.2" style:family="table-row">
      <style:table-row-properties fo:background-color="#c1e0f4">
        <style:background-image/>
      </style:table-row-properties>
    </style:style>
    <style:style style:name="Tabela45.A2" style:family="table-cell">
      <style:table-cell-properties style:vertical-align="middle" fo:padding="0cm" fo:border="none"/>
    </style:style>
    <style:style style:name="Tabela46" style:family="table">
      <style:table-properties style:width="7.269cm" style:rel-width="100%" table:align="left"/>
    </style:style>
    <style:style style:name="Tabela46.A" style:family="table-column">
      <style:table-column-properties style:column-width="1.986cm" style:rel-column-width="17906*"/>
    </style:style>
    <style:style style:name="Tabela46.B" style:family="table-column">
      <style:table-column-properties style:column-width="5.283cm" style:rel-column-width="47629*"/>
    </style:style>
    <style:style style:name="Tabela46.1" style:family="table-row">
      <style:table-row-properties fo:background-color="#94cef7">
        <style:background-image/>
      </style:table-row-properties>
    </style:style>
    <style:style style:name="Tabela46.A1" style:family="table-cell">
      <style:table-cell-properties style:vertical-align="middle" fo:padding="0.049cm" fo:border="none"/>
    </style:style>
    <style:style style:name="Tabela46.2" style:family="table-row">
      <style:table-row-properties fo:background-color="#c1e0f4">
        <style:background-image/>
      </style:table-row-properties>
    </style:style>
    <style:style style:name="Tabela46.A2" style:family="table-cell">
      <style:table-cell-properties style:vertical-align="middle" fo:padding="0cm" fo:border="none"/>
    </style:style>
    <style:style style:name="Tabela47" style:family="table">
      <style:table-properties style:width="18.8cm" table:align="left"/>
    </style:style>
    <style:style style:name="Tabela47.A" style:family="table-column">
      <style:table-column-properties style:column-width="18.8cm"/>
    </style:style>
    <style:style style:name="Tabela47.A1" style:family="table-cell">
      <style:table-cell-properties style:vertical-align="middle" fo:padding="0.049cm" fo:border="none"/>
    </style:style>
    <style:style style:name="Tabela48" style:family="table">
      <style:table-properties style:width="18.701cm" table:align="left"/>
    </style:style>
    <style:style style:name="Tabela48.A" style:family="table-column">
      <style:table-column-properties style:column-width="2.335cm"/>
    </style:style>
    <style:style style:name="Tabela48.B" style:family="table-column">
      <style:table-column-properties style:column-width="5.576cm"/>
    </style:style>
    <style:style style:name="Tabela48.C" style:family="table-column">
      <style:table-column-properties style:column-width="1.93cm"/>
    </style:style>
    <style:style style:name="Tabela48.D" style:family="table-column">
      <style:table-column-properties style:column-width="1.18cm"/>
    </style:style>
    <style:style style:name="Tabela48.E" style:family="table-column">
      <style:table-column-properties style:column-width="0.96cm"/>
    </style:style>
    <style:style style:name="Tabela48.F" style:family="table-column">
      <style:table-column-properties style:column-width="0.961cm"/>
    </style:style>
    <style:style style:name="Tabela48.G" style:family="table-column">
      <style:table-column-properties style:column-width="5.48cm"/>
    </style:style>
    <style:style style:name="Tabela48.H" style:family="table-column">
      <style:table-column-properties style:column-width="0.279cm"/>
    </style:style>
    <style:style style:name="Tabela48.1" style:family="table-row">
      <style:table-row-properties fo:background-color="#f4d090">
        <style:background-image/>
      </style:table-row-properties>
    </style:style>
    <style:style style:name="Tabela48.A1" style:family="table-cell">
      <style:table-cell-properties style:vertical-align="middle" fo:padding="0.049cm" fo:border="none"/>
    </style:style>
    <style:style style:name="Tabela48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48.H2" style:family="table-cell">
      <style:table-cell-properties fo:padding="0.049cm" fo:border="none"/>
    </style:style>
    <style:style style:name="Tabela48.3" style:family="table-row">
      <style:table-row-properties fo:background-color="#c1e0f4">
        <style:background-image/>
      </style:table-row-properties>
    </style:style>
    <style:style style:name="Tabela48.H3" style:family="table-cell">
      <style:table-cell-properties fo:padding="0.049cm" fo:border="none"/>
    </style:style>
    <style:style style:name="Tabela48.4" style:family="table-row">
      <style:table-row-properties fo:background-color="#e3edf4">
        <style:background-image/>
      </style:table-row-properties>
    </style:style>
    <style:style style:name="Tabela48.H4" style:family="table-cell">
      <style:table-cell-properties fo:padding="0.049cm" fo:border="none"/>
    </style:style>
    <style:style style:name="Tabela48.H5" style:family="table-cell">
      <style:table-cell-properties fo:padding="0.049cm" fo:border="none"/>
    </style:style>
    <style:style style:name="Tabela48.H6" style:family="table-cell">
      <style:table-cell-properties fo:padding="0.049cm" fo:border="none"/>
    </style:style>
    <style:style style:name="Tabela48.7" style:family="table-row">
      <style:table-row-properties fo:background-color="#94cef7">
        <style:background-image/>
      </style:table-row-properties>
    </style:style>
    <style:style style:name="Tabela48.H7" style:family="table-cell">
      <style:table-cell-properties fo:padding="0.049cm" fo:border="none"/>
    </style:style>
    <style:style style:name="Tabela49" style:family="table">
      <style:table-properties style:width="18.8cm" table:align="left"/>
    </style:style>
    <style:style style:name="Tabela49.A" style:family="table-column">
      <style:table-column-properties style:column-width="18.8cm"/>
    </style:style>
    <style:style style:name="Tabela49.A1" style:family="table-cell">
      <style:table-cell-properties style:vertical-align="middle" fo:padding="0.049cm" fo:border="none"/>
    </style:style>
    <style:style style:name="Tabela50" style:family="table">
      <style:table-properties style:width="18.701cm" table:align="left"/>
    </style:style>
    <style:style style:name="Tabela50.A" style:family="table-column">
      <style:table-column-properties style:column-width="2.457cm"/>
    </style:style>
    <style:style style:name="Tabela50.B" style:family="table-column">
      <style:table-column-properties style:column-width="5.383cm"/>
    </style:style>
    <style:style style:name="Tabela50.C" style:family="table-column">
      <style:table-column-properties style:column-width="1.933cm"/>
    </style:style>
    <style:style style:name="Tabela50.D" style:family="table-column">
      <style:table-column-properties style:column-width="1.185cm"/>
    </style:style>
    <style:style style:name="Tabela50.E" style:family="table-column">
      <style:table-column-properties style:column-width="0.965cm"/>
    </style:style>
    <style:style style:name="Tabela50.F" style:family="table-column">
      <style:table-column-properties style:column-width="0.968cm"/>
    </style:style>
    <style:style style:name="Tabela50.G" style:family="table-column">
      <style:table-column-properties style:column-width="5.532cm"/>
    </style:style>
    <style:style style:name="Tabela50.H" style:family="table-column">
      <style:table-column-properties style:column-width="0.277cm"/>
    </style:style>
    <style:style style:name="Tabela50.1" style:family="table-row">
      <style:table-row-properties fo:background-color="#f4d090">
        <style:background-image/>
      </style:table-row-properties>
    </style:style>
    <style:style style:name="Tabela50.A1" style:family="table-cell">
      <style:table-cell-properties style:vertical-align="middle" fo:padding="0.049cm" fo:border="none"/>
    </style:style>
    <style:style style:name="Tabela50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50.H2" style:family="table-cell">
      <style:table-cell-properties fo:padding="0.049cm" fo:border="none"/>
    </style:style>
    <style:style style:name="Tabela50.3" style:family="table-row">
      <style:table-row-properties fo:background-color="#c1e0f4">
        <style:background-image/>
      </style:table-row-properties>
    </style:style>
    <style:style style:name="Tabela50.H3" style:family="table-cell">
      <style:table-cell-properties fo:padding="0.049cm" fo:border="none"/>
    </style:style>
    <style:style style:name="Tabela50.4" style:family="table-row">
      <style:table-row-properties fo:background-color="#e3edf4">
        <style:background-image/>
      </style:table-row-properties>
    </style:style>
    <style:style style:name="Tabela50.H4" style:family="table-cell">
      <style:table-cell-properties fo:padding="0.049cm" fo:border="none"/>
    </style:style>
    <style:style style:name="Tabela50.H5" style:family="table-cell">
      <style:table-cell-properties fo:padding="0.049cm" fo:border="none"/>
    </style:style>
    <style:style style:name="Tabela50.H6" style:family="table-cell">
      <style:table-cell-properties fo:padding="0.049cm" fo:border="none"/>
    </style:style>
    <style:style style:name="Tabela50.7" style:family="table-row">
      <style:table-row-properties fo:background-color="#94cef7">
        <style:background-image/>
      </style:table-row-properties>
    </style:style>
    <style:style style:name="Tabela50.H7" style:family="table-cell">
      <style:table-cell-properties fo:padding="0.049cm" fo:border="none"/>
    </style:style>
    <style:style style:name="Tabela51" style:family="table">
      <style:table-properties style:width="18.8cm" table:align="left"/>
    </style:style>
    <style:style style:name="Tabela51.A" style:family="table-column">
      <style:table-column-properties style:column-width="18.8cm"/>
    </style:style>
    <style:style style:name="Tabela51.A1" style:family="table-cell">
      <style:table-cell-properties style:vertical-align="middle" fo:padding="0.049cm" fo:border="none"/>
    </style:style>
    <style:style style:name="Tabela52" style:family="table">
      <style:table-properties style:width="18.701cm" table:align="left"/>
    </style:style>
    <style:style style:name="Tabela52.A" style:family="table-column">
      <style:table-column-properties style:column-width="2.447cm"/>
    </style:style>
    <style:style style:name="Tabela52.B" style:family="table-column">
      <style:table-column-properties style:column-width="5.454cm"/>
    </style:style>
    <style:style style:name="Tabela52.C" style:family="table-column">
      <style:table-column-properties style:column-width="1.93cm"/>
    </style:style>
    <style:style style:name="Tabela52.D" style:family="table-column">
      <style:table-column-properties style:column-width="1.18cm"/>
    </style:style>
    <style:style style:name="Tabela52.E" style:family="table-column">
      <style:table-column-properties style:column-width="0.96cm"/>
    </style:style>
    <style:style style:name="Tabela52.F" style:family="table-column">
      <style:table-column-properties style:column-width="0.963cm"/>
    </style:style>
    <style:style style:name="Tabela52.G" style:family="table-column">
      <style:table-column-properties style:column-width="5.489cm"/>
    </style:style>
    <style:style style:name="Tabela52.H" style:family="table-column">
      <style:table-column-properties style:column-width="0.279cm"/>
    </style:style>
    <style:style style:name="Tabela52.1" style:family="table-row">
      <style:table-row-properties fo:background-color="#f4d090">
        <style:background-image/>
      </style:table-row-properties>
    </style:style>
    <style:style style:name="Tabela52.A1" style:family="table-cell">
      <style:table-cell-properties style:vertical-align="middle" fo:padding="0.049cm" fo:border="none"/>
    </style:style>
    <style:style style:name="Tabela52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52.H2" style:family="table-cell">
      <style:table-cell-properties fo:padding="0.049cm" fo:border="none"/>
    </style:style>
    <style:style style:name="Tabela52.3" style:family="table-row">
      <style:table-row-properties fo:background-color="#c1e0f4">
        <style:background-image/>
      </style:table-row-properties>
    </style:style>
    <style:style style:name="Tabela52.H3" style:family="table-cell">
      <style:table-cell-properties fo:padding="0.049cm" fo:border="none"/>
    </style:style>
    <style:style style:name="Tabela52.4" style:family="table-row">
      <style:table-row-properties fo:background-color="#e3edf4">
        <style:background-image/>
      </style:table-row-properties>
    </style:style>
    <style:style style:name="Tabela52.H4" style:family="table-cell">
      <style:table-cell-properties fo:padding="0.049cm" fo:border="none"/>
    </style:style>
    <style:style style:name="Tabela52.H5" style:family="table-cell">
      <style:table-cell-properties fo:padding="0.049cm" fo:border="none"/>
    </style:style>
    <style:style style:name="Tabela52.H6" style:family="table-cell">
      <style:table-cell-properties fo:padding="0.049cm" fo:border="none"/>
    </style:style>
    <style:style style:name="Tabela52.7" style:family="table-row">
      <style:table-row-properties fo:background-color="#94cef7">
        <style:background-image/>
      </style:table-row-properties>
    </style:style>
    <style:style style:name="Tabela52.H7" style:family="table-cell">
      <style:table-cell-properties fo:padding="0.049cm" fo:border="none"/>
    </style:style>
    <style:style style:name="Tabela53" style:family="table">
      <style:table-properties style:width="18.8cm" table:align="left"/>
    </style:style>
    <style:style style:name="Tabela53.A" style:family="table-column">
      <style:table-column-properties style:column-width="18.8cm"/>
    </style:style>
    <style:style style:name="Tabela53.A1" style:family="table-cell">
      <style:table-cell-properties style:vertical-align="middle" fo:padding="0.049cm" fo:border="none"/>
    </style:style>
    <style:style style:name="Tabela54" style:family="table">
      <style:table-properties style:width="18.701cm" table:align="left"/>
    </style:style>
    <style:style style:name="Tabela54.A" style:family="table-column">
      <style:table-column-properties style:column-width="2.417cm"/>
    </style:style>
    <style:style style:name="Tabela54.B" style:family="table-column">
      <style:table-column-properties style:column-width="5.667cm"/>
    </style:style>
    <style:style style:name="Tabela54.C" style:family="table-column">
      <style:table-column-properties style:column-width="1.917cm"/>
    </style:style>
    <style:style style:name="Tabela54.D" style:family="table-column">
      <style:table-column-properties style:column-width="1.166cm"/>
    </style:style>
    <style:style style:name="Tabela54.E" style:family="table-column">
      <style:table-column-properties style:column-width="0.944cm"/>
    </style:style>
    <style:style style:name="Tabela54.F" style:family="table-column">
      <style:table-column-properties style:column-width="0.945cm"/>
    </style:style>
    <style:style style:name="Tabela54.G" style:family="table-column">
      <style:table-column-properties style:column-width="5.366cm"/>
    </style:style>
    <style:style style:name="Tabela54.H" style:family="table-column">
      <style:table-column-properties style:column-width="0.279cm"/>
    </style:style>
    <style:style style:name="Tabela54.1" style:family="table-row">
      <style:table-row-properties fo:background-color="#f4d090">
        <style:background-image/>
      </style:table-row-properties>
    </style:style>
    <style:style style:name="Tabela54.A1" style:family="table-cell">
      <style:table-cell-properties style:vertical-align="middle" fo:padding="0.049cm" fo:border="none"/>
    </style:style>
    <style:style style:name="Tabela54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54.H2" style:family="table-cell">
      <style:table-cell-properties fo:padding="0.049cm" fo:border="none"/>
    </style:style>
    <style:style style:name="Tabela54.3" style:family="table-row">
      <style:table-row-properties fo:background-color="#c1e0f4">
        <style:background-image/>
      </style:table-row-properties>
    </style:style>
    <style:style style:name="Tabela54.H3" style:family="table-cell">
      <style:table-cell-properties fo:padding="0.049cm" fo:border="none"/>
    </style:style>
    <style:style style:name="Tabela54.4" style:family="table-row">
      <style:table-row-properties fo:background-color="#e3edf4">
        <style:background-image/>
      </style:table-row-properties>
    </style:style>
    <style:style style:name="Tabela54.H4" style:family="table-cell">
      <style:table-cell-properties fo:padding="0.049cm" fo:border="none"/>
    </style:style>
    <style:style style:name="Tabela54.H5" style:family="table-cell">
      <style:table-cell-properties fo:padding="0.049cm" fo:border="none"/>
    </style:style>
    <style:style style:name="Tabela54.H6" style:family="table-cell">
      <style:table-cell-properties fo:padding="0.049cm" fo:border="none"/>
    </style:style>
    <style:style style:name="Tabela54.H7" style:family="table-cell">
      <style:table-cell-properties fo:padding="0.049cm" fo:border="none"/>
    </style:style>
    <style:style style:name="Tabela54.8" style:family="table-row">
      <style:table-row-properties fo:background-color="#94cef7">
        <style:background-image/>
      </style:table-row-properties>
    </style:style>
    <style:style style:name="Tabela54.H8" style:family="table-cell">
      <style:table-cell-properties fo:padding="0.049cm" fo:border="none"/>
    </style:style>
    <style:style style:name="Tabela55" style:family="table">
      <style:table-properties style:width="18.8cm" table:align="left"/>
    </style:style>
    <style:style style:name="Tabela55.A" style:family="table-column">
      <style:table-column-properties style:column-width="18.8cm"/>
    </style:style>
    <style:style style:name="Tabela55.A1" style:family="table-cell">
      <style:table-cell-properties style:vertical-align="middle" fo:padding="0.049cm" fo:border="none"/>
    </style:style>
    <style:style style:name="Tabela56" style:family="table">
      <style:table-properties style:width="18.701cm" table:align="left"/>
    </style:style>
    <style:style style:name="Tabela56.A" style:family="table-column">
      <style:table-column-properties style:column-width="2.422cm"/>
    </style:style>
    <style:style style:name="Tabela56.B" style:family="table-column">
      <style:table-column-properties style:column-width="5.468cm"/>
    </style:style>
    <style:style style:name="Tabela56.C" style:family="table-column">
      <style:table-column-properties style:column-width="1.88cm"/>
    </style:style>
    <style:style style:name="Tabela56.D" style:family="table-column">
      <style:table-column-properties style:column-width="1.092cm"/>
    </style:style>
    <style:style style:name="Tabela56.F" style:family="table-column">
      <style:table-column-properties style:column-width="0.912cm"/>
    </style:style>
    <style:style style:name="Tabela56.G" style:family="table-column">
      <style:table-column-properties style:column-width="5.558cm"/>
    </style:style>
    <style:style style:name="Tabela56.H" style:family="table-column">
      <style:table-column-properties style:column-width="0.277cm"/>
    </style:style>
    <style:style style:name="Tabela56.1" style:family="table-row">
      <style:table-row-properties fo:background-color="#f4d090">
        <style:background-image/>
      </style:table-row-properties>
    </style:style>
    <style:style style:name="Tabela56.A1" style:family="table-cell">
      <style:table-cell-properties style:vertical-align="middle" fo:padding="0.049cm" fo:border="none"/>
    </style:style>
    <style:style style:name="Tabela56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56.H2" style:family="table-cell">
      <style:table-cell-properties fo:padding="0.049cm" fo:border="none"/>
    </style:style>
    <style:style style:name="Tabela56.3" style:family="table-row">
      <style:table-row-properties fo:background-color="#c1e0f4">
        <style:background-image/>
      </style:table-row-properties>
    </style:style>
    <style:style style:name="Tabela56.H3" style:family="table-cell">
      <style:table-cell-properties fo:padding="0.049cm" fo:border="none"/>
    </style:style>
    <style:style style:name="Tabela56.4" style:family="table-row">
      <style:table-row-properties fo:background-color="#e3edf4">
        <style:background-image/>
      </style:table-row-properties>
    </style:style>
    <style:style style:name="Tabela56.H4" style:family="table-cell">
      <style:table-cell-properties fo:padding="0.049cm" fo:border="none"/>
    </style:style>
    <style:style style:name="Tabela56.H5" style:family="table-cell">
      <style:table-cell-properties fo:padding="0.049cm" fo:border="none"/>
    </style:style>
    <style:style style:name="Tabela56.H6" style:family="table-cell">
      <style:table-cell-properties fo:padding="0.049cm" fo:border="none"/>
    </style:style>
    <style:style style:name="Tabela56.H7" style:family="table-cell">
      <style:table-cell-properties fo:padding="0.049cm" fo:border="none"/>
    </style:style>
    <style:style style:name="Tabela56.8" style:family="table-row">
      <style:table-row-properties fo:background-color="#94cef7">
        <style:background-image/>
      </style:table-row-properties>
    </style:style>
    <style:style style:name="Tabela56.H8" style:family="table-cell">
      <style:table-cell-properties fo:padding="0.049cm" fo:border="none"/>
    </style:style>
    <style:style style:name="Tabela57" style:family="table">
      <style:table-properties style:width="18.8cm" table:align="left"/>
    </style:style>
    <style:style style:name="Tabela57.A" style:family="table-column">
      <style:table-column-properties style:column-width="18.8cm"/>
    </style:style>
    <style:style style:name="Tabela57.A1" style:family="table-cell">
      <style:table-cell-properties style:vertical-align="middle" fo:padding="0.049cm" fo:border="none"/>
    </style:style>
    <style:style style:name="Tabela58" style:family="table">
      <style:table-properties style:width="18.701cm" table:align="left"/>
    </style:style>
    <style:style style:name="Tabela58.A" style:family="table-column">
      <style:table-column-properties style:column-width="2.379cm"/>
    </style:style>
    <style:style style:name="Tabela58.B" style:family="table-column">
      <style:table-column-properties style:column-width="5.914cm"/>
    </style:style>
    <style:style style:name="Tabela58.C" style:family="table-column">
      <style:table-column-properties style:column-width="1.866cm"/>
    </style:style>
    <style:style style:name="Tabela58.D" style:family="table-column">
      <style:table-column-properties style:column-width="1.058cm"/>
    </style:style>
    <style:style style:name="Tabela58.F" style:family="table-column">
      <style:table-column-properties style:column-width="0.873cm"/>
    </style:style>
    <style:style style:name="Tabela58.G" style:family="table-column">
      <style:table-column-properties style:column-width="5.276cm"/>
    </style:style>
    <style:style style:name="Tabela58.H" style:family="table-column">
      <style:table-column-properties style:column-width="0.275cm"/>
    </style:style>
    <style:style style:name="Tabela58.1" style:family="table-row">
      <style:table-row-properties fo:background-color="#f4d090">
        <style:background-image/>
      </style:table-row-properties>
    </style:style>
    <style:style style:name="Tabela58.A1" style:family="table-cell">
      <style:table-cell-properties style:vertical-align="middle" fo:padding="0.049cm" fo:border="none"/>
    </style:style>
    <style:style style:name="Tabela58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58.H2" style:family="table-cell">
      <style:table-cell-properties fo:padding="0.049cm" fo:border="none"/>
    </style:style>
    <style:style style:name="Tabela58.3" style:family="table-row">
      <style:table-row-properties fo:background-color="#c1e0f4">
        <style:background-image/>
      </style:table-row-properties>
    </style:style>
    <style:style style:name="Tabela58.H3" style:family="table-cell">
      <style:table-cell-properties fo:padding="0.049cm" fo:border="none"/>
    </style:style>
    <style:style style:name="Tabela58.4" style:family="table-row">
      <style:table-row-properties fo:background-color="#e3edf4">
        <style:background-image/>
      </style:table-row-properties>
    </style:style>
    <style:style style:name="Tabela58.H4" style:family="table-cell">
      <style:table-cell-properties fo:padding="0.049cm" fo:border="none"/>
    </style:style>
    <style:style style:name="Tabela58.H5" style:family="table-cell">
      <style:table-cell-properties fo:padding="0.049cm" fo:border="none"/>
    </style:style>
    <style:style style:name="Tabela58.H6" style:family="table-cell">
      <style:table-cell-properties fo:padding="0.049cm" fo:border="none"/>
    </style:style>
    <style:style style:name="Tabela58.H7" style:family="table-cell">
      <style:table-cell-properties fo:padding="0.049cm" fo:border="none"/>
    </style:style>
    <style:style style:name="Tabela58.H8" style:family="table-cell">
      <style:table-cell-properties fo:padding="0.049cm" fo:border="none"/>
    </style:style>
    <style:style style:name="Tabela58.9" style:family="table-row">
      <style:table-row-properties fo:background-color="#94cef7">
        <style:background-image/>
      </style:table-row-properties>
    </style:style>
    <style:style style:name="Tabela58.H9" style:family="table-cell">
      <style:table-cell-properties fo:padding="0.049cm" fo:border="none"/>
    </style:style>
    <style:style style:name="Tabela59" style:family="table">
      <style:table-properties style:width="18.8cm" table:align="left"/>
    </style:style>
    <style:style style:name="Tabela59.A" style:family="table-column">
      <style:table-column-properties style:column-width="18.8cm"/>
    </style:style>
    <style:style style:name="Tabela59.A1" style:family="table-cell">
      <style:table-cell-properties style:vertical-align="middle" fo:padding="0.049cm" fo:border="none"/>
    </style:style>
    <style:style style:name="Tabela60" style:family="table">
      <style:table-properties style:width="18.701cm" table:align="left"/>
    </style:style>
    <style:style style:name="Tabela60.A" style:family="table-column">
      <style:table-column-properties style:column-width="2.485cm"/>
    </style:style>
    <style:style style:name="Tabela60.B" style:family="table-column">
      <style:table-column-properties style:column-width="5.817cm"/>
    </style:style>
    <style:style style:name="Tabela60.C" style:family="table-column">
      <style:table-column-properties style:column-width="1.919cm"/>
    </style:style>
    <style:style style:name="Tabela60.D" style:family="table-column">
      <style:table-column-properties style:column-width="1cm"/>
    </style:style>
    <style:style style:name="Tabela60.E" style:family="table-column">
      <style:table-column-properties style:column-width="1.173cm"/>
    </style:style>
    <style:style style:name="Tabela60.F" style:family="table-column">
      <style:table-column-properties style:column-width="0.827cm"/>
    </style:style>
    <style:style style:name="Tabela60.G" style:family="table-column">
      <style:table-column-properties style:column-width="5.2cm"/>
    </style:style>
    <style:style style:name="Tabela60.H" style:family="table-column">
      <style:table-column-properties style:column-width="0.279cm"/>
    </style:style>
    <style:style style:name="Tabela60.1" style:family="table-row">
      <style:table-row-properties fo:background-color="#f4d090">
        <style:background-image/>
      </style:table-row-properties>
    </style:style>
    <style:style style:name="Tabela60.A1" style:family="table-cell">
      <style:table-cell-properties style:vertical-align="middle" fo:padding="0.049cm" fo:border="none"/>
    </style:style>
    <style:style style:name="Tabela60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60.H2" style:family="table-cell">
      <style:table-cell-properties fo:padding="0.049cm" fo:border="none"/>
    </style:style>
    <style:style style:name="Tabela60.3" style:family="table-row">
      <style:table-row-properties fo:background-color="#c1e0f4">
        <style:background-image/>
      </style:table-row-properties>
    </style:style>
    <style:style style:name="Tabela60.H3" style:family="table-cell">
      <style:table-cell-properties fo:padding="0.049cm" fo:border="none"/>
    </style:style>
    <style:style style:name="Tabela60.4" style:family="table-row">
      <style:table-row-properties fo:background-color="#e3edf4">
        <style:background-image/>
      </style:table-row-properties>
    </style:style>
    <style:style style:name="Tabela60.H4" style:family="table-cell">
      <style:table-cell-properties fo:padding="0.049cm" fo:border="none"/>
    </style:style>
    <style:style style:name="Tabela60.H5" style:family="table-cell">
      <style:table-cell-properties fo:padding="0.049cm" fo:border="none"/>
    </style:style>
    <style:style style:name="Tabela60.H6" style:family="table-cell">
      <style:table-cell-properties fo:padding="0.049cm" fo:border="none"/>
    </style:style>
    <style:style style:name="Tabela60.H7" style:family="table-cell">
      <style:table-cell-properties fo:padding="0.049cm" fo:border="none"/>
    </style:style>
    <style:style style:name="Tabela60.H8" style:family="table-cell">
      <style:table-cell-properties fo:padding="0.049cm" fo:border="none"/>
    </style:style>
    <style:style style:name="Tabela60.9" style:family="table-row">
      <style:table-row-properties fo:background-color="#94cef7">
        <style:background-image/>
      </style:table-row-properties>
    </style:style>
    <style:style style:name="Tabela60.H9" style:family="table-cell">
      <style:table-cell-properties fo:padding="0.049cm" fo:border="none"/>
    </style:style>
    <style:style style:name="Tabela61" style:family="table">
      <style:table-properties style:width="18.8cm" table:align="left"/>
    </style:style>
    <style:style style:name="Tabela61.A" style:family="table-column">
      <style:table-column-properties style:column-width="18.8cm"/>
    </style:style>
    <style:style style:name="Tabela61.A1" style:family="table-cell">
      <style:table-cell-properties style:vertical-align="middle" fo:padding="0.049cm" fo:border="none"/>
    </style:style>
    <style:style style:name="Tabela62" style:family="table">
      <style:table-properties style:width="18.701cm" table:align="left"/>
    </style:style>
    <style:style style:name="Tabela62.A" style:family="table-column">
      <style:table-column-properties style:column-width="2.484cm"/>
    </style:style>
    <style:style style:name="Tabela62.B" style:family="table-column">
      <style:table-column-properties style:column-width="5.801cm"/>
    </style:style>
    <style:style style:name="Tabela62.C" style:family="table-column">
      <style:table-column-properties style:column-width="1.919cm"/>
    </style:style>
    <style:style style:name="Tabela62.D" style:family="table-column">
      <style:table-column-properties style:column-width="0.998cm"/>
    </style:style>
    <style:style style:name="Tabela62.E" style:family="table-column">
      <style:table-column-properties style:column-width="1.171cm"/>
    </style:style>
    <style:style style:name="Tabela62.F" style:family="table-column">
      <style:table-column-properties style:column-width="0.826cm"/>
    </style:style>
    <style:style style:name="Tabela62.G" style:family="table-column">
      <style:table-column-properties style:column-width="5.182cm"/>
    </style:style>
    <style:style style:name="Tabela62.H" style:family="table-column">
      <style:table-column-properties style:column-width="0.041cm"/>
    </style:style>
    <style:style style:name="Tabela62.I" style:family="table-column">
      <style:table-column-properties style:column-width="0.279cm"/>
    </style:style>
    <style:style style:name="Tabela62.1" style:family="table-row">
      <style:table-row-properties fo:background-color="#f4d090">
        <style:background-image/>
      </style:table-row-properties>
    </style:style>
    <style:style style:name="Tabela62.A1" style:family="table-cell">
      <style:table-cell-properties style:vertical-align="middle" fo:padding="0.049cm" fo:border="none"/>
    </style:style>
    <style:style style:name="Tabela62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62.H2" style:family="table-cell">
      <style:table-cell-properties fo:padding="0.049cm" fo:border="none"/>
    </style:style>
    <style:style style:name="Tabela62.3" style:family="table-row">
      <style:table-row-properties fo:background-color="#c1e0f4">
        <style:background-image/>
      </style:table-row-properties>
    </style:style>
    <style:style style:name="Tabela62.H3" style:family="table-cell">
      <style:table-cell-properties fo:padding="0.049cm" fo:border="none"/>
    </style:style>
    <style:style style:name="Tabela62.4" style:family="table-row">
      <style:table-row-properties fo:background-color="#e3edf4">
        <style:background-image/>
      </style:table-row-properties>
    </style:style>
    <style:style style:name="Tabela62.H4" style:family="table-cell">
      <style:table-cell-properties fo:padding="0.049cm" fo:border="none"/>
    </style:style>
    <style:style style:name="Tabela62.H5" style:family="table-cell">
      <style:table-cell-properties fo:padding="0.049cm" fo:border="none"/>
    </style:style>
    <style:style style:name="Tabela62.H6" style:family="table-cell">
      <style:table-cell-properties fo:padding="0.049cm" fo:border="none"/>
    </style:style>
    <style:style style:name="Tabela62.7" style:family="table-row">
      <style:table-row-properties style:min-row-height="0.231cm"/>
    </style:style>
    <style:style style:name="Tabela62.I7" style:family="table-cell">
      <style:table-cell-properties fo:padding="0.049cm" fo:border="none"/>
    </style:style>
    <style:style style:name="Tabela62.8" style:family="table-row">
      <style:table-row-properties style:min-row-height="0.205cm" fo:background-color="#e3edf4">
        <style:background-image/>
      </style:table-row-properties>
    </style:style>
    <style:style style:name="Tabela62.I8" style:family="table-cell">
      <style:table-cell-properties fo:padding="0.049cm" fo:border="none"/>
    </style:style>
    <style:style style:name="Tabela62.H9" style:family="table-cell">
      <style:table-cell-properties fo:padding="0.049cm" fo:border="none"/>
    </style:style>
    <style:style style:name="Tabela62.10" style:family="table-row">
      <style:table-row-properties fo:background-color="#94cef7">
        <style:background-image/>
      </style:table-row-properties>
    </style:style>
    <style:style style:name="Tabela62.H10" style:family="table-cell">
      <style:table-cell-properties fo:padding="0.049cm" fo:border="none"/>
    </style:style>
    <style:style style:name="Tabela63" style:family="table">
      <style:table-properties style:width="18.8cm" table:align="left"/>
    </style:style>
    <style:style style:name="Tabela63.A" style:family="table-column">
      <style:table-column-properties style:column-width="18.8cm"/>
    </style:style>
    <style:style style:name="Tabela63.A1" style:family="table-cell">
      <style:table-cell-properties style:vertical-align="middle" fo:padding="0.049cm" fo:border="none"/>
    </style:style>
    <style:style style:name="Tabela64" style:family="table">
      <style:table-properties style:width="18.701cm" table:align="left"/>
    </style:style>
    <style:style style:name="Tabela64.A" style:family="table-column">
      <style:table-column-properties style:column-width="2.471cm"/>
    </style:style>
    <style:style style:name="Tabela64.B" style:family="table-column">
      <style:table-column-properties style:column-width="5.807cm"/>
    </style:style>
    <style:style style:name="Tabela64.C" style:family="table-column">
      <style:table-column-properties style:column-width="1.921cm"/>
    </style:style>
    <style:style style:name="Tabela64.D" style:family="table-column">
      <style:table-column-properties style:column-width="0.998cm"/>
    </style:style>
    <style:style style:name="Tabela64.E" style:family="table-column">
      <style:table-column-properties style:column-width="1.173cm"/>
    </style:style>
    <style:style style:name="Tabela64.F" style:family="table-column">
      <style:table-column-properties style:column-width="0.826cm"/>
    </style:style>
    <style:style style:name="Tabela64.G" style:family="table-column">
      <style:table-column-properties style:column-width="5.186cm"/>
    </style:style>
    <style:style style:name="Tabela64.H" style:family="table-column">
      <style:table-column-properties style:column-width="0.041cm"/>
    </style:style>
    <style:style style:name="Tabela64.I" style:family="table-column">
      <style:table-column-properties style:column-width="0.279cm"/>
    </style:style>
    <style:style style:name="Tabela64.1" style:family="table-row">
      <style:table-row-properties fo:background-color="#f4d090">
        <style:background-image/>
      </style:table-row-properties>
    </style:style>
    <style:style style:name="Tabela64.A1" style:family="table-cell">
      <style:table-cell-properties style:vertical-align="middle" fo:padding="0.049cm" fo:border="none"/>
    </style:style>
    <style:style style:name="Tabela64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64.H2" style:family="table-cell">
      <style:table-cell-properties fo:padding="0.049cm" fo:border="none"/>
    </style:style>
    <style:style style:name="Tabela64.3" style:family="table-row">
      <style:table-row-properties fo:background-color="#c1e0f4">
        <style:background-image/>
      </style:table-row-properties>
    </style:style>
    <style:style style:name="Tabela64.H3" style:family="table-cell">
      <style:table-cell-properties fo:padding="0.049cm" fo:border="none"/>
    </style:style>
    <style:style style:name="Tabela64.4" style:family="table-row">
      <style:table-row-properties fo:background-color="#e3edf4">
        <style:background-image/>
      </style:table-row-properties>
    </style:style>
    <style:style style:name="Tabela64.H4" style:family="table-cell">
      <style:table-cell-properties fo:padding="0.049cm" fo:border="none"/>
    </style:style>
    <style:style style:name="Tabela64.H5" style:family="table-cell">
      <style:table-cell-properties fo:padding="0.049cm" fo:border="none"/>
    </style:style>
    <style:style style:name="Tabela64.H6" style:family="table-cell">
      <style:table-cell-properties fo:padding="0.049cm" fo:border="none"/>
    </style:style>
    <style:style style:name="Tabela64.7" style:family="table-row">
      <style:table-row-properties style:min-row-height="0.231cm"/>
    </style:style>
    <style:style style:name="Tabela64.I7" style:family="table-cell">
      <style:table-cell-properties fo:padding="0.049cm" fo:border="none"/>
    </style:style>
    <style:style style:name="Tabela64.8" style:family="table-row">
      <style:table-row-properties style:min-row-height="0.205cm" fo:background-color="#e3edf4">
        <style:background-image/>
      </style:table-row-properties>
    </style:style>
    <style:style style:name="Tabela64.I8" style:family="table-cell">
      <style:table-cell-properties fo:padding="0.049cm" fo:border="none"/>
    </style:style>
    <style:style style:name="Tabela64.H9" style:family="table-cell">
      <style:table-cell-properties fo:padding="0.049cm" fo:border="none"/>
    </style:style>
    <style:style style:name="Tabela64.10" style:family="table-row">
      <style:table-row-properties fo:background-color="#94cef7">
        <style:background-image/>
      </style:table-row-properties>
    </style:style>
    <style:style style:name="Tabela64.H10" style:family="table-cell">
      <style:table-cell-properties fo:padding="0.049cm" fo:border="none"/>
    </style:style>
    <style:style style:name="Tabela65" style:family="table">
      <style:table-properties style:width="18.8cm" table:align="left"/>
    </style:style>
    <style:style style:name="Tabela65.A" style:family="table-column">
      <style:table-column-properties style:column-width="18.8cm"/>
    </style:style>
    <style:style style:name="Tabela65.A1" style:family="table-cell">
      <style:table-cell-properties style:vertical-align="middle" fo:padding="0.049cm" fo:border="none"/>
    </style:style>
    <style:style style:name="Tabela66" style:family="table">
      <style:table-properties style:width="18.701cm" table:align="left"/>
    </style:style>
    <style:style style:name="Tabela66.A" style:family="table-column">
      <style:table-column-properties style:column-width="2.457cm"/>
    </style:style>
    <style:style style:name="Tabela66.B" style:family="table-column">
      <style:table-column-properties style:column-width="6.036cm"/>
    </style:style>
    <style:style style:name="Tabela66.C" style:family="table-column">
      <style:table-column-properties style:column-width="1.91cm"/>
    </style:style>
    <style:style style:name="Tabela66.D" style:family="table-column">
      <style:table-column-properties style:column-width="0.984cm"/>
    </style:style>
    <style:style style:name="Tabela66.E" style:family="table-column">
      <style:table-column-properties style:column-width="1.159cm"/>
    </style:style>
    <style:style style:name="Tabela66.F" style:family="table-column">
      <style:table-column-properties style:column-width="0.808cm"/>
    </style:style>
    <style:style style:name="Tabela66.G" style:family="table-column">
      <style:table-column-properties style:column-width="5.068cm"/>
    </style:style>
    <style:style style:name="Tabela66.H" style:family="table-column">
      <style:table-column-properties style:column-width="0.279cm"/>
    </style:style>
    <style:style style:name="Tabela66.1" style:family="table-row">
      <style:table-row-properties fo:background-color="#f4d090">
        <style:background-image/>
      </style:table-row-properties>
    </style:style>
    <style:style style:name="Tabela66.A1" style:family="table-cell">
      <style:table-cell-properties style:vertical-align="middle" fo:padding="0.049cm" fo:border="none"/>
    </style:style>
    <style:style style:name="Tabela66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66.H2" style:family="table-cell">
      <style:table-cell-properties fo:padding="0.049cm" fo:border="none"/>
    </style:style>
    <style:style style:name="Tabela66.3" style:family="table-row">
      <style:table-row-properties fo:background-color="#c1e0f4">
        <style:background-image/>
      </style:table-row-properties>
    </style:style>
    <style:style style:name="Tabela66.H3" style:family="table-cell">
      <style:table-cell-properties fo:padding="0.049cm" fo:border="none"/>
    </style:style>
    <style:style style:name="Tabela66.4" style:family="table-row">
      <style:table-row-properties fo:background-color="#e3edf4">
        <style:background-image/>
      </style:table-row-properties>
    </style:style>
    <style:style style:name="Tabela66.H4" style:family="table-cell">
      <style:table-cell-properties fo:padding="0.049cm" fo:border="none"/>
    </style:style>
    <style:style style:name="Tabela66.H5" style:family="table-cell">
      <style:table-cell-properties fo:padding="0.049cm" fo:border="none"/>
    </style:style>
    <style:style style:name="Tabela66.H6" style:family="table-cell">
      <style:table-cell-properties fo:padding="0.049cm" fo:border="none"/>
    </style:style>
    <style:style style:name="Tabela66.H7" style:family="table-cell">
      <style:table-cell-properties fo:padding="0.049cm" fo:border="none"/>
    </style:style>
    <style:style style:name="Tabela66.H8" style:family="table-cell">
      <style:table-cell-properties fo:padding="0.049cm" fo:border="none"/>
    </style:style>
    <style:style style:name="Tabela66.H9" style:family="table-cell">
      <style:table-cell-properties fo:padding="0.049cm" fo:border="none"/>
    </style:style>
    <style:style style:name="Tabela66.10" style:family="table-row">
      <style:table-row-properties fo:background-color="#94cef7">
        <style:background-image/>
      </style:table-row-properties>
    </style:style>
    <style:style style:name="Tabela66.H10" style:family="table-cell">
      <style:table-cell-properties fo:padding="0.049cm" fo:border="none"/>
    </style:style>
    <style:style style:name="Tabela67" style:family="table">
      <style:table-properties style:width="18.8cm" table:align="left"/>
    </style:style>
    <style:style style:name="Tabela67.A" style:family="table-column">
      <style:table-column-properties style:column-width="18.8cm"/>
    </style:style>
    <style:style style:name="Tabela67.A1" style:family="table-cell">
      <style:table-cell-properties style:vertical-align="middle" fo:padding="0.049cm" fo:border="none"/>
    </style:style>
    <style:style style:name="Tabela68" style:family="table">
      <style:table-properties style:width="18.701cm" table:align="left"/>
    </style:style>
    <style:style style:name="Tabela68.A" style:family="table-column">
      <style:table-column-properties style:column-width="2.431cm"/>
    </style:style>
    <style:style style:name="Tabela68.B" style:family="table-column">
      <style:table-column-properties style:column-width="5.526cm"/>
    </style:style>
    <style:style style:name="Tabela68.C" style:family="table-column">
      <style:table-column-properties style:column-width="1.879cm"/>
    </style:style>
    <style:style style:name="Tabela68.D" style:family="table-column">
      <style:table-column-properties style:column-width="1.087cm"/>
    </style:style>
    <style:style style:name="Tabela68.F" style:family="table-column">
      <style:table-column-properties style:column-width="0.905cm"/>
    </style:style>
    <style:style style:name="Tabela68.G" style:family="table-column">
      <style:table-column-properties style:column-width="5.509cm"/>
    </style:style>
    <style:style style:name="Tabela68.H" style:family="table-column">
      <style:table-column-properties style:column-width="0.279cm"/>
    </style:style>
    <style:style style:name="Tabela68.1" style:family="table-row">
      <style:table-row-properties fo:background-color="#f4d090">
        <style:background-image/>
      </style:table-row-properties>
    </style:style>
    <style:style style:name="Tabela68.A1" style:family="table-cell">
      <style:table-cell-properties style:vertical-align="middle" fo:padding="0.049cm" fo:border="none"/>
    </style:style>
    <style:style style:name="Tabela68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68.H2" style:family="table-cell">
      <style:table-cell-properties fo:padding="0.049cm" fo:border="none"/>
    </style:style>
    <style:style style:name="Tabela68.3" style:family="table-row">
      <style:table-row-properties fo:background-color="#c1e0f4">
        <style:background-image/>
      </style:table-row-properties>
    </style:style>
    <style:style style:name="Tabela68.H3" style:family="table-cell">
      <style:table-cell-properties fo:padding="0.049cm" fo:border="none"/>
    </style:style>
    <style:style style:name="Tabela68.4" style:family="table-row">
      <style:table-row-properties fo:background-color="#e3edf4">
        <style:background-image/>
      </style:table-row-properties>
    </style:style>
    <style:style style:name="Tabela68.H4" style:family="table-cell">
      <style:table-cell-properties fo:padding="0.049cm" fo:border="none"/>
    </style:style>
    <style:style style:name="Tabela68.H5" style:family="table-cell">
      <style:table-cell-properties fo:padding="0.049cm" fo:border="none"/>
    </style:style>
    <style:style style:name="Tabela68.H6" style:family="table-cell">
      <style:table-cell-properties fo:padding="0.049cm" fo:border="none"/>
    </style:style>
    <style:style style:name="Tabela68.H7" style:family="table-cell">
      <style:table-cell-properties fo:padding="0.049cm" fo:border="none"/>
    </style:style>
    <style:style style:name="Tabela68.H8" style:family="table-cell">
      <style:table-cell-properties fo:padding="0.049cm" fo:border="none"/>
    </style:style>
    <style:style style:name="Tabela68.H9" style:family="table-cell">
      <style:table-cell-properties fo:padding="0.049cm" fo:border="none"/>
    </style:style>
    <style:style style:name="Tabela68.H10" style:family="table-cell">
      <style:table-cell-properties fo:padding="0.049cm" fo:border="none"/>
    </style:style>
    <style:style style:name="Tabela68.H11" style:family="table-cell">
      <style:table-cell-properties fo:padding="0.049cm" fo:border="none"/>
    </style:style>
    <style:style style:name="Tabela68.H12" style:family="table-cell">
      <style:table-cell-properties fo:padding="0.049cm" fo:border="none"/>
    </style:style>
    <style:style style:name="Tabela68.H13" style:family="table-cell">
      <style:table-cell-properties fo:padding="0.049cm" fo:border="none"/>
    </style:style>
    <style:style style:name="Tabela68.H14" style:family="table-cell">
      <style:table-cell-properties fo:padding="0.049cm" fo:border="none"/>
    </style:style>
    <style:style style:name="Tabela68.15" style:family="table-row">
      <style:table-row-properties fo:background-color="#94cef7">
        <style:background-image/>
      </style:table-row-properties>
    </style:style>
    <style:style style:name="Tabela68.H15" style:family="table-cell">
      <style:table-cell-properties fo:padding="0.049cm" fo:border="none"/>
    </style:style>
    <style:style style:name="Tabela69" style:family="table">
      <style:table-properties style:width="14.679cm" table:align="left"/>
    </style:style>
    <style:style style:name="Tabela69.A" style:family="table-column">
      <style:table-column-properties style:column-width="14.679cm"/>
    </style:style>
    <style:style style:name="Tabela69.A1" style:family="table-cell">
      <style:table-cell-properties style:vertical-align="middle" fo:padding="0.049cm" fo:border="none"/>
    </style:style>
    <style:style style:name="Tabela70" style:family="table">
      <style:table-properties style:width="14.422cm" table:align="left"/>
    </style:style>
    <style:style style:name="Tabela70.A" style:family="table-column">
      <style:table-column-properties style:column-width="7.211cm"/>
    </style:style>
    <style:style style:name="Tabela70.B" style:family="table-column">
      <style:table-column-properties style:column-width="2.884cm"/>
    </style:style>
    <style:style style:name="Tabela70.C" style:family="table-column">
      <style:table-column-properties style:column-width="4.327cm"/>
    </style:style>
    <style:style style:name="Tabela70.1" style:family="table-row">
      <style:table-row-properties fo:background-color="#f4d090">
        <style:background-image/>
      </style:table-row-properties>
    </style:style>
    <style:style style:name="Tabela70.A1" style:family="table-cell">
      <style:table-cell-properties style:vertical-align="middle" fo:padding="0.049cm" fo:border="none"/>
    </style:style>
    <style:style style:name="Tabela70.A2" style:family="table-cell">
      <style:table-cell-properties style:vertical-align="middle" fo:background-color="#94cef7" fo:padding="0.049cm" fo:border="none">
        <style:background-image/>
      </style:table-cell-properties>
    </style:style>
    <style:style style:name="Tabela70.3" style:family="table-row">
      <style:table-row-properties fo:background-color="#c1e0f4">
        <style:background-image/>
      </style:table-row-properties>
    </style:style>
    <style:style style:name="Tabela70.4" style:family="table-row">
      <style:table-row-properties fo:background-color="#e3edf4">
        <style:background-image/>
      </style:table-row-properties>
    </style:style>
    <style:style style:name="Tabela71" style:family="table">
      <style:table-properties style:width="18.8cm" table:align="left"/>
    </style:style>
    <style:style style:name="Tabela71.A" style:family="table-column">
      <style:table-column-properties style:column-width="18.8cm"/>
    </style:style>
    <style:style style:name="Tabela71.A1" style:family="table-cell">
      <style:table-cell-properties style:vertical-align="middle" fo:padding="0.049cm" fo:border="none"/>
    </style:style>
    <style:style style:name="Tabela72" style:family="table">
      <style:table-properties style:width="18.701cm" table:align="left"/>
    </style:style>
    <style:style style:name="Tabela72.A" style:family="table-column">
      <style:table-column-properties style:column-width="1.993cm"/>
    </style:style>
    <style:style style:name="Tabela72.B" style:family="table-column">
      <style:table-column-properties style:column-width="7.967cm"/>
    </style:style>
    <style:style style:name="Tabela72.C" style:family="table-column">
      <style:table-column-properties style:column-width="0.425cm"/>
    </style:style>
    <style:style style:name="Tabela72.D" style:family="table-column">
      <style:table-column-properties style:column-width="8.315cm"/>
    </style:style>
    <style:style style:name="Tabela72.1" style:family="table-row">
      <style:table-row-properties fo:background-color="#94cef7">
        <style:background-image/>
      </style:table-row-properties>
    </style:style>
    <style:style style:name="Tabela72.A1" style:family="table-cell">
      <style:table-cell-properties style:vertical-align="middle" fo:padding="0.049cm" fo:border="none"/>
    </style:style>
    <style:style style:name="Tabela72.2" style:family="table-row">
      <style:table-row-properties fo:background-color="#e3edf4">
        <style:background-image/>
      </style:table-row-properties>
    </style:style>
    <style:style style:name="Tabela72.3" style:family="table-row">
      <style:table-row-properties fo:background-color="#c1e0f4">
        <style:background-image/>
      </style:table-row-properties>
    </style:style>
    <style:style style:name="Tabela73" style:family="table">
      <style:table-properties style:width="18.8cm" table:align="left"/>
    </style:style>
    <style:style style:name="Tabela73.A" style:family="table-column">
      <style:table-column-properties style:column-width="18.8cm"/>
    </style:style>
    <style:style style:name="Tabela73.A1" style:family="table-cell">
      <style:table-cell-properties style:vertical-align="middle" fo:padding="0.049cm" fo:border="none"/>
    </style:style>
    <style:style style:name="Tabela74" style:family="table">
      <style:table-properties style:width="18.701cm" table:align="left"/>
    </style:style>
    <style:style style:name="Tabela74.A" style:family="table-column">
      <style:table-column-properties style:column-width="1.122cm"/>
    </style:style>
    <style:style style:name="Tabela74.B" style:family="table-column">
      <style:table-column-properties style:column-width="8.207cm"/>
    </style:style>
    <style:style style:name="Tabela74.C" style:family="table-column">
      <style:table-column-properties style:column-width="0.425cm"/>
    </style:style>
    <style:style style:name="Tabela74.D" style:family="table-column">
      <style:table-column-properties style:column-width="8.946cm"/>
    </style:style>
    <style:style style:name="Tabela74.1" style:family="table-row">
      <style:table-row-properties fo:background-color="#94cef7">
        <style:background-image/>
      </style:table-row-properties>
    </style:style>
    <style:style style:name="Tabela74.A1" style:family="table-cell">
      <style:table-cell-properties style:vertical-align="middle" fo:padding="0.049cm" fo:border="none"/>
    </style:style>
    <style:style style:name="Tabela74.2" style:family="table-row">
      <style:table-row-properties fo:background-color="#e3edf4">
        <style:background-image/>
      </style:table-row-properties>
    </style:style>
    <style:style style:name="Tabela74.3" style:family="table-row">
      <style:table-row-properties fo:background-color="#c1e0f4">
        <style:background-image/>
      </style:table-row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paragraph-properties fo:text-align="center" style:justify-single-word="false"/>
      <style:text-properties fo:font-weight="bold"/>
    </style:style>
    <style:style style:name="P5" style:family="paragraph" style:parent-style-name="Table_20_Contents">
      <style:paragraph-properties fo:text-align="start" style:justify-single-word="false"/>
      <style:text-properties fo:font-weight="bold"/>
    </style:style>
    <style:style style:name="P6" style:family="paragraph" style:parent-style-name="Table_20_Contents">
      <style:paragraph-properties fo:text-align="end" style:justify-single-word="false"/>
      <style:text-properties fo:font-weight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80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able:table table:name="Tabela3" table:style-name="Tabela3">
                    <table:table-column table:style-name="Tabela3.A"/>
                    <table:table-column table:style-name="Tabela3.B"/>
                    <table:table-column table:style-name="Tabela3.C"/>
                    <table:table-column table:style-name="Tabela3.D"/>
                    <table:table-column table:style-name="Tabela3.E"/>
                    <table:table-row table:style-name="Tabela3.1">
                      <table:table-cell table:style-name="Tabela3.A1" table:number-columns-spanned="4" office:value-type="string">
                        <text:p text:style-name="P2">Curso de Graduação em Serviço Social</text:p>
                      </table:table-cell>
                      <table:covered-table-cell/>
                      <table:covered-table-cell/>
                      <table:covered-table-cell/>
                      <table:table-cell table:style-name="Tabela3.E1" office:value-type="string">
                        <text:p text:style-name="P7"/>
                      </table:table-cell>
                    </table:table-row>
                    <table:table-row table:style-name="Tabela3.2">
                      <table:table-cell table:style-name="Tabela3.A1" table:number-columns-spanned="4" office:value-type="string">
                        <text:p text:style-name="P4">Curriculo a ser cumprido pelos alunos de 2008/2 a 9999/9</text:p>
                      </table:table-cell>
                      <table:covered-table-cell/>
                      <table:covered-table-cell/>
                      <table:covered-table-cell/>
                      <table:table-cell table:style-name="Tabela3.E2" office:value-type="string">
                        <text:p text:style-name="P7"/>
                      </table:table-cell>
                    </table:table-row>
                    <table:table-row table:style-name="Tabela3.3">
                      <table:table-cell table:style-name="Tabela3.A3" office:value-type="string">
                        <text:p text:style-name="Table_20_Contents"><text:span text:style-name="Strong_20_Emphasis">Localização:</text:span></text:p>
                      </table:table-cell>
                      <table:table-cell table:style-name="Tabela3.A3" office:value-type="string">
                        <text:p text:style-name="Table_20_Contents">Escola de Serviço Social</text:p>
                      </table:table-cell>
                      <table:table-cell table:style-name="Tabela3.A3" office:value-type="string">
                        <text:p text:style-name="Table_20_Contents"><text:span text:style-name="Strong_20_Emphasis">Código:</text:span></text:p>
                      </table:table-cell>
                      <table:table-cell table:style-name="Tabela3.A3" office:value-type="string">
                        <text:p text:style-name="Table_20_Contents">3306010000</text:p>
                        <table:table table:name="Tabela4" table:style-name="Tabela4">
                          <table:table-column table:style-name="Tabela4.A"/>
                          <table:table-column table:style-name="Tabela4.B"/>
                          <table:table-row table:style-name="Tabela4.1">
                            <table:table-cell table:style-name="Tabela4.A1" table:number-columns-spanned="2" office:value-type="string">
                              <text:p text:style-name="P4">Durações</text:p>
                            </table:table-cell>
                            <table:covered-table-cell/>
                          </table:table-row>
                          <table:table-row table:style-name="Tabela4.2">
                            <table:table-cell table:style-name="Tabela4.A2" office:value-type="string">
                              <text:p text:style-name="P3">Prazo máximo de integralização na UFRJ:</text:p>
                            </table:table-cell>
                            <table:table-cell table:style-name="Tabela4.A2" office:value-type="string">
                              <text:p text:style-name="Table_20_Contents">12 segmento(s)</text:p>
                            </table:table-cell>
                          </table:table-row>
                          <table:table-row table:style-name="Tabela4.3">
                            <table:table-cell table:style-name="Tabela4.A2" office:value-type="string">
                              <text:p text:style-name="Table_20_Contents"><text:span text:style-name="Strong_20_Emphasis">Duração recomendada na UFRJ:</text:span></text:p>
                            </table:table-cell>
                            <table:table-cell table:style-name="Tabela4.A2" office:value-type="string">
                              <text:p text:style-name="Table_20_Contents">8 segmento(s)</text:p>
                            </table:table-cell>
                          </table:table-row>
                          <table:table-row table:style-name="Tabela4.2">
                            <table:table-cell table:style-name="Tabela4.A2" office:value-type="string">
                              <text:p text:style-name="Table_20_Contents"><text:span text:style-name="Strong_20_Emphasis">Número mínimo de horas (CNE)</text:span></text:p>
                            </table:table-cell>
                            <table:table-cell table:style-name="Tabela4.A2" office:value-type="string">
                              <text:p text:style-name="Table_20_Contents">3000</text:p>
                            </table:table-cell>
                          </table:table-row>
                          <table:table-row table:style-name="Tabela4.3">
                            <table:table-cell table:style-name="Tabela4.A2" office:value-type="string">
                              <text:p text:style-name="P3">Duração em anos (CNE):</text:p>
                              <table:table table:name="Tabela5" table:style-name="Tabela5">
                                <table:table-column table:style-name="Tabela5.A"/>
                                <table:table-column table:style-name="Tabela5.B"/>
                                <table:table-column table:style-name="Tabela5.C"/>
                                <table:table-row>
                                  <table:table-cell table:style-name="Tabela5.A1" office:value-type="string">
                                    <text:p text:style-name="Table_20_Contents">Mínima:4</text:p>
                                  </table:table-cell>
                                  <table:table-cell table:style-name="Tabela5.A1" office:value-type="string">
                                    <text:p text:style-name="Table_20_Contents">Média :0</text:p>
                                  </table:table-cell>
                                  <table:table-cell table:style-name="Tabela5.A1" office:value-type="string">
                                    <text:p text:style-name="Table_20_Contents">Máxima:0</text:p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table-cell table:style-name="Tabela4.A2" office:value-type="string">
                              <text:p text:style-name="P7"/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ela3.E3" office:value-type="string">
                        <text:p text:style-name="P7"/>
                      </table:table-cell>
                    </table:table-row>
                    <table:table-row>
                      <table:table-cell table:style-name="Tabela3.A4" table:number-columns-spanned="2" office:value-type="string">
                        <table:table table:name="Tabela6" table:style-name="Tabela6">
                          <table:table-column table:style-name="Tabela6.A"/>
                          <table:table-column table:style-name="Tabela6.B"/>
                          <table:table-row table:style-name="Tabela6.1">
                            <table:table-cell table:style-name="Tabela6.A1" table:number-columns-spanned="2" office:value-type="string">
                              <text:p text:style-name="P4">Estrutura</text:p>
                            </table:table-cell>
                            <table:covered-table-cell/>
                          </table:table-row>
                          <table:table-row table:style-name="Tabela6.2">
                            <table:table-cell table:style-name="Tabela6.A2" office:value-type="string">
                              <text:p text:style-name="P3">Trabalho de Conclusão:</text:p>
                            </table:table-cell>
                            <table:table-cell table:style-name="Tabela6.B2" office:value-type="string">
                              <text:p text:style-name="Table_20_Contents">Trabalho Final</text:p>
                            </table:table-cell>
                          </table:table-row>
                          <table:table-row table:style-name="Tabela6.3">
                            <table:table-cell table:style-name="Tabela6.A3" office:value-type="string">
                              <text:p text:style-name="Table_20_Contents"><text:span text:style-name="Strong_20_Emphasis">Desenvolvido em Parceria:</text:span></text:p>
                            </table:table-cell>
                            <table:table-cell table:style-name="Tabela6.B3" office:value-type="string">
                              <text:p text:style-name="Table_20_Contents">não</text:p>
                            </table:table-cell>
                          </table:table-row>
                          <table:table-row table:style-name="Tabela6.2">
                            <table:table-cell table:style-name="Tabela6.A4" office:value-type="string">
                              <text:p text:style-name="Table_20_Contents"><text:span text:style-name="Strong_20_Emphasis">Possui Banca Examinadora:</text:span></text:p>
                            </table:table-cell>
                            <table:table-cell table:style-name="Tabela6.B4" office:value-type="string">
                              <text:p text:style-name="Table_20_Contents">não</text:p>
                            </table:table-cell>
                          </table:table-row>
                          <table:table-row table:style-name="Tabela6.3">
                            <table:table-cell table:style-name="Tabela6.A5" office:value-type="string">
                              <text:p text:style-name="Table_20_Contents"><text:span text:style-name="Strong_20_Emphasis">Pago:</text:span></text:p>
                            </table:table-cell>
                            <table:table-cell table:style-name="Tabela6.B5" office:value-type="string">
                              <text:p text:style-name="Table_20_Contents">não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.C4" table:number-columns-spanned="2" office:value-type="string">
                        <table:table table:name="Tabela7" table:style-name="Tabela7">
                          <table:table-column table:style-name="Tabela7.A"/>
                          <table:table-column table:style-name="Tabela7.B"/>
                          <table:table-column table:style-name="Tabela7.C"/>
                          <table:table-column table:style-name="Tabela7.D"/>
                          <table:table-row table:style-name="Tabela7.1">
                            <table:table-cell table:style-name="Tabela7.A1" table:number-columns-spanned="4" office:value-type="string">
                              <text:p text:style-name="P4">Dados da coordenação</text:p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  <table:table-row table:style-name="Tabela7.2">
                            <table:table-cell table:style-name="Tabela7.A2" office:value-type="string">
                              <text:p text:style-name="Table_20_Contents"><text:span text:style-name="Strong_20_Emphasis">Responsável:</text:span></text:p>
                            </table:table-cell>
                            <table:table-cell table:style-name="Tabela7.A2" table:number-columns-spanned="3" office:value-type="string">
                              <text:p text:style-name="Table_20_Contents">TATIANA BRETTAS WAEHNELDT(Doutorado)</text:p>
                            </table:table-cell>
                            <table:covered-table-cell/>
                            <table:covered-table-cell/>
                          </table:table-row>
                          <table:table-row table:style-name="Tabela7.3">
                            <table:table-cell table:style-name="Tabela7.A2" office:value-type="string">
                              <text:p text:style-name="Table_20_Contents"><text:span text:style-name="Strong_20_Emphasis">Matrícula:</text:span></text:p>
                            </table:table-cell>
                            <table:table-cell table:style-name="Tabela7.A2" office:value-type="string">
                              <text:p text:style-name="Table_20_Contents">07544050793</text:p>
                            </table:table-cell>
                            <table:table-cell table:style-name="Tabela7.A1" office:value-type="string">
                              <text:p text:style-name="P8"><text:span text:style-name="Strong_20_Emphasis">C.H.:</text:span></text:p>
                            </table:table-cell>
                            <table:table-cell table:style-name="Tabela7.A2" office:value-type="string">
                              <text:p text:style-name="Table_20_Contents">DE</text:p>
                            </table:table-cell>
                          </table:table-row>
                          <table:table-row table:style-name="Tabela7.2">
                            <table:table-cell table:style-name="Tabela7.A2" office:value-type="string">
                              <text:p text:style-name="Table_20_Contents"><text:span text:style-name="Strong_20_Emphasis">Email:</text:span></text:p>
                            </table:table-cell>
                            <table:table-cell table:style-name="Tabela7.A2" office:value-type="string">
                              <text:p text:style-name="Table_20_Contents"><text:a xlink:type="simple" xlink:href="mailto:graduacao@ess.ufrj.br" text:style-name="Internet_20_link" text:visited-style-name="Visited_20_Internet_20_Link">graduacao@ess.ufrj.br</text:a></text:p>
                            </table:table-cell>
                            <table:table-cell table:style-name="Tabela7.A2" office:value-type="string">
                              <text:p text:style-name="P8"><text:span text:style-name="Strong_20_Emphasis">Site:</text:span></text:p>
                            </table:table-cell>
                            <table:table-cell table:style-name="Tabela7.A2" office:value-type="string">
                              <text:p text:style-name="Table_20_Contents"><text:a xlink:type="simple" xlink:href="http://www.ess.ufrj.br/" office:target-frame-name="_blank" xlink:show="new" text:style-name="Internet_20_link" text:visited-style-name="Visited_20_Internet_20_Link">www.ess.ufrj.br</text:a>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.E4" office:value-type="string">
                        <text:p text:style-name="P7"/>
                      </table:table-cell>
                    </table:table-row>
                    <table:table-row>
                      <table:table-cell table:style-name="Tabela3.A5" table:number-columns-spanned="2" office:value-type="string">
                        <table:table table:name="Tabela8" table:style-name="Tabela8">
                          <table:table-column table:style-name="Tabela8.A" table:number-columns-repeated="2"/>
                          <table:table-row table:style-name="Tabela8.1">
                            <table:table-cell table:style-name="Tabela8.A1" table:number-columns-spanned="2" office:value-type="string">
                              <text:p text:style-name="P4">Características</text:p>
                            </table:table-cell>
                            <table:covered-table-cell/>
                          </table:table-row>
                          <table:table-row table:style-name="Tabela8.2">
                            <table:table-cell table:style-name="Tabela8.A2" office:value-type="string">
                              <text:p text:style-name="P3">Modalidade:</text:p>
                            </table:table-cell>
                            <table:table-cell table:style-name="Tabela8.B2" office:value-type="string">
                              <text:p text:style-name="Table_20_Contents">Presencial</text:p>
                            </table:table-cell>
                          </table:table-row>
                          <table:table-row table:style-name="Tabela8.3">
                            <table:table-cell table:style-name="Tabela8.A3" office:value-type="string">
                              <text:p text:style-name="Table_20_Contents"><text:span text:style-name="Strong_20_Emphasis">Denominação Oficial:</text:span></text:p>
                            </table:table-cell>
                            <table:table-cell table:style-name="Tabela8.B3" office:value-type="string">
                              <text:p text:style-name="Table_20_Contents">Serviço Social</text:p>
                            </table:table-cell>
                          </table:table-row>
                          <table:table-row table:style-name="Tabela8.2">
                            <table:table-cell table:style-name="Tabela8.A4" office:value-type="string">
                              <text:p text:style-name="Table_20_Contents"><text:span text:style-name="Strong_20_Emphasis">Situação:</text:span></text:p>
                            </table:table-cell>
                            <table:table-cell table:style-name="Tabela8.B4" office:value-type="string">
                              <text:p text:style-name="Table_20_Contents">Ativo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.C5" table:number-columns-spanned="3" office:value-type="string">
                        <table:table table:name="Tabela9" table:style-name="Tabela9">
                          <table:table-column table:style-name="Tabela9.A"/>
                          <table:table-column table:style-name="Tabela9.B"/>
                          <table:table-row table:style-name="Tabela9.1">
                            <table:table-cell table:style-name="Tabela9.A1" table:number-columns-spanned="2" office:value-type="string">
                              <text:p text:style-name="P4">Informações complementares</text:p>
                            </table:table-cell>
                            <table:covered-table-cell/>
                          </table:table-row>
                          <table:table-row table:style-name="Tabela9.2">
                            <table:table-cell table:style-name="Tabela9.A2" office:value-type="string">
                              <text:p text:style-name="Table_20_Contents"><text:span text:style-name="Strong_20_Emphasis">Criação:</text:span></text:p>
                            </table:table-cell>
                            <table:table-cell table:style-name="Tabela9.A2" office:value-type="string">
                              <text:p text:style-name="Table_20_Contents">não informado</text:p>
                            </table:table-cell>
                          </table:table-row>
                          <table:table-row table:style-name="Tabela9.3">
                            <table:table-cell table:style-name="Tabela9.A2" office:value-type="string">
                              <text:p text:style-name="Table_20_Contents"><text:span text:style-name="Strong_20_Emphasis">Reconhecimento:</text:span></text:p>
                            </table:table-cell>
                            <table:table-cell table:style-name="Tabela9.A2" office:value-type="string">
                              <text:p text:style-name="Table_20_Contents">Portaria 133 de 01/03/2018 publicado no Diário Oficial da União em 02/03/2018</text:p>
                            </table:table-cell>
                          </table:table-row>
                          <table:table-row table:style-name="Tabela9.2">
                            <table:table-cell table:style-name="Tabela9.A2" office:value-type="string">
                              <text:p text:style-name="Table_20_Contents"><text:span text:style-name="Strong_20_Emphasis">Aprovação Curriculo:</text:span></text:p>
                            </table:table-cell>
                            <table:table-cell table:style-name="Tabela9.A2" office:value-type="string">
                              <text:p text:style-name="Table_20_Contents">Processo 013339/2008-43 de 16/07/2008 publicado no Boletim Interno da UFRJ em 16/07/2008</text:p>
                            </table:table-cell>
                          </table:table-row>
                          <table:table-row table:style-name="Tabela9.3">
                            <table:table-cell table:style-name="Tabela9.A5" office:value-type="string">
                              <text:p text:style-name="Table_20_Contents"><text:span text:style-name="Strong_20_Emphasis">Publico Alvo:</text:span></text:p>
                            </table:table-cell>
                            <table:table-cell table:style-name="Tabela9.A2" office:value-type="string">
                              <text:p text:style-name="Table_20_Contents">não informado</text:p>
                            </table:table-cell>
                          </table:table-row>
                          <table:table-row table:style-name="Tabela9.2">
                            <table:table-cell table:style-name="Tabela9.A6" office:value-type="string">
                              <text:p text:style-name="Table_20_Contents"><text:span text:style-name="Strong_20_Emphasis">Observações:</text:span></text:p>
                            </table:table-cell>
                            <table:table-cell table:style-name="Tabela9.A2" office:value-type="string">
                              <text:p text:style-name="P7"/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3.A6" table:number-columns-spanned="5" office:value-type="string">
                        <table:table table:name="Tabela10" table:style-name="Tabela10">
                          <table:table-column table:style-name="Tabela10.A"/>
                          <table:table-row table:style-name="Tabela10.1">
                            <table:table-cell table:style-name="Tabela10.A1" office:value-type="string">
                              <text:p text:style-name="P4">Endereço(s)</text:p>
                            </table:table-cell>
                          </table:table-row>
                          <table:table-row table:style-name="Tabela10.2">
                            <table:table-cell table:style-name="Tabela10.A2" office:value-type="string">
                              <text:p text:style-name="Table_20_Contents">Avenida Pasteur, 250 Campus Praia Vermelha<text:line-break/>Botafogo - Rio de Janeiro - RJ<text:line-break/>22290240<text:line-break/>Brasil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3.A7" table:number-columns-spanned="2" office:value-type="string">
                        <table:table table:name="Tabela11" table:style-name="Tabela11">
                          <table:table-column table:style-name="Tabela11.A"/>
                          <table:table-column table:style-name="Tabela11.B"/>
                          <table:table-row table:style-name="Tabela11.1">
                            <table:table-cell table:style-name="Tabela11.A1" table:number-columns-spanned="2" office:value-type="string">
                              <text:p text:style-name="P4">Telefone(s)</text:p>
                            </table:table-cell>
                            <table:covered-table-cell/>
                          </table:table-row>
                          <table:table-row table:style-name="Tabela11.2">
                            <table:table-cell table:style-name="Tabela11.A2" office:value-type="string">
                              <text:p text:style-name="Table_20_Contents">Comercial:</text:p>
                            </table:table-cell>
                            <table:table-cell table:style-name="Tabela11.A2" office:value-type="string">
                              <text:p text:style-name="Table_20_Contents">55 (21)38735380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.C7" table:number-columns-spanned="3" office:value-type="string">
                        <text:p text:style-name="P7"/>
                      </table:table-cell>
                      <table:covered-table-cell/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able:table table:name="Tabela12" table:style-name="Tabela12">
              <table:table-column table:style-name="Tabela12.A"/>
              <table:table-row>
                <table:table-cell table:style-name="Tabela12.A1" office:value-type="string">
                  <table:table table:name="Tabela13" table:style-name="Tabela13">
                    <table:table-column table:style-name="Tabela13.A"/>
                    <table:table-column table:style-name="Tabela13.B"/>
                    <table:table-column table:style-name="Tabela13.C"/>
                    <table:table-column table:style-name="Tabela13.D"/>
                    <table:table-column table:style-name="Tabela13.E"/>
                    <table:table-column table:style-name="Tabela13.F"/>
                    <table:table-column table:style-name="Tabela13.G"/>
                    <table:table-column table:style-name="Tabela13.H"/>
                    <table:table-row table:style-name="Tabela13.1">
                      <table:table-cell table:style-name="Tabela13.A1" table:number-columns-spanned="8" office:value-type="string">
                        <text:p text:style-name="P4">1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13.A2" office:value-type="string">
                        <text:p text:style-name="P4">Código</text:p>
                      </table:table-cell>
                      <table:table-cell table:style-name="Tabela13.A2" office:value-type="string">
                        <text:p text:style-name="P5">Nome</text:p>
                      </table:table-cell>
                      <table:table-cell table:style-name="Tabela13.A2" office:value-type="string">
                        <text:p text:style-name="P3">Créditos</text:p>
                      </table:table-cell>
                      <table:table-cell table:style-name="Tabela13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13.A2" office:value-type="string">
                        <text:p text:style-name="P3">Requisitos</text:p>
                      </table:table-cell>
                      <table:table-cell table:style-name="Tabela13.H2" office:value-type="string">
                        <text:p text:style-name="P7"/>
                      </table:table-cell>
                    </table:table-row>
                    <table:table-row table:style-name="Tabela13.3">
                      <table:table-cell table:style-name="Tabela13.A1" office:value-type="string">
                        <text:p text:style-name="P9"><text:a xlink:type="simple" xlink:href="javascript:Ementa('../disciplinas/36ED093D-92A4-F79B-633D-DD886C440BB7.html')" text:style-name="Internet_20_link" text:visited-style-name="Visited_20_Internet_20_Link"><text:span text:style-name="T1">SSF103</text:span></text:a></text:p>
                      </table:table-cell>
                      <table:table-cell table:style-name="Tabela13.A1" office:value-type="string">
                        <text:p text:style-name="P10">Teoria Sociologica e Ss</text:p>
                      </table:table-cell>
                      <table:table-cell table:style-name="Tabela13.A1" office:value-type="string">
                        <text:p text:style-name="P9">4.0</text:p>
                      </table:table-cell>
                      <table:table-cell table:style-name="Tabela13.A1" office:value-type="string">
                        <text:p text:style-name="P9">6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7"/>
                      </table:table-cell>
                      <table:table-cell table:style-name="Tabela13.H3" office:value-type="string">
                        <text:p text:style-name="P7"/>
                      </table:table-cell>
                    </table:table-row>
                    <table:table-row table:style-name="Tabela13.4">
                      <table:table-cell table:style-name="Tabela13.A1" office:value-type="string">
                        <text:p text:style-name="P9"><text:a xlink:type="simple" xlink:href="javascript:Ementa('../disciplinas/36F0B1EF-92A4-F79B-633D-DD88C242248B.html')" text:style-name="Internet_20_link" text:visited-style-name="Visited_20_Internet_20_Link"><text:span text:style-name="T1">SSF104</text:span></text:a></text:p>
                      </table:table-cell>
                      <table:table-cell table:style-name="Tabela13.A1" office:value-type="string">
                        <text:p text:style-name="P10">Introducao ao Servico Social</text:p>
                      </table:table-cell>
                      <table:table-cell table:style-name="Tabela13.A1" office:value-type="string">
                        <text:p text:style-name="P9">4.0</text:p>
                      </table:table-cell>
                      <table:table-cell table:style-name="Tabela13.A1" office:value-type="string">
                        <text:p text:style-name="P9">6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7"/>
                      </table:table-cell>
                      <table:table-cell table:style-name="Tabela13.H4" office:value-type="string">
                        <text:p text:style-name="P7"/>
                      </table:table-cell>
                    </table:table-row>
                    <table:table-row table:style-name="Tabela13.3">
                      <table:table-cell table:style-name="Tabela13.A1" office:value-type="string">
                        <text:p text:style-name="P9"><text:a xlink:type="simple" xlink:href="javascript:Ementa('../disciplinas/36F3AF94-92A4-F79B-633D-DD88F83D19E2.html')" text:style-name="Internet_20_link" text:visited-style-name="Visited_20_Internet_20_Link"><text:span text:style-name="T1">SSF114</text:span></text:a></text:p>
                      </table:table-cell>
                      <table:table-cell table:style-name="Tabela13.A1" office:value-type="string">
                        <text:p text:style-name="P10">Filosofia e Servico Social</text:p>
                      </table:table-cell>
                      <table:table-cell table:style-name="Tabela13.A1" office:value-type="string">
                        <text:p text:style-name="P9">4.0</text:p>
                      </table:table-cell>
                      <table:table-cell table:style-name="Tabela13.A1" office:value-type="string">
                        <text:p text:style-name="P9">6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7"/>
                      </table:table-cell>
                      <table:table-cell table:style-name="Tabela13.H5" office:value-type="string">
                        <text:p text:style-name="P7"/>
                      </table:table-cell>
                    </table:table-row>
                    <table:table-row table:style-name="Tabela13.4">
                      <table:table-cell table:style-name="Tabela13.A1" office:value-type="string">
                        <text:p text:style-name="P9"><text:a xlink:type="simple" xlink:href="javascript:Ementa('../disciplinas/36F5A1E6-92A4-F79B-633D-DD8800F8F195.html')" text:style-name="Internet_20_link" text:visited-style-name="Visited_20_Internet_20_Link"><text:span text:style-name="T1">SSM205</text:span></text:a></text:p>
                      </table:table-cell>
                      <table:table-cell table:style-name="Tabela13.A1" office:value-type="string">
                        <text:p text:style-name="P10">Introd Trab Cientifico no Ss</text:p>
                      </table:table-cell>
                      <table:table-cell table:style-name="Tabela13.A1" office:value-type="string">
                        <text:p text:style-name="P9">4.0</text:p>
                      </table:table-cell>
                      <table:table-cell table:style-name="Tabela13.A1" office:value-type="string">
                        <text:p text:style-name="P9">6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7"/>
                      </table:table-cell>
                      <table:table-cell table:style-name="Tabela13.H6" office:value-type="string">
                        <text:p text:style-name="P7"/>
                      </table:table-cell>
                    </table:table-row>
                    <table:table-row table:style-name="Tabela13.3">
                      <table:table-cell table:style-name="Tabela13.A1" office:value-type="string">
                        <text:p text:style-name="P9"><text:a xlink:type="simple" xlink:href="javascript:Ementa('../disciplinas/36F70F6E-92A4-F79B-633D-DD88E375B370.html')" text:style-name="Internet_20_link" text:visited-style-name="Visited_20_Internet_20_Link"><text:span text:style-name="T1">SSP302</text:span></text:a></text:p>
                      </table:table-cell>
                      <table:table-cell table:style-name="Tabela13.A1" office:value-type="string">
                        <text:p text:style-name="P10">Economia Politica e Ss</text:p>
                      </table:table-cell>
                      <table:table-cell table:style-name="Tabela13.A1" office:value-type="string">
                        <text:p text:style-name="P9">6.0</text:p>
                      </table:table-cell>
                      <table:table-cell table:style-name="Tabela13.A1" office:value-type="string">
                        <text:p text:style-name="P9">9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7"/>
                      </table:table-cell>
                      <table:table-cell table:style-name="Tabela13.H7" office:value-type="string">
                        <text:p text:style-name="P7"/>
                      </table:table-cell>
                    </table:table-row>
                    <table:table-row table:style-name="Tabela13.4">
                      <table:table-cell table:style-name="Tabela13.A1" office:value-type="string">
                        <text:p text:style-name="P9"><text:a xlink:type="simple" xlink:href="javascript:Ementa('../disciplinas/36F9A964-92A4-F79B-633D-DD886BF0CD4C.html')" text:style-name="Internet_20_link" text:visited-style-name="Visited_20_Internet_20_Link"><text:span text:style-name="T1">SSP305</text:span></text:a></text:p>
                      </table:table-cell>
                      <table:table-cell table:style-name="Tabela13.A1" office:value-type="string">
                        <text:p text:style-name="P10">Teoria Politica e Ss</text:p>
                      </table:table-cell>
                      <table:table-cell table:style-name="Tabela13.A1" office:value-type="string">
                        <text:p text:style-name="P9">4.0</text:p>
                      </table:table-cell>
                      <table:table-cell table:style-name="Tabela13.A1" office:value-type="string">
                        <text:p text:style-name="P9">6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9">0</text:p>
                      </table:table-cell>
                      <table:table-cell table:style-name="Tabela13.A1" office:value-type="string">
                        <text:p text:style-name="P7"/>
                      </table:table-cell>
                      <table:table-cell table:style-name="Tabela13.H8" office:value-type="string">
                        <text:p text:style-name="P7"/>
                      </table:table-cell>
                    </table:table-row>
                    <table:table-row table:style-name="Tabela13.9">
                      <table:table-cell table:style-name="Tabela13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13.A1" office:value-type="string">
                        <text:p text:style-name="P9">26.0</text:p>
                      </table:table-cell>
                      <table:table-cell table:style-name="Tabela13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13.H9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14" table:style-name="Tabela14">
              <table:table-column table:style-name="Tabela14.A"/>
              <table:table-row>
                <table:table-cell table:style-name="Tabela14.A1" office:value-type="string">
                  <table:table table:name="Tabela15" table:style-name="Tabela15">
                    <table:table-column table:style-name="Tabela15.A"/>
                    <table:table-column table:style-name="Tabela15.B"/>
                    <table:table-column table:style-name="Tabela15.C"/>
                    <table:table-column table:style-name="Tabela15.D"/>
                    <table:table-column table:style-name="Tabela15.E"/>
                    <table:table-column table:style-name="Tabela15.F"/>
                    <table:table-column table:style-name="Tabela15.G"/>
                    <table:table-column table:style-name="Tabela15.H"/>
                    <table:table-row table:style-name="Tabela15.1">
                      <table:table-cell table:style-name="Tabela15.A1" table:number-columns-spanned="8" office:value-type="string">
                        <text:p text:style-name="P4">2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15.A2" office:value-type="string">
                        <text:p text:style-name="P4">Código</text:p>
                      </table:table-cell>
                      <table:table-cell table:style-name="Tabela15.A2" office:value-type="string">
                        <text:p text:style-name="P5">Nome</text:p>
                      </table:table-cell>
                      <table:table-cell table:style-name="Tabela15.A2" office:value-type="string">
                        <text:p text:style-name="P3">Créditos</text:p>
                      </table:table-cell>
                      <table:table-cell table:style-name="Tabela15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15.A2" office:value-type="string">
                        <text:p text:style-name="P3">Requisitos</text:p>
                      </table:table-cell>
                      <table:table-cell table:style-name="Tabela15.H2" office:value-type="string">
                        <text:p text:style-name="P7"/>
                      </table:table-cell>
                    </table:table-row>
                    <table:table-row table:style-name="Tabela15.3">
                      <table:table-cell table:style-name="Tabela15.A1" office:value-type="string">
                        <text:p text:style-name="P9"><text:a xlink:type="simple" xlink:href="javascript:Ementa('../disciplinas/46413676-92A4-F79F-2482-448AC2C76688.html')" text:style-name="Internet_20_link" text:visited-style-name="Visited_20_Internet_20_Link"><text:span text:style-name="T1">IUF230</text:span></text:a></text:p>
                      </table:table-cell>
                      <table:table-cell table:style-name="Tabela15.A1" office:value-type="string">
                        <text:p text:style-name="P10">Direito e Legislacao Social</text:p>
                      </table:table-cell>
                      <table:table-cell table:style-name="Tabela15.A1" office:value-type="string">
                        <text:p text:style-name="P9">2.0</text:p>
                      </table:table-cell>
                      <table:table-cell table:style-name="Tabela15.A1" office:value-type="string">
                        <text:p text:style-name="P9">3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7"/>
                      </table:table-cell>
                      <table:table-cell table:style-name="Tabela15.H3" office:value-type="string">
                        <text:p text:style-name="P7"/>
                      </table:table-cell>
                    </table:table-row>
                    <table:table-row table:style-name="Tabela15.4">
                      <table:table-cell table:style-name="Tabela15.A1" office:value-type="string">
                        <text:p text:style-name="P9"><text:a xlink:type="simple" xlink:href="javascript:Ementa('../disciplinas/36FC1C29-92A4-F79B-633D-DD888A2FC5B9.html')" text:style-name="Internet_20_link" text:visited-style-name="Visited_20_Internet_20_Link"><text:span text:style-name="T1">SSF105</text:span></text:a></text:p>
                      </table:table-cell>
                      <table:table-cell table:style-name="Tabela15.A1" office:value-type="string">
                        <text:p text:style-name="P10">Servico Social I</text:p>
                      </table:table-cell>
                      <table:table-cell table:style-name="Tabela15.A1" office:value-type="string">
                        <text:p text:style-name="P9">4.0</text:p>
                      </table:table-cell>
                      <table:table-cell table:style-name="Tabela15.A1" office:value-type="string">
                        <text:p text:style-name="P9">6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7"/>
                      </table:table-cell>
                      <table:table-cell table:style-name="Tabela15.H4" office:value-type="string">
                        <text:p text:style-name="P7"/>
                      </table:table-cell>
                    </table:table-row>
                    <table:table-row table:style-name="Tabela15.3">
                      <table:table-cell table:style-name="Tabela15.A1" office:value-type="string">
                        <text:p text:style-name="P9"><text:a xlink:type="simple" xlink:href="javascript:Ementa('../disciplinas/36FB28C2-92A4-F79B-633D-DD887F006BCF.html')" text:style-name="Internet_20_link" text:visited-style-name="Visited_20_Internet_20_Link"><text:span text:style-name="T1">SSM201</text:span></text:a></text:p>
                      </table:table-cell>
                      <table:table-cell table:style-name="Tabela15.A1" office:value-type="string">
                        <text:p text:style-name="P10">Antropologia Social e Ss</text:p>
                      </table:table-cell>
                      <table:table-cell table:style-name="Tabela15.A1" office:value-type="string">
                        <text:p text:style-name="P9">4.0</text:p>
                      </table:table-cell>
                      <table:table-cell table:style-name="Tabela15.A1" office:value-type="string">
                        <text:p text:style-name="P9">6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7"/>
                      </table:table-cell>
                      <table:table-cell table:style-name="Tabela15.H5" office:value-type="string">
                        <text:p text:style-name="P7"/>
                      </table:table-cell>
                    </table:table-row>
                    <table:table-row table:style-name="Tabela15.4">
                      <table:table-cell table:style-name="Tabela15.A1" office:value-type="string">
                        <text:p text:style-name="P9"><text:a xlink:type="simple" xlink:href="javascript:Ementa('../disciplinas/36FD3681-92A4-F79B-633D-DD889D3CE01A.html')" text:style-name="Internet_20_link" text:visited-style-name="Visited_20_Internet_20_Link"><text:span text:style-name="T1">SSM202</text:span></text:a></text:p>
                      </table:table-cell>
                      <table:table-cell table:style-name="Tabela15.A1" office:value-type="string">
                        <text:p text:style-name="P10">Estado, Classes e Mov Sociais</text:p>
                      </table:table-cell>
                      <table:table-cell table:style-name="Tabela15.A1" office:value-type="string">
                        <text:p text:style-name="P9">4.0</text:p>
                      </table:table-cell>
                      <table:table-cell table:style-name="Tabela15.A1" office:value-type="string">
                        <text:p text:style-name="P9">6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7"/>
                      </table:table-cell>
                      <table:table-cell table:style-name="Tabela15.H6" office:value-type="string">
                        <text:p text:style-name="P7"/>
                      </table:table-cell>
                    </table:table-row>
                    <table:table-row table:style-name="Tabela15.3">
                      <table:table-cell table:style-name="Tabela15.A1" office:value-type="string">
                        <text:p text:style-name="P9"><text:a xlink:type="simple" xlink:href="javascript:Ementa('../disciplinas/36FFB4EA-92A4-F79B-633D-DD8884567451.html')" text:style-name="Internet_20_link" text:visited-style-name="Visited_20_Internet_20_Link"><text:span text:style-name="T1">SSM211</text:span></text:a></text:p>
                      </table:table-cell>
                      <table:table-cell table:style-name="Tabela15.A1" office:value-type="string">
                        <text:p text:style-name="P10">Trabalho e Questao Social</text:p>
                      </table:table-cell>
                      <table:table-cell table:style-name="Tabela15.A1" office:value-type="string">
                        <text:p text:style-name="P9">4.0</text:p>
                      </table:table-cell>
                      <table:table-cell table:style-name="Tabela15.A1" office:value-type="string">
                        <text:p text:style-name="P9">6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7"/>
                      </table:table-cell>
                      <table:table-cell table:style-name="Tabela15.H7" office:value-type="string">
                        <text:p text:style-name="P7"/>
                      </table:table-cell>
                    </table:table-row>
                    <table:table-row table:style-name="Tabela15.4">
                      <table:table-cell table:style-name="Tabela15.A1" office:value-type="string">
                        <text:p text:style-name="P9"><text:a xlink:type="simple" xlink:href="javascript:Ementa('../disciplinas/37018CB2-92A4-F79B-633D-DD8876D97CCA.html')" text:style-name="Internet_20_link" text:visited-style-name="Visited_20_Internet_20_Link"><text:span text:style-name="T1">SSP301</text:span></text:a></text:p>
                      </table:table-cell>
                      <table:table-cell table:style-name="Tabela15.A1" office:value-type="string">
                        <text:p text:style-name="P10">Econ do Brasil Contemp e Ss</text:p>
                      </table:table-cell>
                      <table:table-cell table:style-name="Tabela15.A1" office:value-type="string">
                        <text:p text:style-name="P9">6.0</text:p>
                      </table:table-cell>
                      <table:table-cell table:style-name="Tabela15.A1" office:value-type="string">
                        <text:p text:style-name="P9">9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9">0</text:p>
                      </table:table-cell>
                      <table:table-cell table:style-name="Tabela15.A1" office:value-type="string">
                        <text:p text:style-name="P7"/>
                      </table:table-cell>
                      <table:table-cell table:style-name="Tabela15.H8" office:value-type="string">
                        <text:p text:style-name="P7"/>
                      </table:table-cell>
                    </table:table-row>
                    <table:table-row table:style-name="Tabela15.9">
                      <table:table-cell table:style-name="Tabela15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15.A1" office:value-type="string">
                        <text:p text:style-name="P9">24.0</text:p>
                      </table:table-cell>
                      <table:table-cell table:style-name="Tabela15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15.H9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16" table:style-name="Tabela16">
              <table:table-column table:style-name="Tabela16.A"/>
              <table:table-row>
                <table:table-cell table:style-name="Tabela16.A1" office:value-type="string">
                  <table:table table:name="Tabela17" table:style-name="Tabela17">
                    <table:table-column table:style-name="Tabela17.A"/>
                    <table:table-column table:style-name="Tabela17.B"/>
                    <table:table-column table:style-name="Tabela17.C"/>
                    <table:table-column table:style-name="Tabela17.D"/>
                    <table:table-column table:style-name="Tabela17.E"/>
                    <table:table-column table:style-name="Tabela17.F"/>
                    <table:table-column table:style-name="Tabela17.G"/>
                    <table:table-column table:style-name="Tabela17.H"/>
                    <table:table-row table:style-name="Tabela17.1">
                      <table:table-cell table:style-name="Tabela17.A1" table:number-columns-spanned="8" office:value-type="string">
                        <text:p text:style-name="P4">3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17.A2" office:value-type="string">
                        <text:p text:style-name="P4">Código</text:p>
                      </table:table-cell>
                      <table:table-cell table:style-name="Tabela17.A2" office:value-type="string">
                        <text:p text:style-name="P5">Nome</text:p>
                      </table:table-cell>
                      <table:table-cell table:style-name="Tabela17.A2" office:value-type="string">
                        <text:p text:style-name="P3">Créditos</text:p>
                      </table:table-cell>
                      <table:table-cell table:style-name="Tabela17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17.A2" office:value-type="string">
                        <text:p text:style-name="P3">Requisitos</text:p>
                      </table:table-cell>
                      <table:table-cell table:style-name="Tabela17.H2" office:value-type="string">
                        <text:p text:style-name="P7"/>
                      </table:table-cell>
                    </table:table-row>
                    <table:table-row table:style-name="Tabela17.3">
                      <table:table-cell table:style-name="Tabela17.A1" office:value-type="string">
                        <text:p text:style-name="P9"><text:a xlink:type="simple" xlink:href="javascript:Ementa('../disciplinas/370A666F-92A4-F799-3D64-204249352AC4.html')" text:style-name="Internet_20_link" text:visited-style-name="Visited_20_Internet_20_Link"><text:span text:style-name="T1">SSF106</text:span></text:a></text:p>
                      </table:table-cell>
                      <table:table-cell table:style-name="Tabela17.A1" office:value-type="string">
                        <text:p text:style-name="P10">Servico Social II</text:p>
                      </table:table-cell>
                      <table:table-cell table:style-name="Tabela17.A1" office:value-type="string">
                        <text:p text:style-name="P9">4.0</text:p>
                      </table:table-cell>
                      <table:table-cell table:style-name="Tabela17.A1" office:value-type="string">
                        <text:p text:style-name="P9">6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10">SSF105 (P)</text:p>
                      </table:table-cell>
                      <table:table-cell table:style-name="Tabela17.H3" office:value-type="string">
                        <text:p text:style-name="P7"/>
                      </table:table-cell>
                    </table:table-row>
                    <table:table-row table:style-name="Tabela17.4">
                      <table:table-cell table:style-name="Tabela17.A1" office:value-type="string">
                        <text:p text:style-name="P9"><text:a xlink:type="simple" xlink:href="javascript:Ementa('../disciplinas/370C931D-92A4-F799-3D64-20420BD2D4CA.html')" text:style-name="Internet_20_link" text:visited-style-name="Visited_20_Internet_20_Link"><text:span text:style-name="T1">SSF113</text:span></text:a></text:p>
                      </table:table-cell>
                      <table:table-cell table:style-name="Tabela17.A1" office:value-type="string">
                        <text:p text:style-name="P10">a Questao Social no Brasil</text:p>
                      </table:table-cell>
                      <table:table-cell table:style-name="Tabela17.A1" office:value-type="string">
                        <text:p text:style-name="P9">4.0</text:p>
                      </table:table-cell>
                      <table:table-cell table:style-name="Tabela17.A1" office:value-type="string">
                        <text:p text:style-name="P9">6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7"/>
                      </table:table-cell>
                      <table:table-cell table:style-name="Tabela17.H4" office:value-type="string">
                        <text:p text:style-name="P7"/>
                      </table:table-cell>
                    </table:table-row>
                    <table:table-row table:style-name="Tabela17.3">
                      <table:table-cell table:style-name="Tabela17.A1" office:value-type="string">
                        <text:p text:style-name="P9"><text:a xlink:type="simple" xlink:href="javascript:Ementa('../disciplinas/370E0D0C-92A4-F799-3D64-204262E22A45.html')" text:style-name="Internet_20_link" text:visited-style-name="Visited_20_Internet_20_Link"><text:span text:style-name="T1">SSF115</text:span></text:a></text:p>
                      </table:table-cell>
                      <table:table-cell table:style-name="Tabela17.A1" office:value-type="string">
                        <text:p text:style-name="P10">Psicologia Social e Ss</text:p>
                      </table:table-cell>
                      <table:table-cell table:style-name="Tabela17.A1" office:value-type="string">
                        <text:p text:style-name="P9">4.0</text:p>
                      </table:table-cell>
                      <table:table-cell table:style-name="Tabela17.A1" office:value-type="string">
                        <text:p text:style-name="P9">6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7"/>
                      </table:table-cell>
                      <table:table-cell table:style-name="Tabela17.H5" office:value-type="string">
                        <text:p text:style-name="P7"/>
                      </table:table-cell>
                    </table:table-row>
                    <table:table-row table:style-name="Tabela17.4">
                      <table:table-cell table:style-name="Tabela17.A1" office:value-type="string">
                        <text:p text:style-name="P9"><text:a xlink:type="simple" xlink:href="javascript:Ementa('../disciplinas/370F5D60-92A4-F799-3D64-204247AD73FC.html')" text:style-name="Internet_20_link" text:visited-style-name="Visited_20_Internet_20_Link"><text:span text:style-name="T1">SSM209</text:span></text:a></text:p>
                      </table:table-cell>
                      <table:table-cell table:style-name="Tabela17.A1" office:value-type="string">
                        <text:p text:style-name="P10">Direitos Humanos no Brasil</text:p>
                      </table:table-cell>
                      <table:table-cell table:style-name="Tabela17.A1" office:value-type="string">
                        <text:p text:style-name="P9">4.0</text:p>
                      </table:table-cell>
                      <table:table-cell table:style-name="Tabela17.A1" office:value-type="string">
                        <text:p text:style-name="P9">6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7"/>
                      </table:table-cell>
                      <table:table-cell table:style-name="Tabela17.H6" office:value-type="string">
                        <text:p text:style-name="P7"/>
                      </table:table-cell>
                    </table:table-row>
                    <table:table-row table:style-name="Tabela17.3">
                      <table:table-cell table:style-name="Tabela17.A1" office:value-type="string">
                        <text:p text:style-name="P9"><text:a xlink:type="simple" xlink:href="javascript:Ementa('../disciplinas/37146BBD-92A4-F799-3D64-20420CD86FE8.html')" text:style-name="Internet_20_link" text:visited-style-name="Visited_20_Internet_20_Link"><text:span text:style-name="T1">SSP306</text:span></text:a></text:p>
                      </table:table-cell>
                      <table:table-cell table:style-name="Tabela17.A1" office:value-type="string">
                        <text:p text:style-name="P10">Politica Social e Ss I</text:p>
                      </table:table-cell>
                      <table:table-cell table:style-name="Tabela17.A1" office:value-type="string">
                        <text:p text:style-name="P9">4.0</text:p>
                      </table:table-cell>
                      <table:table-cell table:style-name="Tabela17.A1" office:value-type="string">
                        <text:p text:style-name="P9">6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9">0</text:p>
                      </table:table-cell>
                      <table:table-cell table:style-name="Tabela17.A1" office:value-type="string">
                        <text:p text:style-name="P7"/>
                      </table:table-cell>
                      <table:table-cell table:style-name="Tabela17.H7" office:value-type="string">
                        <text:p text:style-name="P7"/>
                      </table:table-cell>
                    </table:table-row>
                    <table:table-row table:style-name="Tabela17.8">
                      <table:table-cell table:style-name="Tabela17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17.A1" office:value-type="string">
                        <text:p text:style-name="P9">20.0</text:p>
                      </table:table-cell>
                      <table:table-cell table:style-name="Tabela17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17.H8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18" table:style-name="Tabela18">
              <table:table-column table:style-name="Tabela18.A"/>
              <table:table-row>
                <table:table-cell table:style-name="Tabela18.A1" office:value-type="string">
                  <table:table table:name="Tabela19" table:style-name="Tabela19">
                    <table:table-column table:style-name="Tabela19.A"/>
                    <table:table-column table:style-name="Tabela19.B"/>
                    <table:table-column table:style-name="Tabela19.C"/>
                    <table:table-column table:style-name="Tabela19.D" table:number-columns-repeated="2"/>
                    <table:table-column table:style-name="Tabela19.F"/>
                    <table:table-column table:style-name="Tabela19.G"/>
                    <table:table-column table:style-name="Tabela19.H"/>
                    <table:table-row table:style-name="Tabela19.1">
                      <table:table-cell table:style-name="Tabela19.A1" table:number-columns-spanned="8" office:value-type="string">
                        <text:p text:style-name="P4">4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19.A2" office:value-type="string">
                        <text:p text:style-name="P4">Código</text:p>
                      </table:table-cell>
                      <table:table-cell table:style-name="Tabela19.A2" office:value-type="string">
                        <text:p text:style-name="P5">Nome</text:p>
                      </table:table-cell>
                      <table:table-cell table:style-name="Tabela19.A2" office:value-type="string">
                        <text:p text:style-name="P3">Créditos</text:p>
                      </table:table-cell>
                      <table:table-cell table:style-name="Tabela19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19.A2" office:value-type="string">
                        <text:p text:style-name="P3">Requisitos</text:p>
                      </table:table-cell>
                      <table:table-cell table:style-name="Tabela19.H2" office:value-type="string">
                        <text:p text:style-name="P7"/>
                      </table:table-cell>
                    </table:table-row>
                    <table:table-row table:style-name="Tabela19.3">
                      <table:table-cell table:style-name="Tabela19.A1" office:value-type="string">
                        <text:p text:style-name="P9"><text:a xlink:type="simple" xlink:href="javascript:Ementa('../disciplinas/37161AE4-92A4-F799-3D64-2042CD311263.html')" text:style-name="Internet_20_link" text:visited-style-name="Visited_20_Internet_20_Link"><text:span text:style-name="T1">SSF107</text:span></text:a></text:p>
                      </table:table-cell>
                      <table:table-cell table:style-name="Tabela19.A1" office:value-type="string">
                        <text:p text:style-name="P10">Servico Social III</text:p>
                      </table:table-cell>
                      <table:table-cell table:style-name="Tabela19.A1" office:value-type="string">
                        <text:p text:style-name="P9">4.0</text:p>
                      </table:table-cell>
                      <table:table-cell table:style-name="Tabela19.A1" office:value-type="string">
                        <text:p text:style-name="P9">6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10">SSF106 (P)</text:p>
                      </table:table-cell>
                      <table:table-cell table:style-name="Tabela19.H3" office:value-type="string">
                        <text:p text:style-name="P7"/>
                      </table:table-cell>
                    </table:table-row>
                    <table:table-row table:style-name="Tabela19.4">
                      <table:table-cell table:style-name="Tabela19.A1" office:value-type="string">
                        <text:p text:style-name="P9"><text:a xlink:type="simple" xlink:href="javascript:Ementa('../disciplinas/37298C7D-92A4-F799-3D64-2042E7064D02.html')" text:style-name="Internet_20_link" text:visited-style-name="Visited_20_Internet_20_Link"><text:span text:style-name="T1">SSF111</text:span></text:a></text:p>
                      </table:table-cell>
                      <table:table-cell table:style-name="Tabela19.A1" office:value-type="string">
                        <text:p text:style-name="P10">Etica Profissional</text:p>
                      </table:table-cell>
                      <table:table-cell table:style-name="Tabela19.A1" office:value-type="string">
                        <text:p text:style-name="P9">4.0</text:p>
                      </table:table-cell>
                      <table:table-cell table:style-name="Tabela19.A1" office:value-type="string">
                        <text:p text:style-name="P9">6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7"/>
                      </table:table-cell>
                      <table:table-cell table:style-name="Tabela19.H4" office:value-type="string">
                        <text:p text:style-name="P7"/>
                      </table:table-cell>
                    </table:table-row>
                    <table:table-row table:style-name="Tabela19.3">
                      <table:table-cell table:style-name="Tabela19.A1" office:value-type="string">
                        <text:p text:style-name="P9"><text:a xlink:type="simple" xlink:href="javascript:Ementa('../disciplinas/371759AC-92A4-F799-3D64-2042A0D1242F.html')" text:style-name="Internet_20_link" text:visited-style-name="Visited_20_Internet_20_Link"><text:span text:style-name="T1">SSM207</text:span></text:a></text:p>
                      </table:table-cell>
                      <table:table-cell table:style-name="Tabela19.A1" office:value-type="string">
                        <text:p text:style-name="P10">Ident Culturais e Ss no Brasil</text:p>
                      </table:table-cell>
                      <table:table-cell table:style-name="Tabela19.A1" office:value-type="string">
                        <text:p text:style-name="P9">4.0</text:p>
                      </table:table-cell>
                      <table:table-cell table:style-name="Tabela19.A1" office:value-type="string">
                        <text:p text:style-name="P9">6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7"/>
                      </table:table-cell>
                      <table:table-cell table:style-name="Tabela19.H5" office:value-type="string">
                        <text:p text:style-name="P7"/>
                      </table:table-cell>
                    </table:table-row>
                    <table:table-row table:style-name="Tabela19.4">
                      <table:table-cell table:style-name="Tabela19.A1" office:value-type="string">
                        <text:p text:style-name="P9"><text:a xlink:type="simple" xlink:href="javascript:Ementa('../disciplinas/371C4D43-92A4-F799-3D64-204298B43954.html')" text:style-name="Internet_20_link" text:visited-style-name="Visited_20_Internet_20_Link"><text:span text:style-name="T1">SSP303</text:span></text:a></text:p>
                      </table:table-cell>
                      <table:table-cell table:style-name="Tabela19.A1" office:value-type="string">
                        <text:p text:style-name="P10">Administr e Orcamento em Ss</text:p>
                      </table:table-cell>
                      <table:table-cell table:style-name="Tabela19.A1" office:value-type="string">
                        <text:p text:style-name="P9">3.0</text:p>
                      </table:table-cell>
                      <table:table-cell table:style-name="Tabela19.A1" office:value-type="string">
                        <text:p text:style-name="P9">30</text:p>
                      </table:table-cell>
                      <table:table-cell table:style-name="Tabela19.A1" office:value-type="string">
                        <text:p text:style-name="P9">3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7"/>
                      </table:table-cell>
                      <table:table-cell table:style-name="Tabela19.H6" office:value-type="string">
                        <text:p text:style-name="P7"/>
                      </table:table-cell>
                    </table:table-row>
                    <table:table-row table:style-name="Tabela19.3">
                      <table:table-cell table:style-name="Tabela19.A1" office:value-type="string">
                        <text:p text:style-name="P9"><text:a xlink:type="simple" xlink:href="javascript:Ementa('../disciplinas/1B7EF703-92A4-F79A-68F6-709DEFEFA4BA.html')" text:style-name="Internet_20_link" text:visited-style-name="Visited_20_Internet_20_Link"><text:span text:style-name="T1">SSP358</text:span></text:a></text:p>
                      </table:table-cell>
                      <table:table-cell table:style-name="Tabela19.A1" office:value-type="string">
                        <text:p text:style-name="P10">Politica Social e Ss II</text:p>
                      </table:table-cell>
                      <table:table-cell table:style-name="Tabela19.A1" office:value-type="string">
                        <text:p text:style-name="P9">4.0</text:p>
                      </table:table-cell>
                      <table:table-cell table:style-name="Tabela19.A1" office:value-type="string">
                        <text:p text:style-name="P9">6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10">SSP306 (P)</text:p>
                      </table:table-cell>
                      <table:table-cell table:style-name="Tabela19.H7" office:value-type="string">
                        <text:p text:style-name="P7"/>
                      </table:table-cell>
                    </table:table-row>
                    <table:table-row table:style-name="Tabela19.4">
                      <table:table-cell table:style-name="Tabela19.A1" office:value-type="string">
                        <text:p text:style-name="P9"><text:a xlink:type="simple" xlink:href="javascript:Ementa('../disciplinas/372B3AB6-92A4-F799-3D64-20424E618567.html')" text:style-name="Internet_20_link" text:visited-style-name="Visited_20_Internet_20_Link"><text:span text:style-name="T1">SSW406</text:span></text:a></text:p>
                      </table:table-cell>
                      <table:table-cell table:style-name="Tabela19.A1" office:value-type="string">
                        <text:p text:style-name="P10">Pratica Profissional</text:p>
                      </table:table-cell>
                      <table:table-cell table:style-name="Tabela19.A1" office:value-type="string">
                        <text:p text:style-name="P9">3.0</text:p>
                      </table:table-cell>
                      <table:table-cell table:style-name="Tabela19.A1" office:value-type="string">
                        <text:p text:style-name="P9">30</text:p>
                      </table:table-cell>
                      <table:table-cell table:style-name="Tabela19.A1" office:value-type="string">
                        <text:p text:style-name="P9">30</text:p>
                      </table:table-cell>
                      <table:table-cell table:style-name="Tabela19.A1" office:value-type="string">
                        <text:p text:style-name="P9">0</text:p>
                      </table:table-cell>
                      <table:table-cell table:style-name="Tabela19.A1" office:value-type="string">
                        <text:p text:style-name="P7"/>
                      </table:table-cell>
                      <table:table-cell table:style-name="Tabela19.H8" office:value-type="string">
                        <text:p text:style-name="P7"/>
                      </table:table-cell>
                    </table:table-row>
                    <table:table-row table:style-name="Tabela19.9">
                      <table:table-cell table:style-name="Tabela19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19.A1" office:value-type="string">
                        <text:p text:style-name="P9">22.0</text:p>
                      </table:table-cell>
                      <table:table-cell table:style-name="Tabela19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19.H9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20" table:style-name="Tabela20">
              <table:table-column table:style-name="Tabela20.A"/>
              <table:table-row>
                <table:table-cell table:style-name="Tabela20.A1" office:value-type="string">
                  <table:table table:name="Tabela21" table:style-name="Tabela21">
                    <table:table-column table:style-name="Tabela21.A"/>
                    <table:table-column table:style-name="Tabela21.B"/>
                    <table:table-column table:style-name="Tabela21.C"/>
                    <table:table-column table:style-name="Tabela21.D"/>
                    <table:table-column table:style-name="Tabela21.E"/>
                    <table:table-column table:style-name="Tabela21.F"/>
                    <table:table-column table:style-name="Tabela21.G"/>
                    <table:table-column table:style-name="Tabela21.H"/>
                    <table:table-row table:style-name="Tabela21.1">
                      <table:table-cell table:style-name="Tabela21.A1" table:number-columns-spanned="8" office:value-type="string">
                        <text:p text:style-name="P4">5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1.A2" office:value-type="string">
                        <text:p text:style-name="P4">Código</text:p>
                      </table:table-cell>
                      <table:table-cell table:style-name="Tabela21.A2" office:value-type="string">
                        <text:p text:style-name="P5">Nome</text:p>
                      </table:table-cell>
                      <table:table-cell table:style-name="Tabela21.A2" office:value-type="string">
                        <text:p text:style-name="P3">Créditos</text:p>
                      </table:table-cell>
                      <table:table-cell table:style-name="Tabela21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21.A2" office:value-type="string">
                        <text:p text:style-name="P3">Requisitos</text:p>
                      </table:table-cell>
                      <table:table-cell table:style-name="Tabela21.H2" office:value-type="string">
                        <text:p text:style-name="P7"/>
                      </table:table-cell>
                    </table:table-row>
                    <table:table-row table:style-name="Tabela21.3">
                      <table:table-cell table:style-name="Tabela21.A1" office:value-type="string">
                        <text:p text:style-name="P9"><text:a xlink:type="simple" xlink:href="javascript:Ementa('../disciplinas/372CE905-92A4-F799-3D64-2042EC4022E4.html')" text:style-name="Internet_20_link" text:visited-style-name="Visited_20_Internet_20_Link"><text:span text:style-name="T1">SSF108</text:span></text:a></text:p>
                      </table:table-cell>
                      <table:table-cell table:style-name="Tabela21.A1" office:value-type="string">
                        <text:p text:style-name="P10">Servico Social IV</text:p>
                      </table:table-cell>
                      <table:table-cell table:style-name="Tabela21.A1" office:value-type="string">
                        <text:p text:style-name="P9">4.0</text:p>
                      </table:table-cell>
                      <table:table-cell table:style-name="Tabela21.A1" office:value-type="string">
                        <text:p text:style-name="P9">6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10">SSF107 (P)</text:p>
                      </table:table-cell>
                      <table:table-cell table:style-name="Tabela21.H3" office:value-type="string">
                        <text:p text:style-name="P7"/>
                      </table:table-cell>
                    </table:table-row>
                    <table:table-row table:style-name="Tabela21.4">
                      <table:table-cell table:style-name="Tabela21.A1" office:value-type="string">
                        <text:p text:style-name="P9"><text:a xlink:type="simple" xlink:href="javascript:Ementa('../disciplinas/37388586-92A4-F799-3D64-204287AF8D2C.html')" text:style-name="Internet_20_link" text:visited-style-name="Visited_20_Internet_20_Link"><text:span text:style-name="T1">SSM204</text:span></text:a></text:p>
                      </table:table-cell>
                      <table:table-cell table:style-name="Tabela21.A1" office:value-type="string">
                        <text:p text:style-name="P10">Pesquisa Social e Ss</text:p>
                      </table:table-cell>
                      <table:table-cell table:style-name="Tabela21.A1" office:value-type="string">
                        <text:p text:style-name="P9">3.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7"/>
                      </table:table-cell>
                      <table:table-cell table:style-name="Tabela21.H4" office:value-type="string">
                        <text:p text:style-name="P7"/>
                      </table:table-cell>
                    </table:table-row>
                    <table:table-row table:style-name="Tabela21.3">
                      <table:table-cell table:style-name="Tabela21.A1" office:value-type="string">
                        <text:p text:style-name="P9"><text:a xlink:type="simple" xlink:href="javascript:Ementa('../disciplinas/37684323-92A4-F799-3D64-2042D1BCEED0.html')" text:style-name="Internet_20_link" text:visited-style-name="Visited_20_Internet_20_Link"><text:span text:style-name="T1">SSP360</text:span></text:a></text:p>
                      </table:table-cell>
                      <table:table-cell table:style-name="Tabela21.A1" office:value-type="string">
                        <text:p text:style-name="P10">Política Soc e Ss III - A.</text:p>
                      </table:table-cell>
                      <table:table-cell table:style-name="Tabela21.A1" office:value-type="string">
                        <text:p text:style-name="P9">2.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10">SSP307 (P), SSP361 (C), SSP362 (C)<text:line-break/>SSP307 = SSP358</text:p>
                      </table:table-cell>
                      <table:table-cell table:style-name="Tabela21.H5" office:value-type="string">
                        <text:p text:style-name="P7"/>
                      </table:table-cell>
                    </table:table-row>
                    <table:table-row table:style-name="Tabela21.4">
                      <table:table-cell table:style-name="Tabela21.A1" office:value-type="string">
                        <text:p text:style-name="P9"><text:a xlink:type="simple" xlink:href="javascript:Ementa('../disciplinas/37725033-92A4-F799-3D64-2042C071FC2E.html')" text:style-name="Internet_20_link" text:visited-style-name="Visited_20_Internet_20_Link"><text:span text:style-name="T1">SSP361</text:span></text:a></text:p>
                      </table:table-cell>
                      <table:table-cell table:style-name="Tabela21.A1" office:value-type="string">
                        <text:p text:style-name="P10">Política Soc e Ss III - B.</text:p>
                      </table:table-cell>
                      <table:table-cell table:style-name="Tabela21.A1" office:value-type="string">
                        <text:p text:style-name="P9">2.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10">SSP307 (P), SSP360 (C), SSP362 (C)<text:line-break/><text:soft-page-break/>SSP307 = SSP358</text:p>
                      </table:table-cell>
                      <table:table-cell table:style-name="Tabela21.H6" office:value-type="string">
                        <text:p text:style-name="P7"/>
                      </table:table-cell>
                    </table:table-row>
                    <table:table-row table:style-name="Tabela21.3">
                      <table:table-cell table:style-name="Tabela21.A1" office:value-type="string">
                        <text:p text:style-name="P9"><text:a xlink:type="simple" xlink:href="javascript:Ementa('../disciplinas/37780B56-92A4-F799-3D64-204273A1C97F.html')" text:style-name="Internet_20_link" text:visited-style-name="Visited_20_Internet_20_Link"><text:span text:style-name="T1">SSP362</text:span></text:a></text:p>
                      </table:table-cell>
                      <table:table-cell table:style-name="Tabela21.A1" office:value-type="string">
                        <text:p text:style-name="P10">Política Soc e Ss III - C.</text:p>
                      </table:table-cell>
                      <table:table-cell table:style-name="Tabela21.A1" office:value-type="string">
                        <text:p text:style-name="P9">2.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10">SSP307 (P), SSP360 (C), SSP361 (C)<text:line-break/>SSP307 = SSP358</text:p>
                      </table:table-cell>
                      <table:table-cell table:style-name="Tabela21.H7" office:value-type="string">
                        <text:p text:style-name="P7"/>
                      </table:table-cell>
                    </table:table-row>
                    <table:table-row table:style-name="Tabela21.4">
                      <table:table-cell table:style-name="Tabela21.A1" office:value-type="string">
                        <text:p text:style-name="P9"><text:a xlink:type="simple" xlink:href="javascript:Ementa('../disciplinas/373B5AFE-92A4-F799-3D64-2042E25C444E.html')" text:style-name="Internet_20_link" text:visited-style-name="Visited_20_Internet_20_Link"><text:span text:style-name="T1">SSW401</text:span></text:a></text:p>
                      </table:table-cell>
                      <table:table-cell table:style-name="Tabela21.A1" office:value-type="string">
                        <text:p text:style-name="P10">Orient Treinamento Profis I</text:p>
                      </table:table-cell>
                      <table:table-cell table:style-name="Tabela21.A1" office:value-type="string">
                        <text:p text:style-name="P9">3.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10">SSF106 (P), SSF111 (P), SSWU09 (C)</text:p>
                      </table:table-cell>
                      <table:table-cell table:style-name="Tabela21.H8" office:value-type="string">
                        <text:p text:style-name="P7"/>
                      </table:table-cell>
                    </table:table-row>
                    <table:table-row table:style-name="Tabela21.3">
                      <table:table-cell table:style-name="Tabela21.A1" office:value-type="string">
                        <text:p text:style-name="P9"><text:a xlink:type="simple" xlink:href="javascript:Ementa('../disciplinas/373E5DEE-92A4-F799-3D64-2042E3B313DD.html')" text:style-name="Internet_20_link" text:visited-style-name="Visited_20_Internet_20_Link"><text:span text:style-name="T1">SSW404</text:span></text:a></text:p>
                      </table:table-cell>
                      <table:table-cell table:style-name="Tabela21.A1" office:value-type="string">
                        <text:p text:style-name="P10">Tecnicas de Intervencao Social</text:p>
                      </table:table-cell>
                      <table:table-cell table:style-name="Tabela21.A1" office:value-type="string">
                        <text:p text:style-name="P9">3.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3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7"/>
                      </table:table-cell>
                      <table:table-cell table:style-name="Tabela21.H9" office:value-type="string">
                        <text:p text:style-name="P7"/>
                      </table:table-cell>
                    </table:table-row>
                    <table:table-row table:style-name="Tabela21.4">
                      <table:table-cell table:style-name="Tabela21.A1" office:value-type="string">
                        <text:p text:style-name="P9"><text:a xlink:type="simple" xlink:href="javascript:Ementa('../disciplinas/37400F05-92A4-F799-3D64-20426DAAF00F.html')" text:style-name="Internet_20_link" text:visited-style-name="Visited_20_Internet_20_Link"><text:span text:style-name="T1">SSWU09</text:span></text:a></text:p>
                      </table:table-cell>
                      <table:table-cell table:style-name="Tabela21.A1" office:value-type="string">
                        <text:p text:style-name="P10">Estagio Supervisionado I</text:p>
                      </table:table-cell>
                      <table:table-cell table:style-name="Tabela21.A1" office:value-type="string">
                        <text:p text:style-name="P9">4.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9">120</text:p>
                      </table:table-cell>
                      <table:table-cell table:style-name="Tabela21.A1" office:value-type="string">
                        <text:p text:style-name="P9">0</text:p>
                      </table:table-cell>
                      <table:table-cell table:style-name="Tabela21.A1" office:value-type="string">
                        <text:p text:style-name="P10">SSW401 (C)</text:p>
                      </table:table-cell>
                      <table:table-cell table:style-name="Tabela21.H10" office:value-type="string">
                        <text:p text:style-name="P7"/>
                      </table:table-cell>
                    </table:table-row>
                    <table:table-row table:style-name="Tabela21.11">
                      <table:table-cell table:style-name="Tabela21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21.A1" office:value-type="string">
                        <text:p text:style-name="P9">23.0</text:p>
                      </table:table-cell>
                      <table:table-cell table:style-name="Tabela21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21.H11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22" table:style-name="Tabela22">
              <table:table-column table:style-name="Tabela22.A"/>
              <table:table-row>
                <table:table-cell table:style-name="Tabela22.A1" office:value-type="string">
                  <table:table table:name="Tabela23" table:style-name="Tabela23">
                    <table:table-column table:style-name="Tabela23.A"/>
                    <table:table-column table:style-name="Tabela23.B"/>
                    <table:table-column table:style-name="Tabela23.C"/>
                    <table:table-column table:style-name="Tabela23.D"/>
                    <table:table-column table:style-name="Tabela23.E"/>
                    <table:table-column table:style-name="Tabela23.F"/>
                    <table:table-column table:style-name="Tabela23.G"/>
                    <table:table-column table:style-name="Tabela23.H"/>
                    <table:table-row table:style-name="Tabela23.1">
                      <table:table-cell table:style-name="Tabela23.A1" table:number-columns-spanned="8" office:value-type="string">
                        <text:p text:style-name="P4">6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3.A2" office:value-type="string">
                        <text:p text:style-name="P4">Código</text:p>
                      </table:table-cell>
                      <table:table-cell table:style-name="Tabela23.A2" office:value-type="string">
                        <text:p text:style-name="P5">Nome</text:p>
                      </table:table-cell>
                      <table:table-cell table:style-name="Tabela23.A2" office:value-type="string">
                        <text:p text:style-name="P3">Créditos</text:p>
                      </table:table-cell>
                      <table:table-cell table:style-name="Tabela23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23.A2" office:value-type="string">
                        <text:p text:style-name="P3">Requisitos</text:p>
                      </table:table-cell>
                      <table:table-cell table:style-name="Tabela23.H2" office:value-type="string">
                        <text:p text:style-name="P7"/>
                      </table:table-cell>
                    </table:table-row>
                    <table:table-row table:style-name="Tabela23.3">
                      <table:table-cell table:style-name="Tabela23.A1" office:value-type="string">
                        <text:p text:style-name="P9"><text:a xlink:type="simple" xlink:href="javascript:Ementa('../disciplinas/374DB494-92A4-F799-3D64-20429F091DCD.html')" text:style-name="Internet_20_link" text:visited-style-name="Visited_20_Internet_20_Link"><text:span text:style-name="T1">SSF109</text:span></text:a></text:p>
                      </table:table-cell>
                      <table:table-cell table:style-name="Tabela23.A1" office:value-type="string">
                        <text:p text:style-name="P10">Servico Social Contemporaneo</text:p>
                      </table:table-cell>
                      <table:table-cell table:style-name="Tabela23.A1" office:value-type="string">
                        <text:p text:style-name="P9">4.0</text:p>
                      </table:table-cell>
                      <table:table-cell table:style-name="Tabela23.A1" office:value-type="string">
                        <text:p text:style-name="P9">6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7"/>
                      </table:table-cell>
                      <table:table-cell table:style-name="Tabela23.H3" office:value-type="string">
                        <text:p text:style-name="P7"/>
                      </table:table-cell>
                    </table:table-row>
                    <table:table-row table:style-name="Tabela23.4">
                      <table:table-cell table:style-name="Tabela23.A1" office:value-type="string">
                        <text:p text:style-name="P9"><text:a xlink:type="simple" xlink:href="javascript:Ementa('../disciplinas/3754A769-92A4-F799-3D64-204229B74D90.html')" text:style-name="Internet_20_link" text:visited-style-name="Visited_20_Internet_20_Link"><text:span text:style-name="T1">SSM203</text:span></text:a></text:p>
                      </table:table-cell>
                      <table:table-cell table:style-name="Tabela23.A1" office:value-type="string">
                        <text:p text:style-name="P10">Analise Indicad Soc para o Ss</text:p>
                      </table:table-cell>
                      <table:table-cell table:style-name="Tabela23.A1" office:value-type="string">
                        <text:p text:style-name="P9">3.0</text:p>
                      </table:table-cell>
                      <table:table-cell table:style-name="Tabela23.A1" office:value-type="string">
                        <text:p text:style-name="P9">30</text:p>
                      </table:table-cell>
                      <table:table-cell table:style-name="Tabela23.A1" office:value-type="string">
                        <text:p text:style-name="P9">3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7"/>
                      </table:table-cell>
                      <table:table-cell table:style-name="Tabela23.H4" office:value-type="string">
                        <text:p text:style-name="P7"/>
                      </table:table-cell>
                    </table:table-row>
                    <table:table-row table:style-name="Tabela23.3">
                      <table:table-cell table:style-name="Tabela23.A1" office:value-type="string">
                        <text:p text:style-name="P9"><text:a xlink:type="simple" xlink:href="javascript:Ementa('../disciplinas/3755A1DC-92A4-F799-3D64-204267B1D1FE.html')" text:style-name="Internet_20_link" text:visited-style-name="Visited_20_Internet_20_Link"><text:span text:style-name="T1">SSM208</text:span></text:a></text:p>
                      </table:table-cell>
                      <table:table-cell table:style-name="Tabela23.A1" office:value-type="string">
                        <text:p text:style-name="P10">a Questao de Genero no Brasil</text:p>
                      </table:table-cell>
                      <table:table-cell table:style-name="Tabela23.A1" office:value-type="string">
                        <text:p text:style-name="P9">4.0</text:p>
                      </table:table-cell>
                      <table:table-cell table:style-name="Tabela23.A1" office:value-type="string">
                        <text:p text:style-name="P9">6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7"/>
                      </table:table-cell>
                      <table:table-cell table:style-name="Tabela23.H5" office:value-type="string">
                        <text:p text:style-name="P7"/>
                      </table:table-cell>
                    </table:table-row>
                    <table:table-row table:style-name="Tabela23.4">
                      <table:table-cell table:style-name="Tabela23.A1" office:value-type="string">
                        <text:p text:style-name="P9"><text:a xlink:type="simple" xlink:href="javascript:Ementa('../disciplinas/3756CBD5-92A4-F799-3D64-2042261BAA7A.html')" text:style-name="Internet_20_link" text:visited-style-name="Visited_20_Internet_20_Link"><text:span text:style-name="T1">SSW402</text:span></text:a></text:p>
                      </table:table-cell>
                      <table:table-cell table:style-name="Tabela23.A1" office:value-type="string">
                        <text:p text:style-name="P10">Orient Treinamento Profis II</text:p>
                      </table:table-cell>
                      <table:table-cell table:style-name="Tabela23.A1" office:value-type="string">
                        <text:p text:style-name="P9">3.0</text:p>
                      </table:table-cell>
                      <table:table-cell table:style-name="Tabela23.A1" office:value-type="string">
                        <text:p text:style-name="P9">30</text:p>
                      </table:table-cell>
                      <table:table-cell table:style-name="Tabela23.A1" office:value-type="string">
                        <text:p text:style-name="P9">3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10">SSW401 (P), SSWU10 (C)</text:p>
                      </table:table-cell>
                      <table:table-cell table:style-name="Tabela23.H6" office:value-type="string">
                        <text:p text:style-name="P7"/>
                      </table:table-cell>
                    </table:table-row>
                    <table:table-row table:style-name="Tabela23.3">
                      <table:table-cell table:style-name="Tabela23.A1" office:value-type="string">
                        <text:p text:style-name="P9"><text:bookmark-start text:name="__DdeLink__6580_2116137928"/><text:a xlink:type="simple" xlink:href="javascript:Ementa('../disciplinas/3758E298-92A4-F799-3D64-2042205475DD.html')" text:style-name="Internet_20_link" text:visited-style-name="Visited_20_Internet_20_Link"><text:span text:style-name="T1">SSW409</text:span></text:a><text:bookmark-end text:name="__DdeLink__6580_2116137928"/></text:p>
                      </table:table-cell>
                      <table:table-cell table:style-name="Tabela23.A1" office:value-type="string">
                        <text:p text:style-name="P10">Nucleo Tematico I</text:p>
                      </table:table-cell>
                      <table:table-cell table:style-name="Tabela23.A1" office:value-type="string">
                        <text:p text:style-name="P9">3.0</text:p>
                      </table:table-cell>
                      <table:table-cell table:style-name="Tabela23.A1" office:value-type="string">
                        <text:p text:style-name="P9">30</text:p>
                      </table:table-cell>
                      <table:table-cell table:style-name="Tabela23.A1" office:value-type="string">
                        <text:p text:style-name="P9">3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10">SSF111 (P)</text:p>
                      </table:table-cell>
                      <table:table-cell table:style-name="Tabela23.H7" office:value-type="string">
                        <text:p text:style-name="P7"/>
                      </table:table-cell>
                    </table:table-row>
                    <table:table-row table:style-name="Tabela23.4">
                      <table:table-cell table:style-name="Tabela23.A1" office:value-type="string">
                        <text:p text:style-name="P9"><text:a xlink:type="simple" xlink:href="javascript:Ementa('../disciplinas/375AC7B3-92A4-F799-3D64-204233447D87.html')" text:style-name="Internet_20_link" text:visited-style-name="Visited_20_Internet_20_Link"><text:span text:style-name="T1">SSWU10</text:span></text:a></text:p>
                      </table:table-cell>
                      <table:table-cell table:style-name="Tabela23.A1" office:value-type="string">
                        <text:p text:style-name="P10">Estagio Supervisionado II</text:p>
                      </table:table-cell>
                      <table:table-cell table:style-name="Tabela23.A1" office:value-type="string">
                        <text:p text:style-name="P9">4.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9">120</text:p>
                      </table:table-cell>
                      <table:table-cell table:style-name="Tabela23.A1" office:value-type="string">
                        <text:p text:style-name="P9">0</text:p>
                      </table:table-cell>
                      <table:table-cell table:style-name="Tabela23.A1" office:value-type="string">
                        <text:p text:style-name="P10">SSW402 (C), SSW406 (P)</text:p>
                      </table:table-cell>
                      <table:table-cell table:style-name="Tabela23.H8" office:value-type="string">
                        <text:p text:style-name="P7"/>
                      </table:table-cell>
                    </table:table-row>
                    <table:table-row table:style-name="Tabela23.9">
                      <table:table-cell table:style-name="Tabela23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23.A1" office:value-type="string">
                        <text:p text:style-name="P9">21.0</text:p>
                      </table:table-cell>
                      <table:table-cell table:style-name="Tabela23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23.H9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24" table:style-name="Tabela24">
              <table:table-column table:style-name="Tabela24.A"/>
              <table:table-row>
                <table:table-cell table:style-name="Tabela24.A1" office:value-type="string">
                  <table:table table:name="Tabela25" table:style-name="Tabela25">
                    <table:table-column table:style-name="Tabela25.A"/>
                    <table:table-column table:style-name="Tabela25.B"/>
                    <table:table-column table:style-name="Tabela25.C"/>
                    <table:table-column table:style-name="Tabela25.D"/>
                    <table:table-column table:style-name="Tabela25.E"/>
                    <table:table-column table:style-name="Tabela25.F"/>
                    <table:table-column table:style-name="Tabela25.G"/>
                    <table:table-column table:style-name="Tabela25.H"/>
                    <table:table-column table:style-name="Tabela25.I"/>
                    <table:table-row table:style-name="Tabela25.1">
                      <table:table-cell table:style-name="Tabela25.A1" table:number-columns-spanned="9" office:value-type="string">
                        <text:p text:style-name="P4">7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5.A2" office:value-type="string">
                        <text:p text:style-name="P4">Código</text:p>
                      </table:table-cell>
                      <table:table-cell table:style-name="Tabela25.A2" office:value-type="string">
                        <text:p text:style-name="P5">Nome</text:p>
                      </table:table-cell>
                      <table:table-cell table:style-name="Tabela25.A2" office:value-type="string">
                        <text:p text:style-name="P3">Créditos</text:p>
                      </table:table-cell>
                      <table:table-cell table:style-name="Tabela25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25.A2" office:value-type="string">
                        <text:p text:style-name="P3">Requisitos</text:p>
                      </table:table-cell>
                      <table:table-cell table:style-name="Tabela25.H2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3">
                      <table:table-cell table:style-name="Tabela25.A1" office:value-type="string">
                        <text:p text:style-name="P9"><text:a xlink:type="simple" xlink:href="javascript:Ementa('../disciplinas/3711F9FC-92A4-F79B-633D-DD8886EAE467.html')" text:style-name="Internet_20_link" text:visited-style-name="Visited_20_Internet_20_Link"><text:span text:style-name="T1">SSP304</text:span></text:a></text:p>
                      </table:table-cell>
                      <table:table-cell table:style-name="Tabela25.A1" office:value-type="string">
                        <text:p text:style-name="P10">Planejamento e Projetos em Ss</text:p>
                      </table:table-cell>
                      <table:table-cell table:style-name="Tabela25.A1" office:value-type="string">
                        <text:p text:style-name="P9">3.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7"/>
                      </table:table-cell>
                      <table:table-cell table:style-name="Tabela25.H3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4">
                      <table:table-cell table:style-name="Tabela25.A1" office:value-type="string">
                        <text:p text:style-name="P9"><text:a xlink:type="simple" xlink:href="javascript:Ementa('../disciplinas/37139A48-92A4-F79B-633D-DD88C29BDFFB.html')" text:style-name="Internet_20_link" text:visited-style-name="Visited_20_Internet_20_Link"><text:span text:style-name="T1">SSW403</text:span></text:a></text:p>
                      </table:table-cell>
                      <table:table-cell table:style-name="Tabela25.A1" office:value-type="string">
                        <text:p text:style-name="P10">Orient Treinamento Profis III</text:p>
                      </table:table-cell>
                      <table:table-cell table:style-name="Tabela25.A1" office:value-type="string">
                        <text:p text:style-name="P9">3.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10">SSW402 (P), SSWU11 (C)</text:p>
                      </table:table-cell>
                      <table:table-cell table:style-name="Tabela25.H4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3">
                      <table:table-cell table:style-name="Tabela25.A1" office:value-type="string">
                        <text:p text:style-name="P9"><text:a xlink:type="simple" xlink:href="javascript:Ementa('../disciplinas/3719C1D5-92A4-F79B-633D-DD88F4855D61.html')" text:style-name="Internet_20_link" text:visited-style-name="Visited_20_Internet_20_Link"><text:span text:style-name="T1">SSW407</text:span></text:a></text:p>
                      </table:table-cell>
                      <table:table-cell table:style-name="Tabela25.A1" office:value-type="string">
                        <text:p text:style-name="P10">Orientacao de Tcc I</text:p>
                      </table:table-cell>
                      <table:table-cell table:style-name="Tabela25.A1" office:value-type="string">
                        <text:p text:style-name="P9">2.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10">SSW402 (P), SSWU10 (P)</text:p>
                      </table:table-cell>
                      <table:table-cell table:style-name="Tabela25.H5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4">
                      <table:table-cell table:style-name="Tabela25.A1" office:value-type="string">
                        <text:p text:style-name="P9"><text:a xlink:type="simple" xlink:href="javascript:Ementa('../disciplinas/371FB436-92A4-F79C-7327-6B5F41789C6C.html')" text:style-name="Internet_20_link" text:visited-style-name="Visited_20_Internet_20_Link"><text:span text:style-name="T1">SSW410</text:span></text:a></text:p>
                      </table:table-cell>
                      <table:table-cell table:style-name="Tabela25.A1" office:value-type="string">
                        <text:p text:style-name="P10">Nucleo Tematico II</text:p>
                      </table:table-cell>
                      <table:table-cell table:style-name="Tabela25.A1" office:value-type="string">
                        <text:p text:style-name="P9">3.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3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10">SSW409 (P)</text:p>
                      </table:table-cell>
                      <table:table-cell table:style-name="Tabela25.H6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3">
                      <table:table-cell table:style-name="Tabela25.A1" office:value-type="string">
                        <text:p text:style-name="P9"><text:a xlink:type="simple" xlink:href="javascript:Ementa('../disciplinas/372332AA-92A4-F79C-7327-6B5F195B04DA.html')" text:style-name="Internet_20_link" text:visited-style-name="Visited_20_Internet_20_Link"><text:span text:style-name="T1">SSWU11</text:span></text:a></text:p>
                      </table:table-cell>
                      <table:table-cell table:style-name="Tabela25.A1" office:value-type="string">
                        <text:p text:style-name="P10">Estagio Supervisionado III</text:p>
                      </table:table-cell>
                      <table:table-cell table:style-name="Tabela25.A1" office:value-type="string">
                        <text:p text:style-name="P9">4.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9">12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10">SSW403 (C)</text:p>
                      </table:table-cell>
                      <table:table-cell table:style-name="Tabela25.H7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8">
                      <table:table-cell table:style-name="Tabela25.A1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25.I9" office:value-type="string">
                        <text:p text:style-name="P7"/>
                      </table:table-cell>
                    </table:table-row>
                    <table:table-row table:style-name="Tabela25.9">
                      <table:table-cell table:style-name="Tabela25.A2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25.I9" office:value-type="string">
                        <text:p text:style-name="P7"/>
                      </table:table-cell>
                    </table:table-row>
                    <table:table-row table:style-name="Tabela25.4">
                      <table:table-cell table:style-name="Tabela25.A1" table:number-columns-spanned="2" office:value-type="string">
                        <text:p text:style-name="P10">Atividades Academicas Optativas</text:p>
                      </table:table-cell>
                      <table:covered-table-cell/>
                      <table:table-cell table:style-name="Tabela25.A1" office:value-type="string">
                        <text:p text:style-name="P9">4.0</text:p>
                      </table:table-cell>
                      <table:table-cell table:style-name="Tabela25.A1" office:value-type="string">
                        <text:p text:style-name="P9">6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9">0</text:p>
                      </table:table-cell>
                      <table:table-cell table:style-name="Tabela25.A1" office:value-type="string">
                        <text:p text:style-name="P7"/>
                      </table:table-cell>
                      <table:table-cell table:style-name="Tabela25.H10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5.11">
                      <table:table-cell table:style-name="Tabela25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25.A1" office:value-type="string">
                        <text:p text:style-name="P9">19.0</text:p>
                      </table:table-cell>
                      <table:table-cell table:style-name="Tabela25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25.H11" table:number-columns-spanned="2" office:value-type="string">
                        <text:p text:style-name="P7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26" table:style-name="Tabela26">
              <table:table-column table:style-name="Tabela26.A"/>
              <table:table-row>
                <table:table-cell table:style-name="Tabela26.A1" office:value-type="string">
                  <table:table table:name="Tabela27" table:style-name="Tabela27">
                    <table:table-column table:style-name="Tabela27.A"/>
                    <table:table-column table:style-name="Tabela27.B"/>
                    <table:table-column table:style-name="Tabela27.C"/>
                    <table:table-column table:style-name="Tabela27.D"/>
                    <table:table-column table:style-name="Tabela27.E"/>
                    <table:table-column table:style-name="Tabela27.F"/>
                    <table:table-column table:style-name="Tabela27.G"/>
                    <table:table-column table:style-name="Tabela27.H"/>
                    <table:table-column table:style-name="Tabela27.I"/>
                    <table:table-row table:style-name="Tabela27.1">
                      <table:table-cell table:style-name="Tabela27.A1" table:number-columns-spanned="9" office:value-type="string">
                        <text:p text:style-name="P4">8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7.A2" office:value-type="string">
                        <text:p text:style-name="P4">Código</text:p>
                      </table:table-cell>
                      <table:table-cell table:style-name="Tabela27.A2" office:value-type="string">
                        <text:p text:style-name="P5">Nome</text:p>
                      </table:table-cell>
                      <table:table-cell table:style-name="Tabela27.A2" office:value-type="string">
                        <text:p text:style-name="P3">Créditos</text:p>
                      </table:table-cell>
                      <table:table-cell table:style-name="Tabela27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27.A2" office:value-type="string">
                        <text:p text:style-name="P3">Requisitos</text:p>
                      </table:table-cell>
                      <table:table-cell table:style-name="Tabela27.H2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3">
                      <table:table-cell table:style-name="Tabela27.A1" office:value-type="string">
                        <text:p text:style-name="P9"><text:a xlink:type="simple" xlink:href="javascript:Ementa('../disciplinas/372583EA-92A4-F79C-7327-6B5F7EB55C49.html')" text:style-name="Internet_20_link" text:visited-style-name="Visited_20_Internet_20_Link"><text:span text:style-name="T1">SSP309</text:span></text:a></text:p>
                      </table:table-cell>
                      <table:table-cell table:style-name="Tabela27.A1" office:value-type="string">
                        <text:p text:style-name="P10">Avaliacao Monitoramento em Ss</text:p>
                      </table:table-cell>
                      <table:table-cell table:style-name="Tabela27.A1" office:value-type="string">
                        <text:p text:style-name="P9">3.0</text:p>
                      </table:table-cell>
                      <table:table-cell table:style-name="Tabela27.A1" office:value-type="string">
                        <text:p text:style-name="P9">30</text:p>
                      </table:table-cell>
                      <table:table-cell table:style-name="Tabela27.A1" office:value-type="string">
                        <text:p text:style-name="P9">3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7"/>
                      </table:table-cell>
                      <table:table-cell table:style-name="Tabela27.H3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4">
                      <table:table-cell table:style-name="Tabela27.A1" office:value-type="string">
                        <text:p text:style-name="P9"><text:a xlink:type="simple" xlink:href="javascript:Ementa('../disciplinas/37A62581-92A4-F79B-633D-DD88F54871E0.html')" text:style-name="Internet_20_link" text:visited-style-name="Visited_20_Internet_20_Link"><text:span text:style-name="T1">SSW405</text:span></text:a></text:p>
                      </table:table-cell>
                      <table:table-cell table:style-name="Tabela27.A1" office:value-type="string">
                        <text:p text:style-name="P10">Orient Treinamento Profis IV</text:p>
                      </table:table-cell>
                      <table:table-cell table:style-name="Tabela27.A1" office:value-type="string">
                        <text:p text:style-name="P9">3.0</text:p>
                      </table:table-cell>
                      <table:table-cell table:style-name="Tabela27.A1" office:value-type="string">
                        <text:p text:style-name="P9">30</text:p>
                      </table:table-cell>
                      <table:table-cell table:style-name="Tabela27.A1" office:value-type="string">
                        <text:p text:style-name="P9">3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10">SSW403 (P), SSWU12 (C)</text:p>
                      </table:table-cell>
                      <table:table-cell table:style-name="Tabela27.H4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3">
                      <table:table-cell table:style-name="Tabela27.A1" office:value-type="string">
                        <text:p text:style-name="P9"><text:a xlink:type="simple" xlink:href="javascript:Ementa('../disciplinas/372722F9-92A4-F79C-7327-6B5F0344571F.html')" text:style-name="Internet_20_link" text:visited-style-name="Visited_20_Internet_20_Link"><text:span text:style-name="T1">SSW408</text:span></text:a></text:p>
                      </table:table-cell>
                      <table:table-cell table:style-name="Tabela27.A1" office:value-type="string">
                        <text:p text:style-name="P10">Orientacao de Tcc II</text:p>
                      </table:table-cell>
                      <table:table-cell table:style-name="Tabela27.A1" office:value-type="string">
                        <text:p text:style-name="P9">2.0</text:p>
                      </table:table-cell>
                      <table:table-cell table:style-name="Tabela27.A1" office:value-type="string">
                        <text:p text:style-name="P9">3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10">SSW407 (P)</text:p>
                      </table:table-cell>
                      <table:table-cell table:style-name="Tabela27.H5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4">
                      <table:table-cell table:style-name="Tabela27.A1" office:value-type="string">
                        <text:p text:style-name="P9"><text:a xlink:type="simple" xlink:href="javascript:Ementa('../disciplinas/9734A2C5-92A4-F713-0056-3E3997216200.html')" text:style-name="Internet_20_link" text:visited-style-name="Visited_20_Internet_20_Link"><text:span text:style-name="T1">SSWK05</text:span></text:a></text:p>
                      </table:table-cell>
                      <table:table-cell table:style-name="Tabela27.A1" office:value-type="string">
                        <text:p text:style-name="P10">Trabalho de Conclusao de Curso</text:p>
                      </table:table-cell>
                      <table:table-cell table:style-name="Tabela27.A1" office:value-type="string">
                        <text:p text:style-name="P9">0.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7"/>
                      </table:table-cell>
                      <table:table-cell table:style-name="Tabela27.H6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3">
                      <table:table-cell table:style-name="Tabela27.A1" office:value-type="string">
                        <text:p text:style-name="P9"><text:a xlink:type="simple" xlink:href="javascript:Ementa('../disciplinas/37A8DD4B-92A4-F79B-633D-DD88F48918AB.html')" text:style-name="Internet_20_link" text:visited-style-name="Visited_20_Internet_20_Link"><text:span text:style-name="T1">SSWU12</text:span></text:a></text:p>
                      </table:table-cell>
                      <table:table-cell table:style-name="Tabela27.A1" office:value-type="string">
                        <text:p text:style-name="P10">Estagio Supervisionado IV</text:p>
                      </table:table-cell>
                      <table:table-cell table:style-name="Tabela27.A1" office:value-type="string">
                        <text:p text:style-name="P9">4.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12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10">SSW405 (C)</text:p>
                      </table:table-cell>
                      <table:table-cell table:style-name="Tabela27.H7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4">
                      <table:table-cell table:style-name="Tabela27.A1" office:value-type="string">
                        <text:p text:style-name="P9"><text:a xlink:type="simple" xlink:href="javascript:Ementa('../disciplinas/E7B5EB2A-92A4-F714-00E7-323632CC9297.html')" text:style-name="Internet_20_link" text:visited-style-name="Visited_20_Internet_20_Link"><text:span text:style-name="T1">SSWY01</text:span></text:a></text:p>
                      </table:table-cell>
                      <table:table-cell table:style-name="Tabela27.A1" office:value-type="string">
                        <text:p text:style-name="P10">Oficina Temática Serv Social</text:p>
                      </table:table-cell>
                      <table:table-cell table:style-name="Tabela27.A1" office:value-type="string">
                        <text:p text:style-name="P9">2.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7"/>
                      </table:table-cell>
                      <table:table-cell table:style-name="Tabela27.H8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3">
                      <table:table-cell table:style-name="Tabela27.A1" office:value-type="string">
                        <text:p text:style-name="P9"><text:a xlink:type="simple" xlink:href="javascript:Ementa('../disciplinas/16B15823-92A4-F716-000D-F416A3C2EB3C.html')" text:style-name="Internet_20_link" text:visited-style-name="Visited_20_Internet_20_Link"><text:span text:style-name="T1">SSWY02</text:span></text:a></text:p>
                      </table:table-cell>
                      <table:table-cell table:style-name="Tabela27.A1" office:value-type="string">
                        <text:p text:style-name="P10">Atividades Extra-curriculares</text:p>
                      </table:table-cell>
                      <table:table-cell table:style-name="Tabela27.A1" office:value-type="string">
                        <text:p text:style-name="P9">0.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15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7"/>
                      </table:table-cell>
                      <table:table-cell table:style-name="Tabela27.H9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10">
                      <table:table-cell table:style-name="Tabela27.A1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27.I11" office:value-type="string">
                        <text:p text:style-name="P7"/>
                      </table:table-cell>
                    </table:table-row>
                    <table:table-row table:style-name="Tabela27.11">
                      <table:table-cell table:style-name="Tabela27.A2" table:number-columns-spanned="8" office:value-type="string">
                        <text:p text:style-name="P7"><text:soft-page-break/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27.I11" office:value-type="string">
                        <text:p text:style-name="P7"/>
                      </table:table-cell>
                    </table:table-row>
                    <table:table-row table:style-name="Tabela27.4">
                      <table:table-cell table:style-name="Tabela27.A1" table:number-columns-spanned="2" office:value-type="string">
                        <text:p text:style-name="P10">Atividades Academicas Optativas</text:p>
                      </table:table-cell>
                      <table:covered-table-cell/>
                      <table:table-cell table:style-name="Tabela27.A1" office:value-type="string">
                        <text:p text:style-name="P9">4.0</text:p>
                      </table:table-cell>
                      <table:table-cell table:style-name="Tabela27.A1" office:value-type="string">
                        <text:p text:style-name="P9">6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9">0</text:p>
                      </table:table-cell>
                      <table:table-cell table:style-name="Tabela27.A1" office:value-type="string">
                        <text:p text:style-name="P7"/>
                      </table:table-cell>
                      <table:table-cell table:style-name="Tabela27.H12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27.13">
                      <table:table-cell table:style-name="Tabela27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27.A1" office:value-type="string">
                        <text:p text:style-name="P9">18.0</text:p>
                      </table:table-cell>
                      <table:table-cell table:style-name="Tabela27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27.H13" table:number-columns-spanned="2" office:value-type="string">
                        <text:p text:style-name="P7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28" table:style-name="Tabela28">
              <table:table-column table:style-name="Tabela28.A"/>
              <table:table-row>
                <table:table-cell table:style-name="Tabela28.A1" office:value-type="string">
                  <table:table table:name="Tabela29" table:style-name="Tabela29">
                    <table:table-column table:style-name="Tabela29.A"/>
                    <table:table-column table:style-name="Tabela29.B"/>
                    <table:table-column table:style-name="Tabela29.C"/>
                    <table:table-column table:style-name="Tabela29.D" table:number-columns-repeated="2"/>
                    <table:table-column table:style-name="Tabela29.F"/>
                    <table:table-column table:style-name="Tabela29.G"/>
                    <table:table-column table:style-name="Tabela29.H"/>
                    <table:table-row table:style-name="Tabela29.1">
                      <table:table-cell table:style-name="Tabela29.A1" table:number-columns-spanned="8" office:value-type="string">
                        <text:p text:style-name="P4">Disciplinas Optativas (Escolha Condicionada)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9.A2" office:value-type="string">
                        <text:p text:style-name="P4">Código</text:p>
                      </table:table-cell>
                      <table:table-cell table:style-name="Tabela29.A2" office:value-type="string">
                        <text:p text:style-name="P5">Nome</text:p>
                      </table:table-cell>
                      <table:table-cell table:style-name="Tabela29.A2" office:value-type="string">
                        <text:p text:style-name="P3">Créditos</text:p>
                      </table:table-cell>
                      <table:table-cell table:style-name="Tabela29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29.A2" office:value-type="string">
                        <text:p text:style-name="P3">Requisitos</text:p>
                      </table:table-cell>
                      <table:table-cell table:style-name="Tabela29.H2" office:value-type="string">
                        <text:p text:style-name="P7"/>
                      </table:table-cell>
                    </table:table-row>
                    <table:table-row table:style-name="Tabela29.3">
                      <table:table-cell table:style-name="Tabela29.A1" office:value-type="string">
                        <text:p text:style-name="P9"><text:a xlink:type="simple" xlink:href="javascript:Ementa('../disciplinas/D447AD30-92A4-F713-012B-E3D91223C884.html')" text:style-name="Internet_20_link" text:visited-style-name="Visited_20_Internet_20_Link"><text:span text:style-name="T1">FML205</text:span></text:a></text:p>
                      </table:table-cell>
                      <table:table-cell table:style-name="Tabela29.A1" office:value-type="string">
                        <text:p text:style-name="P10">Políticas Públ de Saúde Mental</text:p>
                      </table:table-cell>
                      <table:table-cell table:style-name="Tabela29.A1" office:value-type="string">
                        <text:p text:style-name="P9">3.0</text:p>
                      </table:table-cell>
                      <table:table-cell table:style-name="Tabela29.A1" office:value-type="string">
                        <text:p text:style-name="P9">48</text:p>
                      </table:table-cell>
                      <table:table-cell table:style-name="Tabela29.A1" office:value-type="string">
                        <text:p text:style-name="P9">24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3" office:value-type="string">
                        <text:p text:style-name="P7"/>
                      </table:table-cell>
                    </table:table-row>
                    <table:table-row table:style-name="Tabela29.4">
                      <table:table-cell table:style-name="Tabela29.A1" office:value-type="string">
                        <text:p text:style-name="P9"><text:a xlink:type="simple" xlink:href="javascript:Ementa('../disciplinas/97344E9B-92A4-F713-0056-3E39B12D6A89.html')" text:style-name="Internet_20_link" text:visited-style-name="Visited_20_Internet_20_Link"><text:span text:style-name="T1">LEV110</text:span></text:a></text:p>
                      </table:table-cell>
                      <table:table-cell table:style-name="Tabela29.A1" office:value-type="string">
                        <text:p text:style-name="P10"><text:bookmark-start text:name="__DdeLink__6584_2069445152"/>Lingua Portuguesa I<text:bookmark-end text:name="__DdeLink__6584_2069445152"/></text:p>
                      </table:table-cell>
                      <table:table-cell table:style-name="Tabela29.A1" office:value-type="string">
                        <text:p text:style-name="P9">3.0</text:p>
                      </table:table-cell>
                      <table:table-cell table:style-name="Tabela29.A1" office:value-type="string">
                        <text:p text:style-name="P9">30</text:p>
                      </table:table-cell>
                      <table:table-cell table:style-name="Tabela29.A1" office:value-type="string">
                        <text:p text:style-name="P9">3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4" office:value-type="string">
                        <text:p text:style-name="P7"/>
                      </table:table-cell>
                    </table:table-row>
                    <table:table-row table:style-name="Tabela29.3">
                      <table:table-cell table:style-name="Tabela29.A1" office:value-type="string">
                        <text:p text:style-name="P9"><text:a xlink:type="simple" xlink:href="javascript:Ementa('../disciplinas/37A66ED8-92A4-F79B-633D-DD88D617B3D2.html')" text:style-name="Internet_20_link" text:visited-style-name="Visited_20_Internet_20_Link"><text:span text:style-name="T1">SSM206</text:span></text:a></text:p>
                      </table:table-cell>
                      <table:table-cell table:style-name="Tabela29.A1" office:value-type="string">
                        <text:p text:style-name="P10"><text:bookmark-start text:name="__DdeLink__6587_2069445152"/>Poder Local e Servico Social<text:bookmark-end text:name="__DdeLink__6587_2069445152"/>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5" office:value-type="string">
                        <text:p text:style-name="P7"/>
                      </table:table-cell>
                    </table:table-row>
                    <table:table-row table:style-name="Tabela29.4">
                      <table:table-cell table:style-name="Tabela29.A1" office:value-type="string">
                        <text:p text:style-name="P9"><text:a xlink:type="simple" xlink:href="javascript:Ementa('../disciplinas/37AC39AE-92A4-F79B-633D-DD88FA28ECF7.html')" text:style-name="Internet_20_link" text:visited-style-name="Visited_20_Internet_20_Link"><text:span text:style-name="T1">SSM210</text:span></text:a></text:p>
                      </table:table-cell>
                      <table:table-cell table:style-name="Tabela29.A1" office:value-type="string">
                        <text:p text:style-name="P10">Ss e Processo de Trabalho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6" office:value-type="string">
                        <text:p text:style-name="P7"/>
                      </table:table-cell>
                    </table:table-row>
                    <table:table-row table:style-name="Tabela29.3">
                      <table:table-cell table:style-name="Tabela29.A1" office:value-type="string">
                        <text:p text:style-name="P9"><text:a xlink:type="simple" xlink:href="javascript:Ementa('../disciplinas/45CF42E2-92A4-F79C-7327-6B5FAD5489B1.html')" text:style-name="Internet_20_link" text:visited-style-name="Visited_20_Internet_20_Link"><text:span text:style-name="T1">SSP308</text:span></text:a></text:p>
                      </table:table-cell>
                      <table:table-cell table:style-name="Tabela29.A1" office:value-type="string">
                        <text:p text:style-name="P10"><text:bookmark-start text:name="__DdeLink__6592_2069445152"/>Ss e Questao Urbana<text:bookmark-end text:name="__DdeLink__6592_2069445152"/>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7" office:value-type="string">
                        <text:p text:style-name="P7"/>
                      </table:table-cell>
                    </table:table-row>
                    <table:table-row table:style-name="Tabela29.4">
                      <table:table-cell table:style-name="Tabela29.A1" office:value-type="string">
                        <text:p text:style-name="P9"><text:a xlink:type="simple" xlink:href="javascript:Ementa('../disciplinas/45D0776B-92A4-F79C-7327-6B5F2BB69A0A.html')" text:style-name="Internet_20_link" text:visited-style-name="Visited_20_Internet_20_Link"><text:span text:style-name="T1">SSP310</text:span></text:a></text:p>
                      </table:table-cell>
                      <table:table-cell table:style-name="Tabela29.A1" office:value-type="string">
                        <text:p text:style-name="P10">Ss e Questao Fundiaria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8" office:value-type="string">
                        <text:p text:style-name="P7"/>
                      </table:table-cell>
                    </table:table-row>
                    <table:table-row table:style-name="Tabela29.3">
                      <table:table-cell table:style-name="Tabela29.A1" office:value-type="string">
                        <text:p text:style-name="P9"><text:a xlink:type="simple" xlink:href="javascript:Ementa('../disciplinas/45D17DB0-92A4-F79C-7327-6B5FB1E6451A.html')" text:style-name="Internet_20_link" text:visited-style-name="Visited_20_Internet_20_Link"><text:span text:style-name="T1">SSW501</text:span></text:a></text:p>
                      </table:table-cell>
                      <table:table-cell table:style-name="Tabela29.A1" office:value-type="string">
                        <text:p text:style-name="P10">Topicos Especiais em Ss I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9" office:value-type="string">
                        <text:p text:style-name="P7"/>
                      </table:table-cell>
                    </table:table-row>
                    <table:table-row table:style-name="Tabela29.4">
                      <table:table-cell table:style-name="Tabela29.A1" office:value-type="string">
                        <text:p text:style-name="P9"><text:a xlink:type="simple" xlink:href="javascript:Ementa('../disciplinas/45D2CFE1-92A4-F79C-7327-6B5F20A4A6E1.html')" text:style-name="Internet_20_link" text:visited-style-name="Visited_20_Internet_20_Link"><text:span text:style-name="T1">SSW502</text:span></text:a></text:p>
                      </table:table-cell>
                      <table:table-cell table:style-name="Tabela29.A1" office:value-type="string">
                        <text:p text:style-name="P10">Topicos Especiais em Ss II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10" office:value-type="string">
                        <text:p text:style-name="P7"/>
                      </table:table-cell>
                    </table:table-row>
                    <table:table-row table:style-name="Tabela29.3">
                      <table:table-cell table:style-name="Tabela29.A1" office:value-type="string">
                        <text:p text:style-name="P9"><text:a xlink:type="simple" xlink:href="javascript:Ementa('../disciplinas/45D3F2CE-92A4-F79C-7327-6B5F71AC170F.html')" text:style-name="Internet_20_link" text:visited-style-name="Visited_20_Internet_20_Link"><text:span text:style-name="T1">SSW503</text:span></text:a></text:p>
                      </table:table-cell>
                      <table:table-cell table:style-name="Tabela29.A1" office:value-type="string">
                        <text:p text:style-name="P10">Topicos Especiais em Ss III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11" office:value-type="string">
                        <text:p text:style-name="P7"/>
                      </table:table-cell>
                    </table:table-row>
                    <table:table-row table:style-name="Tabela29.4">
                      <table:table-cell table:style-name="Tabela29.A1" office:value-type="string">
                        <text:p text:style-name="P9"><text:a xlink:type="simple" xlink:href="javascript:Ementa('../disciplinas/37ABBE57-92A4-F79B-633D-DD8853DEED37.html')" text:style-name="Internet_20_link" text:visited-style-name="Visited_20_Internet_20_Link"><text:span text:style-name="T1">SSW504</text:span></text:a></text:p>
                      </table:table-cell>
                      <table:table-cell table:style-name="Tabela29.A1" office:value-type="string">
                        <text:p text:style-name="P10">Expressoes Questao Social I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12" office:value-type="string">
                        <text:p text:style-name="P7"/>
                      </table:table-cell>
                    </table:table-row>
                    <table:table-row table:style-name="Tabela29.3">
                      <table:table-cell table:style-name="Tabela29.A1" office:value-type="string">
                        <text:p text:style-name="P9"><text:a xlink:type="simple" xlink:href="javascript:Ementa('../disciplinas/37ACEE6C-92A4-F79B-633D-DD88F640D971.html')" text:style-name="Internet_20_link" text:visited-style-name="Visited_20_Internet_20_Link"><text:span text:style-name="T1">SSW505</text:span></text:a></text:p>
                      </table:table-cell>
                      <table:table-cell table:style-name="Tabela29.A1" office:value-type="string">
                        <text:p text:style-name="P10">Expressoes Questao Social II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13" office:value-type="string">
                        <text:p text:style-name="P7"/>
                      </table:table-cell>
                    </table:table-row>
                    <table:table-row table:style-name="Tabela29.4">
                      <table:table-cell table:style-name="Tabela29.A1" office:value-type="string">
                        <text:p text:style-name="P9"><text:a xlink:type="simple" xlink:href="javascript:Ementa('../disciplinas/37AE17A7-92A4-F79B-633D-DD88D7EDD800.html')" text:style-name="Internet_20_link" text:visited-style-name="Visited_20_Internet_20_Link"><text:span text:style-name="T1">SSW506</text:span></text:a></text:p>
                      </table:table-cell>
                      <table:table-cell table:style-name="Tabela29.A1" office:value-type="string">
                        <text:p text:style-name="P10"><text:bookmark-start text:name="__DdeLink__6607_2069445152"/>Expressoes Questao Social III<text:bookmark-end text:name="__DdeLink__6607_2069445152"/></text:p>
                      </table:table-cell>
                      <table:table-cell table:style-name="Tabela29.A1" office:value-type="string">
                        <text:p text:style-name="P9">4.0</text:p>
                      </table:table-cell>
                      <table:table-cell table:style-name="Tabela29.A1" office:value-type="string">
                        <text:p text:style-name="P9">6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9">0</text:p>
                      </table:table-cell>
                      <table:table-cell table:style-name="Tabela29.A1" office:value-type="string">
                        <text:p text:style-name="P7"/>
                      </table:table-cell>
                      <table:table-cell table:style-name="Tabela29.H14" office:value-type="string">
                        <text:p text:style-name="P7"/>
                      </table:table-cell>
                    </table:table-row>
                    <table:table-row table:style-name="Tabela29.15">
                      <table:table-cell table:style-name="Tabela29.A1" table:number-columns-spanned="2" office:value-type="string">
                        <text:p text:style-name="P6">Créditos a cumprir</text:p>
                      </table:table-cell>
                      <table:covered-table-cell/>
                      <table:table-cell table:style-name="Tabela29.A1" office:value-type="string">
                        <text:p text:style-name="P9">8.0</text:p>
                      </table:table-cell>
                      <table:table-cell table:style-name="Tabela29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29.H15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30" table:style-name="Tabela30">
              <table:table-column table:style-name="Tabela30.A"/>
              <table:table-row>
                <table:table-cell table:style-name="Tabela30.A1" office:value-type="string">
                  <table:table table:name="Tabela31" table:style-name="Tabela31">
                    <table:table-column table:style-name="Tabela31.A"/>
                    <table:table-column table:style-name="Tabela31.B"/>
                    <table:table-column table:style-name="Tabela31.C"/>
                    <table:table-row table:style-name="Tabela31.1">
                      <table:table-cell table:style-name="Tabela31.A1" table:number-columns-spanned="3" office:value-type="string">
                        <text:p text:style-name="P4">Para fazer jus ao grau e diploma, o aluno deverá cumprir no mínimo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31.A2" office:value-type="string">
                        <text:p text:style-name="P3">Item do currículo</text:p>
                      </table:table-cell>
                      <table:table-cell table:style-name="Tabela31.A2" office:value-type="string">
                        <text:p text:style-name="P4">Créditos</text:p>
                      </table:table-cell>
                      <table:table-cell table:style-name="Tabela31.A2" office:value-type="string">
                        <text:p text:style-name="P4">Mínimo de Horas</text:p>
                      </table:table-cell>
                    </table:table-row>
                    <table:table-row table:style-name="Tabela31.3">
                      <table:table-cell table:style-name="Tabela31.A1" office:value-type="string">
                        <text:p text:style-name="P10">Disciplinas Obrigatórias</text:p>
                      </table:table-cell>
                      <table:table-cell table:style-name="Tabela31.A1" office:value-type="string">
                        <text:p text:style-name="P9">147.0</text:p>
                      </table:table-cell>
                      <table:table-cell table:style-name="Tabela31.A1" office:value-type="string">
                        <text:p text:style-name="P9">2400</text:p>
                      </table:table-cell>
                    </table:table-row>
                    <table:table-row table:style-name="Tabela31.4">
                      <table:table-cell table:style-name="Tabela31.A1" office:value-type="string">
                        <text:p text:style-name="P10">Requisitos Curriculares Suplementares</text:p>
                      </table:table-cell>
                      <table:table-cell table:style-name="Tabela31.A1" office:value-type="string">
                        <text:p text:style-name="P9">18.0</text:p>
                      </table:table-cell>
                      <table:table-cell table:style-name="Tabela31.A1" office:value-type="string">
                        <text:p text:style-name="P9">630</text:p>
                      </table:table-cell>
                    </table:table-row>
                    <table:table-row table:style-name="Tabela31.3">
                      <table:table-cell table:style-name="Tabela31.A1" office:value-type="string">
                        <text:p text:style-name="P10">Disc. Compl. Escolha Restrita</text:p>
                      </table:table-cell>
                      <table:table-cell table:style-name="Tabela31.A1" office:value-type="string">
                        <text:p text:style-name="P9">0</text:p>
                      </table:table-cell>
                      <table:table-cell table:style-name="Tabela31.A1" office:value-type="string">
                        <text:p text:style-name="P9">0</text:p>
                      </table:table-cell>
                    </table:table-row>
                    <table:table-row table:style-name="Tabela31.4">
                      <table:table-cell table:style-name="Tabela31.A1" office:value-type="string">
                        <text:p text:style-name="P10">Disc. Compl. Escolha Condicionada</text:p>
                      </table:table-cell>
                      <table:table-cell table:style-name="Tabela31.A1" office:value-type="string">
                        <text:p text:style-name="P9">8.0</text:p>
                      </table:table-cell>
                      <table:table-cell table:style-name="Tabela31.A1" office:value-type="string">
                        <text:p text:style-name="P9">120</text:p>
                      </table:table-cell>
                    </table:table-row>
                    <table:table-row table:style-name="Tabela31.3">
                      <table:table-cell table:style-name="Tabela31.A1" office:value-type="string">
                        <text:p text:style-name="P10">Disc. Compl. Livre Escolha</text:p>
                      </table:table-cell>
                      <table:table-cell table:style-name="Tabela31.A1" office:value-type="string">
                        <text:p text:style-name="P9">0.0</text:p>
                      </table:table-cell>
                      <table:table-cell table:style-name="Tabela31.A1" office:value-type="string">
                        <text:p text:style-name="P9">0</text:p>
                      </table:table-cell>
                    </table:table-row>
                    <table:table-row>
                      <table:table-cell table:style-name="Tabela31.A2" office:value-type="string">
                        <text:p text:style-name="P3">Total</text:p>
                      </table:table-cell>
                      <table:table-cell table:style-name="Tabela31.A2" office:value-type="string">
                        <text:p text:style-name="P4">173.0</text:p>
                      </table:table-cell>
                      <table:table-cell table:style-name="Tabela31.A2" office:value-type="string">
                        <text:p text:style-name="P4">3150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32" table:style-name="Tabela32">
              <table:table-column table:style-name="Tabela32.A"/>
              <table:table-row>
                <table:table-cell table:style-name="Tabela32.A1" office:value-type="string">
                  <table:table table:name="Tabela33" table:style-name="Tabela33">
                    <table:table-column table:style-name="Tabela33.A"/>
                    <table:table-column table:style-name="Tabela33.B"/>
                    <table:table-column table:style-name="Tabela33.C"/>
                    <table:table-column table:style-name="Tabela33.D"/>
                    <table:table-row table:style-name="Tabela33.1">
                      <table:table-cell table:style-name="Tabela33.A1" table:number-columns-spanned="4" office:value-type="string">
                        <text:p text:style-name="P4">Equações de Equivalência do Currículo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ela33.2">
                      <table:table-cell table:style-name="Tabela33.A1" office:value-type="string">
                        <text:p text:style-name="P8">[124994] :</text:p>
                      </table:table-cell>
                      <table:table-cell table:style-name="Tabela33.A1" office:value-type="string">
                        <text:p text:style-name="P10">SSF105 ( Servico Social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122 ( Fund Hist, Teor e Metod SS I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4995] :</text:p>
                      </table:table-cell>
                      <table:table-cell table:style-name="Tabela33.A1" office:value-type="string">
                        <text:p text:style-name="P10">SSW406 ( Pratica Profissiona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230 ( Seminario de Pratica do SS 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4996] :</text:p>
                      </table:table-cell>
                      <table:table-cell table:style-name="Tabela33.A1" office:value-type="string">
                        <text:p text:style-name="P10">SSF115 ( Psicologia Social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IPG111 ( Psicologia I CB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4997] :</text:p>
                      </table:table-cell>
                      <table:table-cell table:style-name="Tabela33.A1" office:value-type="string">
                        <text:p text:style-name="P10">SSW407 ( Orientacao de Tcc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471 ( Seminario de Trab Concl Cur 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4998] :</text:p>
                      </table:table-cell>
                      <table:table-cell table:style-name="Tabela33.A1" office:value-type="string">
                        <text:p text:style-name="P10">SSF107 ( Servico Social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242 ( Fund Hist, Teor e Metod SS IV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00] :</text:p>
                      </table:table-cell>
                      <table:table-cell table:style-name="Tabela33.A1" office:value-type="string">
                        <text:p text:style-name="P10">SSM202 ( Estado, Classes e Mov Sociai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356 ( Mov Soc, Cidadania e Serv Soc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01] :</text:p>
                      </table:table-cell>
                      <table:table-cell table:style-name="Tabela33.A1" office:value-type="string">
                        <text:p text:style-name="P10">SSF111 ( Etica Profissiona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230 ( Etica Profissional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02] :</text:p>
                      </table:table-cell>
                      <table:table-cell table:style-name="Tabela33.A1" office:value-type="string">
                        <text:p text:style-name="P10">SSW403 ( Orient Treinamento Profis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475 ( Metod do Serv Social Aplic II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03] :</text:p>
                      </table:table-cell>
                      <table:table-cell table:style-name="Tabela33.A1" office:value-type="string">
                        <text:p text:style-name="P10">SSP309 ( Avaliacao Monitoramento em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438 ( Desenvolvimento da Comunidade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04] :</text:p>
                      </table:table-cell>
                      <table:table-cell table:style-name="Tabela33.A1" office:value-type="string">
                        <text:p text:style-name="P10">SSW409 ( Nucleo Tematico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2 ( Politica Social da Familia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05] :</text:p>
                      </table:table-cell>
                      <table:table-cell table:style-name="Tabela33.A1" office:value-type="string">
                        <text:p text:style-name="P10">SSW402 ( Orient Treinamento Profis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365 ( Metod do Serv Social Aplic I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06] :</text:p>
                      </table:table-cell>
                      <table:table-cell table:style-name="Tabela33.A1" office:value-type="string">
                        <text:p text:style-name="P10">SSW503 ( Topicos Especiais em Ss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03 ( Topicos Esp na Metodol do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07] :</text:p>
                      </table:table-cell>
                      <table:table-cell table:style-name="Tabela33.A1" office:value-type="string">
                        <text:p text:style-name="P10">SSW409 ( Nucleo Tematico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605 ( Filosofia e Servico Social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<text:soft-page-break/>[125008] :</text:p>
                      </table:table-cell>
                      <table:table-cell table:style-name="Tabela33.A1" office:value-type="string">
                        <text:p text:style-name="P10">SSF114 ( Filosofia e Servico Socia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FCF110 ( Filosofia 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09] :</text:p>
                      </table:table-cell>
                      <table:table-cell table:style-name="Tabela33.A1" office:value-type="string">
                        <text:p text:style-name="P10">SSW409 ( Nucleo Tematico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611 ( Teorias Antropologicas e SS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10] :</text:p>
                      </table:table-cell>
                      <table:table-cell table:style-name="Tabela33.A1" office:value-type="string">
                        <text:p text:style-name="P10">SSF103 ( Teoria Sociologica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FCB120 ( Sociologia I -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11] :</text:p>
                      </table:table-cell>
                      <table:table-cell table:style-name="Tabela33.A1" office:value-type="string">
                        <text:p text:style-name="P10">SSP308 ( Ss e Questao Urbana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5 ( Pol Soc da Ocupacao Esp Urbano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12] :</text:p>
                      </table:table-cell>
                      <table:table-cell table:style-name="Tabela33.A1" office:value-type="string">
                        <text:p text:style-name="P10">SSF108 ( Servico Social IV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352 ( Fund Hist, Teor e Metod SS V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13] :</text:p>
                      </table:table-cell>
                      <table:table-cell table:style-name="Tabela33.A1" office:value-type="string">
                        <text:p text:style-name="P10">SSF106 ( Servico Social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232 ( Fund Hist, Teor e Metod SS II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14] :</text:p>
                      </table:table-cell>
                      <table:table-cell table:style-name="Tabela33.A1" office:value-type="string">
                        <text:p text:style-name="P10">SSF109 ( Servico Social Contemporaneo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610 ( Fund Hist, Teor e Metod SS V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15] :</text:p>
                      </table:table-cell>
                      <table:table-cell table:style-name="Tabela33.A1" office:value-type="string">
                        <text:p text:style-name="P10">SSWU09 ( Estagio Supervisionado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U05 ( Estagio Superv em S Social 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16] :</text:p>
                      </table:table-cell>
                      <table:table-cell table:style-name="Tabela33.A1" office:value-type="string">
                        <text:p text:style-name="P10">SSP303 ( Administr e Orcamento em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474 ( Administracao em Serv Social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17] :</text:p>
                      </table:table-cell>
                      <table:table-cell table:style-name="Tabela33.A1" office:value-type="string">
                        <text:p text:style-name="P10">SSWU10 ( Estagio Supervisionado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U06 ( Estagio Superv em S Social I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18] :</text:p>
                      </table:table-cell>
                      <table:table-cell table:style-name="Tabela33.A1" office:value-type="string">
                        <text:p text:style-name="P10">SSW409 ( Nucleo Tematico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2 ( Top Esp em Proc Sociais e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19] :</text:p>
                      </table:table-cell>
                      <table:table-cell table:style-name="Tabela33.A1" office:value-type="string">
                        <text:p text:style-name="P10">SSW501 ( Topicos Especiais em Ss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480 ( Seminario de Pratica do SS I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20] :</text:p>
                      </table:table-cell>
                      <table:table-cell table:style-name="Tabela33.A1" office:value-type="string">
                        <text:p text:style-name="P10">SSW410 ( Nucleo Tematico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612 ( Top Esp Fund Hist,Teor,Metod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21] :</text:p>
                      </table:table-cell>
                      <table:table-cell table:style-name="Tabela33.A1" office:value-type="string">
                        <text:p text:style-name="P10">SSM210 ( Ss e Processo de Trabalho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120 ( Proc de Trabalho e Serv Social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22] :</text:p>
                      </table:table-cell>
                      <table:table-cell table:style-name="Tabela33.A1" office:value-type="string">
                        <text:p text:style-name="P10">SSW405 ( Orient Treinamento Profis IV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485 ( Metod do Serv Social Aplic IV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23] :</text:p>
                      </table:table-cell>
                      <table:table-cell table:style-name="Tabela33.A1" office:value-type="string">
                        <text:p text:style-name="P10">SSF104 ( Introducao ao Servico Socia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112 ( Fund Hist, Teor e Metod SS 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24] :</text:p>
                      </table:table-cell>
                      <table:table-cell table:style-name="Tabela33.A1" office:value-type="string">
                        <text:p text:style-name="P10">SSP304 ( Planejamento e Projetos em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355 ( Planejamento e Proj Sociai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25] :</text:p>
                      </table:table-cell>
                      <table:table-cell table:style-name="Tabela33.A1" office:value-type="string">
                        <text:p text:style-name="P10">SSP301 ( Econ do Brasil Contemp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FCH115 ( Form Soc Econ e Polit: Brasil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26] :</text:p>
                      </table:table-cell>
                      <table:table-cell table:style-name="Tabela33.A1" office:value-type="string">
                        <text:p text:style-name="P10">SSP306 ( Politica Social e Ss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230 ( Politica Social I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27] :</text:p>
                      </table:table-cell>
                      <table:table-cell table:style-name="Tabela33.A1" office:value-type="string">
                        <text:p text:style-name="P10">SSWU11 ( Estagio Supervisionado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U07 ( Estagio Superv em S Social II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28] :</text:p>
                      </table:table-cell>
                      <table:table-cell table:style-name="Tabela33.A1" office:value-type="string">
                        <text:p text:style-name="P10">SSM209 ( Direitos Humanos no Brasi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4 ( Violencia, Relacoes Soc e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29] :</text:p>
                      </table:table-cell>
                      <table:table-cell table:style-name="Tabela33.A1" office:value-type="string">
                        <text:p text:style-name="P10">SSP302 ( Economia Politica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IEE115 ( Economia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30] :</text:p>
                      </table:table-cell>
                      <table:table-cell table:style-name="Tabela33.A1" office:value-type="string">
                        <text:p text:style-name="P10">SSW408 ( Orientacao de Tcc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481 ( Seminario de Trab Concl Cur I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31] :</text:p>
                      </table:table-cell>
                      <table:table-cell table:style-name="Tabela33.A1" office:value-type="string">
                        <text:p text:style-name="P10">SSW506 ( Expressoes Questao Social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7 ( Top Esp em Politica Social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32] :</text:p>
                      </table:table-cell>
                      <table:table-cell table:style-name="Tabela33.A1" office:value-type="string">
                        <text:p text:style-name="P10">SSM204 ( Pesquisa Social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241 ( Pesquisa Soc e Serv Social I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33] :</text:p>
                      </table:table-cell>
                      <table:table-cell table:style-name="Tabela33.A1" office:value-type="string">
                        <text:p text:style-name="P10">SSM206 ( Poder Local e Servico Socia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0 ( Poder Local e Servico Social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34] :</text:p>
                      </table:table-cell>
                      <table:table-cell table:style-name="Tabela33.A1" office:value-type="string">
                        <text:p text:style-name="P10">SSWK05 ( Trabalho de Conclusao de Curso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K05 ( Trabalho de Conclusao de Curso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35] :</text:p>
                      </table:table-cell>
                      <table:table-cell table:style-name="Tabela33.A1" office:value-type="string">
                        <text:p text:style-name="P10">SSW410 ( Nucleo Tematico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4 ( Politica Social do Trabalho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36] :</text:p>
                      </table:table-cell>
                      <table:table-cell table:style-name="Tabela33.A1" office:value-type="string">
                        <text:p text:style-name="P10">SSWU12 ( Estagio Supervisionado IV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U08 ( Estagio Superv em S Social IV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37] :</text:p>
                      </table:table-cell>
                      <table:table-cell table:style-name="Tabela33.A1" office:value-type="string">
                        <text:p text:style-name="P10">SSM207 ( Ident Culturais e Ss no Brasi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1 ( Proc de Form Identidade e SS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38] :</text:p>
                      </table:table-cell>
                      <table:table-cell table:style-name="Tabela33.A1" office:value-type="string">
                        <text:p text:style-name="P10">SSW502 ( Topicos Especiais em Ss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07 ( Teoria Psicanalitica e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39] :</text:p>
                      </table:table-cell>
                      <table:table-cell table:style-name="Tabela33.A1" office:value-type="string">
                        <text:p text:style-name="P10">SSW504 ( Expressoes Questao Social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3 ( Politica Social da Saude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40] :</text:p>
                      </table:table-cell>
                      <table:table-cell table:style-name="Tabela33.A1" office:value-type="string">
                        <text:p text:style-name="P10">SSM203 ( Analise Indicad Soc para o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231 ( Pesquisa Soc e Serv Social I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41] :</text:p>
                      </table:table-cell>
                      <table:table-cell table:style-name="Tabela33.A1" office:value-type="string">
                        <text:p text:style-name="P10">SSW401 ( Orient Treinamento Profis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W355 ( Metod do Serv Social Aplic 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42] :</text:p>
                      </table:table-cell>
                      <table:table-cell table:style-name="Tabela33.A1" office:value-type="string">
                        <text:p text:style-name="P10">SSM201 ( Antropologia Social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FCA218 ( Antropologia Cultural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43] :</text:p>
                      </table:table-cell>
                      <table:table-cell table:style-name="Tabela33.A1" office:value-type="string">
                        <text:p text:style-name="P10">SSP305 ( Teoria Politica e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120 ( Politica Social 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44] :</text:p>
                      </table:table-cell>
                      <table:table-cell table:style-name="Tabela33.A1" office:value-type="string">
                        <text:p text:style-name="P10">SSM208 ( a Questao de Genero no Brasil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3 ( Relacoes de Genero e Serv Soc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45] :</text:p>
                      </table:table-cell>
                      <table:table-cell table:style-name="Tabela33.A1" office:value-type="string">
                        <text:p text:style-name="P10">SSW505 ( Expressoes Questao Social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8 ( Politica Social e Assistencia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46] :</text:p>
                      </table:table-cell>
                      <table:table-cell table:style-name="Tabela33.A1" office:value-type="string">
                        <text:p text:style-name="P10">SSW505 ( Expressoes Questao Social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01 ( Top Esp em Mov Sociais e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47] :</text:p>
                      </table:table-cell>
                      <table:table-cell table:style-name="Tabela33.A1" office:value-type="string">
                        <text:p text:style-name="P10">SSW502 ( Topicos Especiais em Ss 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1 ( Proc de Form Identidade e SS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48] :</text:p>
                      </table:table-cell>
                      <table:table-cell table:style-name="Tabela33.A1" office:value-type="string">
                        <text:p text:style-name="P10">SSW503 ( Topicos Especiais em Ss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M614 ( Violencia, Relacoes Soc e SS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[125049] :</text:p>
                      </table:table-cell>
                      <table:table-cell table:style-name="Tabela33.A1" office:value-type="string">
                        <text:p text:style-name="P10">SSW506 ( Expressoes Questao Social II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4 ( Politica Social do Trabalho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050] :</text:p>
                      </table:table-cell>
                      <table:table-cell table:style-name="Tabela33.A1" office:value-type="string">
                        <text:p text:style-name="P10">SSP309 ( Avaliacao Monitoramento em Ss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607 ( Top Esp em Politica Social )</text:p>
                      </table:table-cell>
                    </table:table-row>
                    <table:table-row table:style-name="Tabela33.2">
                      <table:table-cell table:style-name="Tabela33.A1" office:value-type="string">
                        <text:p text:style-name="P8"><text:soft-page-break/>[125051] :</text:p>
                      </table:table-cell>
                      <table:table-cell table:style-name="Tabela33.A1" office:value-type="string">
                        <text:p text:style-name="P10">SSW501 ( Topicos Especiais em Ss I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F610 ( Fund Hist, Teor e Metod SS VI )</text:p>
                      </table:table-cell>
                    </table:table-row>
                    <table:table-row table:style-name="Tabela33.3">
                      <table:table-cell table:style-name="Tabela33.A1" office:value-type="string">
                        <text:p text:style-name="P8">[125869] :</text:p>
                      </table:table-cell>
                      <table:table-cell table:style-name="Tabela33.A1" office:value-type="string">
                        <text:p text:style-name="P10">SSP358 ( Politica Social e Ss II ) + <text:line-break/>SSP360 ( Política Soc e Ss III - A. ) + <text:line-break/>SSP361 ( Política Soc e Ss III - B. ) + <text:line-break/>SSP362 ( Política Soc e Ss III - C. )</text:p>
                      </table:table-cell>
                      <table:table-cell table:style-name="Tabela33.A1" office:value-type="string">
                        <text:p text:style-name="P9">=</text:p>
                      </table:table-cell>
                      <table:table-cell table:style-name="Tabela33.A1" office:value-type="string">
                        <text:p text:style-name="P10">SSP307 ( Politica Social e Ss II )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able:table table:name="Tabela34" table:style-name="Tabela34">
              <table:table-column table:style-name="Tabela34.A"/>
              <table:table-row>
                <table:table-cell table:style-name="Tabela34.A1" office:value-type="string">
                  <table:table table:name="Tabela35" table:style-name="Tabela35">
                    <table:table-column table:style-name="Tabela35.A"/>
                    <table:table-column table:style-name="Tabela35.B"/>
                    <table:table-column table:style-name="Tabela35.C"/>
                    <table:table-column table:style-name="Tabela35.D"/>
                    <table:table-row table:style-name="Tabela35.1">
                      <table:table-cell table:style-name="Tabela35.A1" table:number-columns-spanned="4" office:value-type="string">
                        <text:p text:style-name="P4">Equivalências por Código Anterior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ela35.2">
                      <table:table-cell table:style-name="Tabela35.A1" office:value-type="string">
                        <text:p text:style-name="P7"/>
                      </table:table-cell>
                      <table:table-cell table:style-name="Tabela35.A1" office:value-type="string">
                        <text:p text:style-name="P10">IUF230 ( Direito e Legislacao Social )</text:p>
                      </table:table-cell>
                      <table:table-cell table:style-name="Tabela35.A1" office:value-type="string">
                        <text:p text:style-name="P9">=</text:p>
                      </table:table-cell>
                      <table:table-cell table:style-name="Tabela35.A1" office:value-type="string">
                        <text:p text:style-name="P10">IUS230 ( Direito e Legislacao Social )</text:p>
                      </table:table-cell>
                    </table:table-row>
                    <table:table-row table:style-name="Tabela35.3">
                      <table:table-cell table:style-name="Tabela35.A1" office:value-type="string">
                        <text:p text:style-name="P7"/>
                      </table:table-cell>
                      <table:table-cell table:style-name="Tabela35.A1" office:value-type="string">
                        <text:p text:style-name="P10">SSWK05 ( Trabalho de Conclusao de Curso )</text:p>
                      </table:table-cell>
                      <table:table-cell table:style-name="Tabela35.A1" office:value-type="string">
                        <text:p text:style-name="P9">=</text:p>
                      </table:table-cell>
                      <table:table-cell table:style-name="Tabela35.A1" office:value-type="string">
                        <text:p text:style-name="P10">SSMK05 ( Trabalho de Conclusao de Curso )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Text_20_body"><text:line-break/></text:p>
      <text:p text:style-name="P1"/>
      <table:table table:name="Tabela36" table:style-name="Tabela36">
        <table:table-column table:style-name="Tabela36.A"/>
        <table:table-row>
          <table:table-cell table:style-name="Tabela36.A1" office:value-type="string">
            <table:table table:name="Tabela37" table:style-name="Tabela37">
              <table:table-column table:style-name="Tabela37.A"/>
              <table:table-row table:style-name="Tabela37.1">
                <table:table-cell table:style-name="Tabela37.A1" office:value-type="string">
                  <table:table table:name="Tabela38" table:style-name="Tabela38">
                    <table:table-column table:style-name="Tabela38.A"/>
                    <table:table-column table:style-name="Tabela38.B"/>
                    <table:table-column table:style-name="Tabela38.C"/>
                    <table:table-column table:style-name="Tabela38.D"/>
                    <table:table-column table:style-name="Tabela38.E"/>
                    <table:table-row table:style-name="Tabela38.1">
                      <table:table-cell table:style-name="Tabela38.A1" table:number-columns-spanned="4" office:value-type="string">
                        <text:p text:style-name="P2">Curso de Graduação em Serviço Social</text:p>
                      </table:table-cell>
                      <table:covered-table-cell/>
                      <table:covered-table-cell/>
                      <table:covered-table-cell/>
                      <table:table-cell table:style-name="Tabela38.E1" office:value-type="string">
                        <text:p text:style-name="P7"/>
                      </table:table-cell>
                    </table:table-row>
                    <table:table-row table:style-name="Tabela38.2">
                      <table:table-cell table:style-name="Tabela38.A1" table:number-columns-spanned="4" office:value-type="string">
                        <text:p text:style-name="P4">Curriculo a ser cumprido pelos alunos de 2008/2 a 9999/9</text:p>
                      </table:table-cell>
                      <table:covered-table-cell/>
                      <table:covered-table-cell/>
                      <table:covered-table-cell/>
                      <table:table-cell table:style-name="Tabela38.E2" office:value-type="string">
                        <text:p text:style-name="P7"/>
                      </table:table-cell>
                    </table:table-row>
                    <table:table-row table:style-name="Tabela38.3">
                      <table:table-cell table:style-name="Tabela38.A3" office:value-type="string">
                        <text:p text:style-name="Table_20_Contents"><text:span text:style-name="Strong_20_Emphasis">Localização:</text:span></text:p>
                      </table:table-cell>
                      <table:table-cell table:style-name="Tabela38.A3" office:value-type="string">
                        <text:p text:style-name="Table_20_Contents">Escola de Serviço Social</text:p>
                      </table:table-cell>
                      <table:table-cell table:style-name="Tabela38.A3" office:value-type="string">
                        <text:p text:style-name="Table_20_Contents"><text:span text:style-name="Strong_20_Emphasis">Código:</text:span></text:p>
                      </table:table-cell>
                      <table:table-cell table:style-name="Tabela38.A3" office:value-type="string">
                        <text:p text:style-name="Table_20_Contents">3306010000</text:p>
                        <table:table table:name="Tabela39" table:style-name="Tabela39">
                          <table:table-column table:style-name="Tabela39.A"/>
                          <table:table-column table:style-name="Tabela39.B"/>
                          <table:table-row table:style-name="Tabela39.1">
                            <table:table-cell table:style-name="Tabela39.A1" table:number-columns-spanned="2" office:value-type="string">
                              <text:p text:style-name="P4">Durações</text:p>
                            </table:table-cell>
                            <table:covered-table-cell/>
                          </table:table-row>
                          <table:table-row table:style-name="Tabela39.2">
                            <table:table-cell table:style-name="Tabela39.A2" office:value-type="string">
                              <text:p text:style-name="P3">Prazo máximo de integralização na UFRJ:</text:p>
                            </table:table-cell>
                            <table:table-cell table:style-name="Tabela39.A2" office:value-type="string">
                              <text:p text:style-name="Table_20_Contents">12 segmento(s)</text:p>
                            </table:table-cell>
                          </table:table-row>
                          <table:table-row table:style-name="Tabela39.3">
                            <table:table-cell table:style-name="Tabela39.A2" office:value-type="string">
                              <text:p text:style-name="Table_20_Contents"><text:span text:style-name="Strong_20_Emphasis">Duração recomendada na UFRJ:</text:span></text:p>
                            </table:table-cell>
                            <table:table-cell table:style-name="Tabela39.A2" office:value-type="string">
                              <text:p text:style-name="Table_20_Contents">10 segmento(s)</text:p>
                            </table:table-cell>
                          </table:table-row>
                          <table:table-row table:style-name="Tabela39.2">
                            <table:table-cell table:style-name="Tabela39.A2" office:value-type="string">
                              <text:p text:style-name="Table_20_Contents"><text:span text:style-name="Strong_20_Emphasis">Número mínimo de horas (CNE)</text:span></text:p>
                            </table:table-cell>
                            <table:table-cell table:style-name="Tabela39.A2" office:value-type="string">
                              <text:p text:style-name="Table_20_Contents">3000</text:p>
                            </table:table-cell>
                          </table:table-row>
                          <table:table-row table:style-name="Tabela39.3">
                            <table:table-cell table:style-name="Tabela39.A2" office:value-type="string">
                              <text:p text:style-name="P3">Duração em anos (CNE):</text:p>
                              <table:table table:name="Tabela40" table:style-name="Tabela40">
                                <table:table-column table:style-name="Tabela40.A"/>
                                <table:table-column table:style-name="Tabela40.B"/>
                                <table:table-column table:style-name="Tabela40.C"/>
                                <table:table-row>
                                  <table:table-cell table:style-name="Tabela40.A1" office:value-type="string">
                                    <text:p text:style-name="Table_20_Contents">Mínima:4</text:p>
                                  </table:table-cell>
                                  <table:table-cell table:style-name="Tabela40.A1" office:value-type="string">
                                    <text:p text:style-name="Table_20_Contents">Média :0</text:p>
                                  </table:table-cell>
                                  <table:table-cell table:style-name="Tabela40.A1" office:value-type="string">
                                    <text:p text:style-name="Table_20_Contents">Máxima:0</text:p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table-cell table:style-name="Tabela39.A2" office:value-type="string">
                              <text:p text:style-name="P7"/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ela38.E3" office:value-type="string">
                        <text:p text:style-name="P7"/>
                      </table:table-cell>
                    </table:table-row>
                    <table:table-row>
                      <table:table-cell table:style-name="Tabela38.A4" table:number-columns-spanned="2" office:value-type="string">
                        <table:table table:name="Tabela41" table:style-name="Tabela41">
                          <table:table-column table:style-name="Tabela41.A"/>
                          <table:table-column table:style-name="Tabela41.B"/>
                          <table:table-row table:style-name="Tabela41.1">
                            <table:table-cell table:style-name="Tabela41.A1" table:number-columns-spanned="2" office:value-type="string">
                              <text:p text:style-name="P4">Estrutura</text:p>
                            </table:table-cell>
                            <table:covered-table-cell/>
                          </table:table-row>
                          <table:table-row table:style-name="Tabela41.2">
                            <table:table-cell table:style-name="Tabela41.A2" office:value-type="string">
                              <text:p text:style-name="P3">Trabalho de Conclusão:</text:p>
                            </table:table-cell>
                            <table:table-cell table:style-name="Tabela41.B2" office:value-type="string">
                              <text:p text:style-name="Table_20_Contents">Trabalho Final</text:p>
                            </table:table-cell>
                          </table:table-row>
                          <table:table-row table:style-name="Tabela41.3">
                            <table:table-cell table:style-name="Tabela41.A3" office:value-type="string">
                              <text:p text:style-name="Table_20_Contents"><text:span text:style-name="Strong_20_Emphasis">Desenvolvido em Parceria:</text:span></text:p>
                            </table:table-cell>
                            <table:table-cell table:style-name="Tabela41.B3" office:value-type="string">
                              <text:p text:style-name="Table_20_Contents">não</text:p>
                            </table:table-cell>
                          </table:table-row>
                          <table:table-row table:style-name="Tabela41.2">
                            <table:table-cell table:style-name="Tabela41.A4" office:value-type="string">
                              <text:p text:style-name="Table_20_Contents"><text:span text:style-name="Strong_20_Emphasis">Possui Banca Examinadora:</text:span></text:p>
                            </table:table-cell>
                            <table:table-cell table:style-name="Tabela41.B4" office:value-type="string">
                              <text:p text:style-name="Table_20_Contents">não</text:p>
                            </table:table-cell>
                          </table:table-row>
                          <table:table-row table:style-name="Tabela41.3">
                            <table:table-cell table:style-name="Tabela41.A5" office:value-type="string">
                              <text:p text:style-name="Table_20_Contents"><text:span text:style-name="Strong_20_Emphasis">Pago:</text:span></text:p>
                            </table:table-cell>
                            <table:table-cell table:style-name="Tabela41.B5" office:value-type="string">
                              <text:p text:style-name="Table_20_Contents">não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8.C4" table:number-columns-spanned="2" office:value-type="string">
                        <table:table table:name="Tabela42" table:style-name="Tabela42">
                          <table:table-column table:style-name="Tabela42.A"/>
                          <table:table-column table:style-name="Tabela42.B"/>
                          <table:table-column table:style-name="Tabela42.C"/>
                          <table:table-column table:style-name="Tabela42.D"/>
                          <table:table-row table:style-name="Tabela42.1">
                            <table:table-cell table:style-name="Tabela42.A1" table:number-columns-spanned="4" office:value-type="string">
                              <text:p text:style-name="P4">Dados da coordenação</text:p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  <table:table-row table:style-name="Tabela42.2">
                            <table:table-cell table:style-name="Tabela42.A2" office:value-type="string">
                              <text:p text:style-name="Table_20_Contents"><text:span text:style-name="Strong_20_Emphasis">Responsável:</text:span></text:p>
                            </table:table-cell>
                            <table:table-cell table:style-name="Tabela42.A2" table:number-columns-spanned="3" office:value-type="string">
                              <text:p text:style-name="Table_20_Contents">TATIANA BRETTAS WAEHNELDT(Doutorado)</text:p>
                            </table:table-cell>
                            <table:covered-table-cell/>
                            <table:covered-table-cell/>
                          </table:table-row>
                          <table:table-row table:style-name="Tabela42.3">
                            <table:table-cell table:style-name="Tabela42.A2" office:value-type="string">
                              <text:p text:style-name="Table_20_Contents"><text:span text:style-name="Strong_20_Emphasis">Matrícula:</text:span></text:p>
                            </table:table-cell>
                            <table:table-cell table:style-name="Tabela42.A2" office:value-type="string">
                              <text:p text:style-name="Table_20_Contents">07544050793</text:p>
                            </table:table-cell>
                            <table:table-cell table:style-name="Tabela42.A1" office:value-type="string">
                              <text:p text:style-name="P8"><text:span text:style-name="Strong_20_Emphasis">C.H.:</text:span></text:p>
                            </table:table-cell>
                            <table:table-cell table:style-name="Tabela42.A2" office:value-type="string">
                              <text:p text:style-name="Table_20_Contents">DE</text:p>
                            </table:table-cell>
                          </table:table-row>
                          <table:table-row table:style-name="Tabela42.2">
                            <table:table-cell table:style-name="Tabela42.A2" office:value-type="string">
                              <text:p text:style-name="Table_20_Contents"><text:span text:style-name="Strong_20_Emphasis">Email:</text:span></text:p>
                            </table:table-cell>
                            <table:table-cell table:style-name="Tabela42.A2" office:value-type="string">
                              <text:p text:style-name="Table_20_Contents"><text:a xlink:type="simple" xlink:href="mailto:graduacao@ess.ufrj.br" text:style-name="Internet_20_link" text:visited-style-name="Visited_20_Internet_20_Link">graduacao@ess.ufrj.br</text:a></text:p>
                            </table:table-cell>
                            <table:table-cell table:style-name="Tabela42.A2" office:value-type="string">
                              <text:p text:style-name="P8"><text:span text:style-name="Strong_20_Emphasis">Site:</text:span></text:p>
                            </table:table-cell>
                            <table:table-cell table:style-name="Tabela42.A2" office:value-type="string">
                              <text:p text:style-name="Table_20_Contents"><text:a xlink:type="simple" xlink:href="http://www.ess.ufrj.br/" office:target-frame-name="_blank" xlink:show="new" text:style-name="Internet_20_link" text:visited-style-name="Visited_20_Internet_20_Link">www.ess.ufrj.br</text:a>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8.E4" office:value-type="string">
                        <text:p text:style-name="P7"/>
                      </table:table-cell>
                    </table:table-row>
                    <table:table-row>
                      <table:table-cell table:style-name="Tabela38.A5" table:number-columns-spanned="2" office:value-type="string">
                        <table:table table:name="Tabela43" table:style-name="Tabela43">
                          <table:table-column table:style-name="Tabela43.A" table:number-columns-repeated="2"/>
                          <table:table-row table:style-name="Tabela43.1">
                            <table:table-cell table:style-name="Tabela43.A1" table:number-columns-spanned="2" office:value-type="string">
                              <text:p text:style-name="P4">Características</text:p>
                            </table:table-cell>
                            <table:covered-table-cell/>
                          </table:table-row>
                          <table:table-row table:style-name="Tabela43.2">
                            <table:table-cell table:style-name="Tabela43.A2" office:value-type="string">
                              <text:p text:style-name="P3">Modalidade:</text:p>
                            </table:table-cell>
                            <table:table-cell table:style-name="Tabela43.B2" office:value-type="string">
                              <text:p text:style-name="Table_20_Contents">Presencial</text:p>
                            </table:table-cell>
                          </table:table-row>
                          <table:table-row table:style-name="Tabela43.3">
                            <table:table-cell table:style-name="Tabela43.A3" office:value-type="string">
                              <text:p text:style-name="Table_20_Contents"><text:span text:style-name="Strong_20_Emphasis">Denominação Oficial:</text:span></text:p>
                            </table:table-cell>
                            <table:table-cell table:style-name="Tabela43.B3" office:value-type="string">
                              <text:p text:style-name="Table_20_Contents">Serviço Social</text:p>
                            </table:table-cell>
                          </table:table-row>
                          <table:table-row table:style-name="Tabela43.2">
                            <table:table-cell table:style-name="Tabela43.A4" office:value-type="string">
                              <text:p text:style-name="Table_20_Contents"><text:span text:style-name="Strong_20_Emphasis">Situação:</text:span></text:p>
                            </table:table-cell>
                            <table:table-cell table:style-name="Tabela43.B4" office:value-type="string">
                              <text:p text:style-name="Table_20_Contents">Ativo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8.C5" table:number-columns-spanned="3" office:value-type="string">
                        <table:table table:name="Tabela44" table:style-name="Tabela44">
                          <table:table-column table:style-name="Tabela44.A"/>
                          <table:table-column table:style-name="Tabela44.B"/>
                          <table:table-row table:style-name="Tabela44.1">
                            <table:table-cell table:style-name="Tabela44.A1" table:number-columns-spanned="2" office:value-type="string">
                              <text:p text:style-name="P4">Informações complementares</text:p>
                            </table:table-cell>
                            <table:covered-table-cell/>
                          </table:table-row>
                          <table:table-row table:style-name="Tabela44.2">
                            <table:table-cell table:style-name="Tabela44.A2" office:value-type="string">
                              <text:p text:style-name="Table_20_Contents"><text:span text:style-name="Strong_20_Emphasis">Criação:</text:span></text:p>
                            </table:table-cell>
                            <table:table-cell table:style-name="Tabela44.A2" office:value-type="string">
                              <text:p text:style-name="Table_20_Contents">não informado</text:p>
                            </table:table-cell>
                          </table:table-row>
                          <table:table-row table:style-name="Tabela44.3">
                            <table:table-cell table:style-name="Tabela44.A2" office:value-type="string">
                              <text:p text:style-name="Table_20_Contents"><text:span text:style-name="Strong_20_Emphasis">Reconhecimento:</text:span></text:p>
                            </table:table-cell>
                            <table:table-cell table:style-name="Tabela44.A2" office:value-type="string">
                              <text:p text:style-name="Table_20_Contents">Portaria 133 de 01/03/2018 publicado no Diário Oficial da União em 02/03/2018</text:p>
                            </table:table-cell>
                          </table:table-row>
                          <table:table-row table:style-name="Tabela44.2">
                            <table:table-cell table:style-name="Tabela44.A2" office:value-type="string">
                              <text:p text:style-name="Table_20_Contents"><text:span text:style-name="Strong_20_Emphasis">Aprovação Curriculo:</text:span></text:p>
                            </table:table-cell>
                            <table:table-cell table:style-name="Tabela44.A2" office:value-type="string">
                              <text:p text:style-name="Table_20_Contents">Processo 013339/2008-43 de 16/07/2008 publicado no Boletim Interno da UFRJ em 16/07/2008</text:p>
                            </table:table-cell>
                          </table:table-row>
                          <table:table-row table:style-name="Tabela44.3">
                            <table:table-cell table:style-name="Tabela44.A5" office:value-type="string">
                              <text:p text:style-name="Table_20_Contents"><text:span text:style-name="Strong_20_Emphasis">Publico Alvo:</text:span></text:p>
                            </table:table-cell>
                            <table:table-cell table:style-name="Tabela44.A2" office:value-type="string">
                              <text:p text:style-name="Table_20_Contents">não informado</text:p>
                            </table:table-cell>
                          </table:table-row>
                          <table:table-row table:style-name="Tabela44.2">
                            <table:table-cell table:style-name="Tabela44.A6" office:value-type="string">
                              <text:p text:style-name="Table_20_Contents"><text:span text:style-name="Strong_20_Emphasis">Observações:</text:span></text:p>
                            </table:table-cell>
                            <table:table-cell table:style-name="Tabela44.A2" office:value-type="string">
                              <text:p text:style-name="P7"/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38.A6" table:number-columns-spanned="5" office:value-type="string">
                        <table:table table:name="Tabela45" table:style-name="Tabela45">
                          <table:table-column table:style-name="Tabela45.A"/>
                          <table:table-row table:style-name="Tabela45.1">
                            <table:table-cell table:style-name="Tabela45.A1" office:value-type="string">
                              <text:p text:style-name="P4">Endereço(s)</text:p>
                            </table:table-cell>
                          </table:table-row>
                          <table:table-row table:style-name="Tabela45.2">
                            <table:table-cell table:style-name="Tabela45.A2" office:value-type="string">
                              <text:p text:style-name="Table_20_Contents">Avenida Pasteur, 250 Campus Praia Vermelha<text:line-break/>Botafogo - Rio de Janeiro - RJ<text:line-break/>22290240<text:line-break/>Brasil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38.A7" table:number-columns-spanned="2" office:value-type="string">
                        <table:table table:name="Tabela46" table:style-name="Tabela46">
                          <table:table-column table:style-name="Tabela46.A"/>
                          <table:table-column table:style-name="Tabela46.B"/>
                          <table:table-row table:style-name="Tabela46.1">
                            <table:table-cell table:style-name="Tabela46.A1" table:number-columns-spanned="2" office:value-type="string">
                              <text:p text:style-name="P4">Telefone(s)</text:p>
                            </table:table-cell>
                            <table:covered-table-cell/>
                          </table:table-row>
                          <table:table-row table:style-name="Tabela46.2">
                            <table:table-cell table:style-name="Tabela46.A2" office:value-type="string">
                              <text:p text:style-name="Table_20_Contents">Comercial:</text:p>
                            </table:table-cell>
                            <table:table-cell table:style-name="Tabela46.A2" office:value-type="string">
                              <text:p text:style-name="Table_20_Contents">55 (21)38735380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covered-table-cell/>
                      <table:table-cell table:style-name="Tabela38.C7" table:number-columns-spanned="3" office:value-type="string">
                        <text:p text:style-name="P7"/>
                      </table:table-cell>
                      <table:covered-table-cell/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able:table table:name="Tabela47" table:style-name="Tabela47">
              <table:table-column table:style-name="Tabela47.A"/>
              <table:table-row>
                <table:table-cell table:style-name="Tabela47.A1" office:value-type="string">
                  <table:table table:name="Tabela48" table:style-name="Tabela48">
                    <table:table-column table:style-name="Tabela48.A"/>
                    <table:table-column table:style-name="Tabela48.B"/>
                    <table:table-column table:style-name="Tabela48.C"/>
                    <table:table-column table:style-name="Tabela48.D"/>
                    <table:table-column table:style-name="Tabela48.E"/>
                    <table:table-column table:style-name="Tabela48.F"/>
                    <table:table-column table:style-name="Tabela48.G"/>
                    <table:table-column table:style-name="Tabela48.H"/>
                    <table:table-row table:style-name="Tabela48.1">
                      <table:table-cell table:style-name="Tabela48.A1" table:number-columns-spanned="8" office:value-type="string">
                        <text:p text:style-name="P4">1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48.A2" office:value-type="string">
                        <text:p text:style-name="P4">Código</text:p>
                      </table:table-cell>
                      <table:table-cell table:style-name="Tabela48.A2" office:value-type="string">
                        <text:p text:style-name="P5">Nome</text:p>
                      </table:table-cell>
                      <table:table-cell table:style-name="Tabela48.A2" office:value-type="string">
                        <text:p text:style-name="P3">Créditos</text:p>
                      </table:table-cell>
                      <table:table-cell table:style-name="Tabela48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48.A2" office:value-type="string">
                        <text:p text:style-name="P3">Requisitos</text:p>
                      </table:table-cell>
                      <table:table-cell table:style-name="Tabela48.H2" office:value-type="string">
                        <text:p text:style-name="P7"/>
                      </table:table-cell>
                    </table:table-row>
                    <table:table-row table:style-name="Tabela48.3">
                      <table:table-cell table:style-name="Tabela48.A1" office:value-type="string">
                        <text:p text:style-name="P9"><text:a xlink:type="simple" xlink:href="javascript:Ementa('../disciplinas/36ED093D-92A4-F79B-633D-DD886C440BB7.html')" text:style-name="Internet_20_link" text:visited-style-name="Visited_20_Internet_20_Link"><text:span text:style-name="T1">SSF103</text:span></text:a></text:p>
                      </table:table-cell>
                      <table:table-cell table:style-name="Tabela48.A1" office:value-type="string">
                        <text:p text:style-name="P10">Teoria Sociologica e Ss</text:p>
                      </table:table-cell>
                      <table:table-cell table:style-name="Tabela48.A1" office:value-type="string">
                        <text:p text:style-name="P9">4.0</text:p>
                      </table:table-cell>
                      <table:table-cell table:style-name="Tabela48.A1" office:value-type="string">
                        <text:p text:style-name="P9">6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7"/>
                      </table:table-cell>
                      <table:table-cell table:style-name="Tabela48.H3" office:value-type="string">
                        <text:p text:style-name="P7"/>
                      </table:table-cell>
                    </table:table-row>
                    <table:table-row table:style-name="Tabela48.4">
                      <table:table-cell table:style-name="Tabela48.A1" office:value-type="string">
                        <text:p text:style-name="P9"><text:a xlink:type="simple" xlink:href="javascript:Ementa('../disciplinas/36F0B1EF-92A4-F79B-633D-DD88C242248B.html')" text:style-name="Internet_20_link" text:visited-style-name="Visited_20_Internet_20_Link"><text:span text:style-name="T1">SSF104</text:span></text:a></text:p>
                      </table:table-cell>
                      <table:table-cell table:style-name="Tabela48.A1" office:value-type="string">
                        <text:p text:style-name="P10">Introducao ao Servico Social</text:p>
                      </table:table-cell>
                      <table:table-cell table:style-name="Tabela48.A1" office:value-type="string">
                        <text:p text:style-name="P9">4.0</text:p>
                      </table:table-cell>
                      <table:table-cell table:style-name="Tabela48.A1" office:value-type="string">
                        <text:p text:style-name="P9">6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7"/>
                      </table:table-cell>
                      <table:table-cell table:style-name="Tabela48.H4" office:value-type="string">
                        <text:p text:style-name="P7"/>
                      </table:table-cell>
                    </table:table-row>
                    <table:table-row table:style-name="Tabela48.3">
                      <table:table-cell table:style-name="Tabela48.A1" office:value-type="string">
                        <text:p text:style-name="P9"><text:a xlink:type="simple" xlink:href="javascript:Ementa('../disciplinas/36F3AF94-92A4-F79B-633D-DD88F83D19E2.html')" text:style-name="Internet_20_link" text:visited-style-name="Visited_20_Internet_20_Link"><text:span text:style-name="T1">SSF114</text:span></text:a></text:p>
                      </table:table-cell>
                      <table:table-cell table:style-name="Tabela48.A1" office:value-type="string">
                        <text:p text:style-name="P10">Filosofia e Servico Social</text:p>
                      </table:table-cell>
                      <table:table-cell table:style-name="Tabela48.A1" office:value-type="string">
                        <text:p text:style-name="P9">4.0</text:p>
                      </table:table-cell>
                      <table:table-cell table:style-name="Tabela48.A1" office:value-type="string">
                        <text:p text:style-name="P9">6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7"/>
                      </table:table-cell>
                      <table:table-cell table:style-name="Tabela48.H5" office:value-type="string">
                        <text:p text:style-name="P7"/>
                      </table:table-cell>
                    </table:table-row>
                    <table:table-row table:style-name="Tabela48.4">
                      <table:table-cell table:style-name="Tabela48.A1" office:value-type="string">
                        <text:p text:style-name="P9"><text:a xlink:type="simple" xlink:href="javascript:Ementa('../disciplinas/36F70F6E-92A4-F79B-633D-DD88E375B370.html')" text:style-name="Internet_20_link" text:visited-style-name="Visited_20_Internet_20_Link"><text:span text:style-name="T1">SSP302</text:span></text:a></text:p>
                      </table:table-cell>
                      <table:table-cell table:style-name="Tabela48.A1" office:value-type="string">
                        <text:p text:style-name="P10">Economia Politica e Ss</text:p>
                      </table:table-cell>
                      <table:table-cell table:style-name="Tabela48.A1" office:value-type="string">
                        <text:p text:style-name="P9">6.0</text:p>
                      </table:table-cell>
                      <table:table-cell table:style-name="Tabela48.A1" office:value-type="string">
                        <text:p text:style-name="P9">9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9">0</text:p>
                      </table:table-cell>
                      <table:table-cell table:style-name="Tabela48.A1" office:value-type="string">
                        <text:p text:style-name="P7"/>
                      </table:table-cell>
                      <table:table-cell table:style-name="Tabela48.H6" office:value-type="string">
                        <text:p text:style-name="P7"/>
                      </table:table-cell>
                    </table:table-row>
                    <table:table-row table:style-name="Tabela48.7">
                      <table:table-cell table:style-name="Tabela48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48.A1" office:value-type="string">
                        <text:p text:style-name="P9">18.0</text:p>
                      </table:table-cell>
                      <table:table-cell table:style-name="Tabela48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48.H7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49" table:style-name="Tabela49">
              <table:table-column table:style-name="Tabela49.A"/>
              <table:table-row>
                <table:table-cell table:style-name="Tabela49.A1" office:value-type="string">
                  <table:table table:name="Tabela50" table:style-name="Tabela50">
                    <table:table-column table:style-name="Tabela50.A"/>
                    <table:table-column table:style-name="Tabela50.B"/>
                    <table:table-column table:style-name="Tabela50.C"/>
                    <table:table-column table:style-name="Tabela50.D"/>
                    <table:table-column table:style-name="Tabela50.E"/>
                    <table:table-column table:style-name="Tabela50.F"/>
                    <table:table-column table:style-name="Tabela50.G"/>
                    <table:table-column table:style-name="Tabela50.H"/>
                    <table:table-row table:style-name="Tabela50.1">
                      <table:table-cell table:style-name="Tabela50.A1" table:number-columns-spanned="8" office:value-type="string">
                        <text:p text:style-name="P4">2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50.A2" office:value-type="string">
                        <text:p text:style-name="P4"><text:soft-page-break/>Código</text:p>
                      </table:table-cell>
                      <table:table-cell table:style-name="Tabela50.A2" office:value-type="string">
                        <text:p text:style-name="P5">Nome</text:p>
                      </table:table-cell>
                      <table:table-cell table:style-name="Tabela50.A2" office:value-type="string">
                        <text:p text:style-name="P3">Créditos</text:p>
                      </table:table-cell>
                      <table:table-cell table:style-name="Tabela50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50.A2" office:value-type="string">
                        <text:p text:style-name="P3">Requisitos</text:p>
                      </table:table-cell>
                      <table:table-cell table:style-name="Tabela50.H2" office:value-type="string">
                        <text:p text:style-name="P7"/>
                      </table:table-cell>
                    </table:table-row>
                    <table:table-row table:style-name="Tabela50.3">
                      <table:table-cell table:style-name="Tabela50.A1" office:value-type="string">
                        <text:p text:style-name="P9"><text:a xlink:type="simple" xlink:href="javascript:Ementa('../disciplinas/36FC1C29-92A4-F79B-633D-DD888A2FC5B9.html')" text:style-name="Internet_20_link" text:visited-style-name="Visited_20_Internet_20_Link"><text:span text:style-name="T1">SSF105</text:span></text:a></text:p>
                      </table:table-cell>
                      <table:table-cell table:style-name="Tabela50.A1" office:value-type="string">
                        <text:p text:style-name="P10">Servico Social I</text:p>
                      </table:table-cell>
                      <table:table-cell table:style-name="Tabela50.A1" office:value-type="string">
                        <text:p text:style-name="P9">4.0</text:p>
                      </table:table-cell>
                      <table:table-cell table:style-name="Tabela50.A1" office:value-type="string">
                        <text:p text:style-name="P9">6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7"/>
                      </table:table-cell>
                      <table:table-cell table:style-name="Tabela50.H3" office:value-type="string">
                        <text:p text:style-name="P7"/>
                      </table:table-cell>
                    </table:table-row>
                    <table:table-row table:style-name="Tabela50.4">
                      <table:table-cell table:style-name="Tabela50.A1" office:value-type="string">
                        <text:p text:style-name="P9"><text:a xlink:type="simple" xlink:href="javascript:Ementa('../disciplinas/36F5A1E6-92A4-F79B-633D-DD8800F8F195.html')" text:style-name="Internet_20_link" text:visited-style-name="Visited_20_Internet_20_Link"><text:span text:style-name="T1">SSM205</text:span></text:a></text:p>
                      </table:table-cell>
                      <table:table-cell table:style-name="Tabela50.A1" office:value-type="string">
                        <text:p text:style-name="P10">Introd Trab Cientifico no Ss</text:p>
                      </table:table-cell>
                      <table:table-cell table:style-name="Tabela50.A1" office:value-type="string">
                        <text:p text:style-name="P9">4.0</text:p>
                      </table:table-cell>
                      <table:table-cell table:style-name="Tabela50.A1" office:value-type="string">
                        <text:p text:style-name="P9">6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7"/>
                      </table:table-cell>
                      <table:table-cell table:style-name="Tabela50.H4" office:value-type="string">
                        <text:p text:style-name="P7"/>
                      </table:table-cell>
                    </table:table-row>
                    <table:table-row table:style-name="Tabela50.3">
                      <table:table-cell table:style-name="Tabela50.A1" office:value-type="string">
                        <text:p text:style-name="P9"><text:a xlink:type="simple" xlink:href="javascript:Ementa('../disciplinas/36FFB4EA-92A4-F79B-633D-DD8884567451.html')" text:style-name="Internet_20_link" text:visited-style-name="Visited_20_Internet_20_Link"><text:span text:style-name="T1">SSM211</text:span></text:a></text:p>
                      </table:table-cell>
                      <table:table-cell table:style-name="Tabela50.A1" office:value-type="string">
                        <text:p text:style-name="P10">Trabalho e Questao Social</text:p>
                      </table:table-cell>
                      <table:table-cell table:style-name="Tabela50.A1" office:value-type="string">
                        <text:p text:style-name="P9">4.0</text:p>
                      </table:table-cell>
                      <table:table-cell table:style-name="Tabela50.A1" office:value-type="string">
                        <text:p text:style-name="P9">6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7"/>
                      </table:table-cell>
                      <table:table-cell table:style-name="Tabela50.H5" office:value-type="string">
                        <text:p text:style-name="P7"/>
                      </table:table-cell>
                    </table:table-row>
                    <table:table-row table:style-name="Tabela50.4">
                      <table:table-cell table:style-name="Tabela50.A1" office:value-type="string">
                        <text:p text:style-name="P9"><text:a xlink:type="simple" xlink:href="javascript:Ementa('../disciplinas/36F9A964-92A4-F79B-633D-DD886BF0CD4C.html')" text:style-name="Internet_20_link" text:visited-style-name="Visited_20_Internet_20_Link"><text:span text:style-name="T1">SSP305</text:span></text:a></text:p>
                      </table:table-cell>
                      <table:table-cell table:style-name="Tabela50.A1" office:value-type="string">
                        <text:p text:style-name="P10">Teoria Politica e Ss</text:p>
                      </table:table-cell>
                      <table:table-cell table:style-name="Tabela50.A1" office:value-type="string">
                        <text:p text:style-name="P9">4.0</text:p>
                      </table:table-cell>
                      <table:table-cell table:style-name="Tabela50.A1" office:value-type="string">
                        <text:p text:style-name="P9">6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9">0</text:p>
                      </table:table-cell>
                      <table:table-cell table:style-name="Tabela50.A1" office:value-type="string">
                        <text:p text:style-name="P7"/>
                      </table:table-cell>
                      <table:table-cell table:style-name="Tabela50.H6" office:value-type="string">
                        <text:p text:style-name="P7"/>
                      </table:table-cell>
                    </table:table-row>
                    <table:table-row table:style-name="Tabela50.7">
                      <table:table-cell table:style-name="Tabela50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50.A1" office:value-type="string">
                        <text:p text:style-name="P9">16.0</text:p>
                      </table:table-cell>
                      <table:table-cell table:style-name="Tabela50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50.H7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51" table:style-name="Tabela51">
              <table:table-column table:style-name="Tabela51.A"/>
              <table:table-row>
                <table:table-cell table:style-name="Tabela51.A1" office:value-type="string">
                  <table:table table:name="Tabela52" table:style-name="Tabela52">
                    <table:table-column table:style-name="Tabela52.A"/>
                    <table:table-column table:style-name="Tabela52.B"/>
                    <table:table-column table:style-name="Tabela52.C"/>
                    <table:table-column table:style-name="Tabela52.D"/>
                    <table:table-column table:style-name="Tabela52.E"/>
                    <table:table-column table:style-name="Tabela52.F"/>
                    <table:table-column table:style-name="Tabela52.G"/>
                    <table:table-column table:style-name="Tabela52.H"/>
                    <table:table-row table:style-name="Tabela52.1">
                      <table:table-cell table:style-name="Tabela52.A1" table:number-columns-spanned="8" office:value-type="string">
                        <text:p text:style-name="P4">3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52.A2" office:value-type="string">
                        <text:p text:style-name="P4">Código</text:p>
                      </table:table-cell>
                      <table:table-cell table:style-name="Tabela52.A2" office:value-type="string">
                        <text:p text:style-name="P5">Nome</text:p>
                      </table:table-cell>
                      <table:table-cell table:style-name="Tabela52.A2" office:value-type="string">
                        <text:p text:style-name="P3">Créditos</text:p>
                      </table:table-cell>
                      <table:table-cell table:style-name="Tabela52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52.A2" office:value-type="string">
                        <text:p text:style-name="P3">Requisitos</text:p>
                      </table:table-cell>
                      <table:table-cell table:style-name="Tabela52.H2" office:value-type="string">
                        <text:p text:style-name="P7"/>
                      </table:table-cell>
                    </table:table-row>
                    <table:table-row table:style-name="Tabela52.3">
                      <table:table-cell table:style-name="Tabela52.A1" office:value-type="string">
                        <text:p text:style-name="P9"><text:a xlink:type="simple" xlink:href="javascript:Ementa('../disciplinas/46413676-92A4-F79F-2482-448AC2C76688.html')" text:style-name="Internet_20_link" text:visited-style-name="Visited_20_Internet_20_Link"><text:span text:style-name="T1">IUF230</text:span></text:a></text:p>
                      </table:table-cell>
                      <table:table-cell table:style-name="Tabela52.A1" office:value-type="string">
                        <text:p text:style-name="P10">Direito e Legislacao Social</text:p>
                      </table:table-cell>
                      <table:table-cell table:style-name="Tabela52.A1" office:value-type="string">
                        <text:p text:style-name="P9">2.0</text:p>
                      </table:table-cell>
                      <table:table-cell table:style-name="Tabela52.A1" office:value-type="string">
                        <text:p text:style-name="P9">3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7"/>
                      </table:table-cell>
                      <table:table-cell table:style-name="Tabela52.H3" office:value-type="string">
                        <text:p text:style-name="P7"/>
                      </table:table-cell>
                    </table:table-row>
                    <table:table-row table:style-name="Tabela52.4">
                      <table:table-cell table:style-name="Tabela52.A1" office:value-type="string">
                        <text:p text:style-name="P9"><text:a xlink:type="simple" xlink:href="javascript:Ementa('../disciplinas/370A666F-92A4-F799-3D64-204249352AC4.html')" text:style-name="Internet_20_link" text:visited-style-name="Visited_20_Internet_20_Link"><text:span text:style-name="T1">SSF106</text:span></text:a></text:p>
                      </table:table-cell>
                      <table:table-cell table:style-name="Tabela52.A1" office:value-type="string">
                        <text:p text:style-name="P10">Servico Social II</text:p>
                      </table:table-cell>
                      <table:table-cell table:style-name="Tabela52.A1" office:value-type="string">
                        <text:p text:style-name="P9">4.0</text:p>
                      </table:table-cell>
                      <table:table-cell table:style-name="Tabela52.A1" office:value-type="string">
                        <text:p text:style-name="P9">6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10">SSF105 (P)</text:p>
                      </table:table-cell>
                      <table:table-cell table:style-name="Tabela52.H4" office:value-type="string">
                        <text:p text:style-name="P7"/>
                      </table:table-cell>
                    </table:table-row>
                    <table:table-row table:style-name="Tabela52.3">
                      <table:table-cell table:style-name="Tabela52.A1" office:value-type="string">
                        <text:p text:style-name="P9"><text:a xlink:type="simple" xlink:href="javascript:Ementa('../disciplinas/36FD3681-92A4-F79B-633D-DD889D3CE01A.html')" text:style-name="Internet_20_link" text:visited-style-name="Visited_20_Internet_20_Link"><text:span text:style-name="T1">SSM202</text:span></text:a></text:p>
                      </table:table-cell>
                      <table:table-cell table:style-name="Tabela52.A1" office:value-type="string">
                        <text:p text:style-name="P10">Estado, Classes e Mov Sociais</text:p>
                      </table:table-cell>
                      <table:table-cell table:style-name="Tabela52.A1" office:value-type="string">
                        <text:p text:style-name="P9">4.0</text:p>
                      </table:table-cell>
                      <table:table-cell table:style-name="Tabela52.A1" office:value-type="string">
                        <text:p text:style-name="P9">6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7"/>
                      </table:table-cell>
                      <table:table-cell table:style-name="Tabela52.H5" office:value-type="string">
                        <text:p text:style-name="P7"/>
                      </table:table-cell>
                    </table:table-row>
                    <table:table-row table:style-name="Tabela52.4">
                      <table:table-cell table:style-name="Tabela52.A1" office:value-type="string">
                        <text:p text:style-name="P9"><text:a xlink:type="simple" xlink:href="javascript:Ementa('../disciplinas/37018CB2-92A4-F79B-633D-DD8876D97CCA.html')" text:style-name="Internet_20_link" text:visited-style-name="Visited_20_Internet_20_Link"><text:span text:style-name="T1">SSP301</text:span></text:a></text:p>
                      </table:table-cell>
                      <table:table-cell table:style-name="Tabela52.A1" office:value-type="string">
                        <text:p text:style-name="P10">Econ do Brasil Contemp e Ss</text:p>
                      </table:table-cell>
                      <table:table-cell table:style-name="Tabela52.A1" office:value-type="string">
                        <text:p text:style-name="P9">6.0</text:p>
                      </table:table-cell>
                      <table:table-cell table:style-name="Tabela52.A1" office:value-type="string">
                        <text:p text:style-name="P9">9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9">0</text:p>
                      </table:table-cell>
                      <table:table-cell table:style-name="Tabela52.A1" office:value-type="string">
                        <text:p text:style-name="P7"/>
                      </table:table-cell>
                      <table:table-cell table:style-name="Tabela52.H6" office:value-type="string">
                        <text:p text:style-name="P7"/>
                      </table:table-cell>
                    </table:table-row>
                    <table:table-row table:style-name="Tabela52.7">
                      <table:table-cell table:style-name="Tabela52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52.A1" office:value-type="string">
                        <text:p text:style-name="P9">16.0</text:p>
                      </table:table-cell>
                      <table:table-cell table:style-name="Tabela52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52.H7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53" table:style-name="Tabela53">
              <table:table-column table:style-name="Tabela53.A"/>
              <table:table-row>
                <table:table-cell table:style-name="Tabela53.A1" office:value-type="string">
                  <table:table table:name="Tabela54" table:style-name="Tabela54">
                    <table:table-column table:style-name="Tabela54.A"/>
                    <table:table-column table:style-name="Tabela54.B"/>
                    <table:table-column table:style-name="Tabela54.C"/>
                    <table:table-column table:style-name="Tabela54.D"/>
                    <table:table-column table:style-name="Tabela54.E"/>
                    <table:table-column table:style-name="Tabela54.F"/>
                    <table:table-column table:style-name="Tabela54.G"/>
                    <table:table-column table:style-name="Tabela54.H"/>
                    <table:table-row table:style-name="Tabela54.1">
                      <table:table-cell table:style-name="Tabela54.A1" table:number-columns-spanned="8" office:value-type="string">
                        <text:p text:style-name="P4">4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54.A2" office:value-type="string">
                        <text:p text:style-name="P4">Código</text:p>
                      </table:table-cell>
                      <table:table-cell table:style-name="Tabela54.A2" office:value-type="string">
                        <text:p text:style-name="P5">Nome</text:p>
                      </table:table-cell>
                      <table:table-cell table:style-name="Tabela54.A2" office:value-type="string">
                        <text:p text:style-name="P3">Créditos</text:p>
                      </table:table-cell>
                      <table:table-cell table:style-name="Tabela54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54.A2" office:value-type="string">
                        <text:p text:style-name="P3">Requisitos</text:p>
                      </table:table-cell>
                      <table:table-cell table:style-name="Tabela54.H2" office:value-type="string">
                        <text:p text:style-name="P7"/>
                      </table:table-cell>
                    </table:table-row>
                    <table:table-row table:style-name="Tabela54.3">
                      <table:table-cell table:style-name="Tabela54.A1" office:value-type="string">
                        <text:p text:style-name="P9"><text:a xlink:type="simple" xlink:href="javascript:Ementa('../disciplinas/37161AE4-92A4-F799-3D64-2042CD311263.html')" text:style-name="Internet_20_link" text:visited-style-name="Visited_20_Internet_20_Link"><text:span text:style-name="T1">SSF107</text:span></text:a></text:p>
                      </table:table-cell>
                      <table:table-cell table:style-name="Tabela54.A1" office:value-type="string">
                        <text:p text:style-name="P10">Servico Social III</text:p>
                      </table:table-cell>
                      <table:table-cell table:style-name="Tabela54.A1" office:value-type="string">
                        <text:p text:style-name="P9">4.0</text:p>
                      </table:table-cell>
                      <table:table-cell table:style-name="Tabela54.A1" office:value-type="string">
                        <text:p text:style-name="P9">6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10">SSF106 (P)</text:p>
                      </table:table-cell>
                      <table:table-cell table:style-name="Tabela54.H3" office:value-type="string">
                        <text:p text:style-name="P7"/>
                      </table:table-cell>
                    </table:table-row>
                    <table:table-row table:style-name="Tabela54.4">
                      <table:table-cell table:style-name="Tabela54.A1" office:value-type="string">
                        <text:p text:style-name="P9"><text:a xlink:type="simple" xlink:href="javascript:Ementa('../disciplinas/370C931D-92A4-F799-3D64-20420BD2D4CA.html')" text:style-name="Internet_20_link" text:visited-style-name="Visited_20_Internet_20_Link"><text:span text:style-name="T1">SSF113</text:span></text:a></text:p>
                      </table:table-cell>
                      <table:table-cell table:style-name="Tabela54.A1" office:value-type="string">
                        <text:p text:style-name="P10">a Questao Social no Brasil</text:p>
                      </table:table-cell>
                      <table:table-cell table:style-name="Tabela54.A1" office:value-type="string">
                        <text:p text:style-name="P9">4.0</text:p>
                      </table:table-cell>
                      <table:table-cell table:style-name="Tabela54.A1" office:value-type="string">
                        <text:p text:style-name="P9">6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7"/>
                      </table:table-cell>
                      <table:table-cell table:style-name="Tabela54.H4" office:value-type="string">
                        <text:p text:style-name="P7"/>
                      </table:table-cell>
                    </table:table-row>
                    <table:table-row table:style-name="Tabela54.3">
                      <table:table-cell table:style-name="Tabela54.A1" office:value-type="string">
                        <text:p text:style-name="P9"><text:a xlink:type="simple" xlink:href="javascript:Ementa('../disciplinas/36FB28C2-92A4-F79B-633D-DD887F006BCF.html')" text:style-name="Internet_20_link" text:visited-style-name="Visited_20_Internet_20_Link"><text:span text:style-name="T1">SSM201</text:span></text:a></text:p>
                      </table:table-cell>
                      <table:table-cell table:style-name="Tabela54.A1" office:value-type="string">
                        <text:p text:style-name="P10">Antropologia Social e Ss</text:p>
                      </table:table-cell>
                      <table:table-cell table:style-name="Tabela54.A1" office:value-type="string">
                        <text:p text:style-name="P9">4.0</text:p>
                      </table:table-cell>
                      <table:table-cell table:style-name="Tabela54.A1" office:value-type="string">
                        <text:p text:style-name="P9">6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7"/>
                      </table:table-cell>
                      <table:table-cell table:style-name="Tabela54.H5" office:value-type="string">
                        <text:p text:style-name="P7"/>
                      </table:table-cell>
                    </table:table-row>
                    <table:table-row table:style-name="Tabela54.4">
                      <table:table-cell table:style-name="Tabela54.A1" office:value-type="string">
                        <text:p text:style-name="P9"><text:a xlink:type="simple" xlink:href="javascript:Ementa('../disciplinas/371759AC-92A4-F799-3D64-2042A0D1242F.html')" text:style-name="Internet_20_link" text:visited-style-name="Visited_20_Internet_20_Link"><text:span text:style-name="T1">SSM207</text:span></text:a></text:p>
                      </table:table-cell>
                      <table:table-cell table:style-name="Tabela54.A1" office:value-type="string">
                        <text:p text:style-name="P10">Ident Culturais e Ss no Brasil</text:p>
                      </table:table-cell>
                      <table:table-cell table:style-name="Tabela54.A1" office:value-type="string">
                        <text:p text:style-name="P9">4.0</text:p>
                      </table:table-cell>
                      <table:table-cell table:style-name="Tabela54.A1" office:value-type="string">
                        <text:p text:style-name="P9">6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7"/>
                      </table:table-cell>
                      <table:table-cell table:style-name="Tabela54.H6" office:value-type="string">
                        <text:p text:style-name="P7"/>
                      </table:table-cell>
                    </table:table-row>
                    <table:table-row table:style-name="Tabela54.3">
                      <table:table-cell table:style-name="Tabela54.A1" office:value-type="string">
                        <text:p text:style-name="P9"><text:a xlink:type="simple" xlink:href="javascript:Ementa('../disciplinas/37146BBD-92A4-F799-3D64-20420CD86FE8.html')" text:style-name="Internet_20_link" text:visited-style-name="Visited_20_Internet_20_Link"><text:span text:style-name="T1">SSP306</text:span></text:a></text:p>
                      </table:table-cell>
                      <table:table-cell table:style-name="Tabela54.A1" office:value-type="string">
                        <text:p text:style-name="P10">Politica Social e Ss I</text:p>
                      </table:table-cell>
                      <table:table-cell table:style-name="Tabela54.A1" office:value-type="string">
                        <text:p text:style-name="P9">4.0</text:p>
                      </table:table-cell>
                      <table:table-cell table:style-name="Tabela54.A1" office:value-type="string">
                        <text:p text:style-name="P9">6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9">0</text:p>
                      </table:table-cell>
                      <table:table-cell table:style-name="Tabela54.A1" office:value-type="string">
                        <text:p text:style-name="P7"/>
                      </table:table-cell>
                      <table:table-cell table:style-name="Tabela54.H7" office:value-type="string">
                        <text:p text:style-name="P7"/>
                      </table:table-cell>
                    </table:table-row>
                    <table:table-row table:style-name="Tabela54.8">
                      <table:table-cell table:style-name="Tabela54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54.A1" office:value-type="string">
                        <text:p text:style-name="P9">20.0</text:p>
                      </table:table-cell>
                      <table:table-cell table:style-name="Tabela54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54.H8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55" table:style-name="Tabela55">
              <table:table-column table:style-name="Tabela55.A"/>
              <table:table-row>
                <table:table-cell table:style-name="Tabela55.A1" office:value-type="string">
                  <table:table table:name="Tabela56" table:style-name="Tabela56">
                    <table:table-column table:style-name="Tabela56.A"/>
                    <table:table-column table:style-name="Tabela56.B"/>
                    <table:table-column table:style-name="Tabela56.C"/>
                    <table:table-column table:style-name="Tabela56.D" table:number-columns-repeated="2"/>
                    <table:table-column table:style-name="Tabela56.F"/>
                    <table:table-column table:style-name="Tabela56.G"/>
                    <table:table-column table:style-name="Tabela56.H"/>
                    <table:table-row table:style-name="Tabela56.1">
                      <table:table-cell table:style-name="Tabela56.A1" table:number-columns-spanned="8" office:value-type="string">
                        <text:p text:style-name="P4">5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56.A2" office:value-type="string">
                        <text:p text:style-name="P4">Código</text:p>
                      </table:table-cell>
                      <table:table-cell table:style-name="Tabela56.A2" office:value-type="string">
                        <text:p text:style-name="P5">Nome</text:p>
                      </table:table-cell>
                      <table:table-cell table:style-name="Tabela56.A2" office:value-type="string">
                        <text:p text:style-name="P3">Créditos</text:p>
                      </table:table-cell>
                      <table:table-cell table:style-name="Tabela56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56.A2" office:value-type="string">
                        <text:p text:style-name="P3">Requisitos</text:p>
                      </table:table-cell>
                      <table:table-cell table:style-name="Tabela56.H2" office:value-type="string">
                        <text:p text:style-name="P7"/>
                      </table:table-cell>
                    </table:table-row>
                    <table:table-row table:style-name="Tabela56.3">
                      <table:table-cell table:style-name="Tabela56.A1" office:value-type="string">
                        <text:p text:style-name="P9"><text:a xlink:type="simple" xlink:href="javascript:Ementa('../disciplinas/372CE905-92A4-F799-3D64-2042EC4022E4.html')" text:style-name="Internet_20_link" text:visited-style-name="Visited_20_Internet_20_Link"><text:span text:style-name="T1">SSF108</text:span></text:a></text:p>
                      </table:table-cell>
                      <table:table-cell table:style-name="Tabela56.A1" office:value-type="string">
                        <text:p text:style-name="P10">Servico Social IV</text:p>
                      </table:table-cell>
                      <table:table-cell table:style-name="Tabela56.A1" office:value-type="string">
                        <text:p text:style-name="P9">4.0</text:p>
                      </table:table-cell>
                      <table:table-cell table:style-name="Tabela56.A1" office:value-type="string">
                        <text:p text:style-name="P9">6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10">SSF107 (P)</text:p>
                      </table:table-cell>
                      <table:table-cell table:style-name="Tabela56.H3" office:value-type="string">
                        <text:p text:style-name="P7"/>
                      </table:table-cell>
                    </table:table-row>
                    <table:table-row table:style-name="Tabela56.4">
                      <table:table-cell table:style-name="Tabela56.A1" office:value-type="string">
                        <text:p text:style-name="P9"><text:a xlink:type="simple" xlink:href="javascript:Ementa('../disciplinas/370E0D0C-92A4-F799-3D64-204262E22A45.html')" text:style-name="Internet_20_link" text:visited-style-name="Visited_20_Internet_20_Link"><text:span text:style-name="T1">SSF115</text:span></text:a></text:p>
                      </table:table-cell>
                      <table:table-cell table:style-name="Tabela56.A1" office:value-type="string">
                        <text:p text:style-name="P10">Psicologia Social e Ss</text:p>
                      </table:table-cell>
                      <table:table-cell table:style-name="Tabela56.A1" office:value-type="string">
                        <text:p text:style-name="P9">4.0</text:p>
                      </table:table-cell>
                      <table:table-cell table:style-name="Tabela56.A1" office:value-type="string">
                        <text:p text:style-name="P9">6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7"/>
                      </table:table-cell>
                      <table:table-cell table:style-name="Tabela56.H4" office:value-type="string">
                        <text:p text:style-name="P7"/>
                      </table:table-cell>
                    </table:table-row>
                    <table:table-row table:style-name="Tabela56.3">
                      <table:table-cell table:style-name="Tabela56.A1" office:value-type="string">
                        <text:p text:style-name="P9"><text:a xlink:type="simple" xlink:href="javascript:Ementa('../disciplinas/37388586-92A4-F799-3D64-204287AF8D2C.html')" text:style-name="Internet_20_link" text:visited-style-name="Visited_20_Internet_20_Link"><text:span text:style-name="T1">SSM204</text:span></text:a></text:p>
                      </table:table-cell>
                      <table:table-cell table:style-name="Tabela56.A1" office:value-type="string">
                        <text:p text:style-name="P10">Pesquisa Social e Ss</text:p>
                      </table:table-cell>
                      <table:table-cell table:style-name="Tabela56.A1" office:value-type="string">
                        <text:p text:style-name="P9">3.0</text:p>
                      </table:table-cell>
                      <table:table-cell table:style-name="Tabela56.A1" office:value-type="string">
                        <text:p text:style-name="P9">30</text:p>
                      </table:table-cell>
                      <table:table-cell table:style-name="Tabela56.A1" office:value-type="string">
                        <text:p text:style-name="P9">3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7"/>
                      </table:table-cell>
                      <table:table-cell table:style-name="Tabela56.H5" office:value-type="string">
                        <text:p text:style-name="P7"/>
                      </table:table-cell>
                    </table:table-row>
                    <table:table-row table:style-name="Tabela56.4">
                      <table:table-cell table:style-name="Tabela56.A1" office:value-type="string">
                        <text:p text:style-name="P9"><text:a xlink:type="simple" xlink:href="javascript:Ementa('../disciplinas/370F5D60-92A4-F799-3D64-204247AD73FC.html')" text:style-name="Internet_20_link" text:visited-style-name="Visited_20_Internet_20_Link"><text:span text:style-name="T1">SSM209</text:span></text:a></text:p>
                      </table:table-cell>
                      <table:table-cell table:style-name="Tabela56.A1" office:value-type="string">
                        <text:p text:style-name="P10">Direitos Humanos no Brasil</text:p>
                      </table:table-cell>
                      <table:table-cell table:style-name="Tabela56.A1" office:value-type="string">
                        <text:p text:style-name="P9">4.0</text:p>
                      </table:table-cell>
                      <table:table-cell table:style-name="Tabela56.A1" office:value-type="string">
                        <text:p text:style-name="P9">6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7"/>
                      </table:table-cell>
                      <table:table-cell table:style-name="Tabela56.H6" office:value-type="string">
                        <text:p text:style-name="P7"/>
                      </table:table-cell>
                    </table:table-row>
                    <table:table-row table:style-name="Tabela56.3">
                      <table:table-cell table:style-name="Tabela56.A1" office:value-type="string">
                        <text:p text:style-name="P9"><text:a xlink:type="simple" xlink:href="javascript:Ementa('../disciplinas/1B7EF703-92A4-F79A-68F6-709DEFEFA4BA.html')" text:style-name="Internet_20_link" text:visited-style-name="Visited_20_Internet_20_Link"><text:span text:style-name="T1">SSP358</text:span></text:a></text:p>
                      </table:table-cell>
                      <table:table-cell table:style-name="Tabela56.A1" office:value-type="string">
                        <text:p text:style-name="P10">Politica Social e Ss II</text:p>
                      </table:table-cell>
                      <table:table-cell table:style-name="Tabela56.A1" office:value-type="string">
                        <text:p text:style-name="P9">4.0</text:p>
                      </table:table-cell>
                      <table:table-cell table:style-name="Tabela56.A1" office:value-type="string">
                        <text:p text:style-name="P9">6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9">0</text:p>
                      </table:table-cell>
                      <table:table-cell table:style-name="Tabela56.A1" office:value-type="string">
                        <text:p text:style-name="P10">SSP306 (P)</text:p>
                      </table:table-cell>
                      <table:table-cell table:style-name="Tabela56.H7" office:value-type="string">
                        <text:p text:style-name="P7"/>
                      </table:table-cell>
                    </table:table-row>
                    <table:table-row table:style-name="Tabela56.8">
                      <table:table-cell table:style-name="Tabela56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56.A1" office:value-type="string">
                        <text:p text:style-name="P9">19.0</text:p>
                      </table:table-cell>
                      <table:table-cell table:style-name="Tabela56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56.H8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57" table:style-name="Tabela57">
              <table:table-column table:style-name="Tabela57.A"/>
              <table:table-row>
                <table:table-cell table:style-name="Tabela57.A1" office:value-type="string">
                  <table:table table:name="Tabela58" table:style-name="Tabela58">
                    <table:table-column table:style-name="Tabela58.A"/>
                    <table:table-column table:style-name="Tabela58.B"/>
                    <table:table-column table:style-name="Tabela58.C"/>
                    <table:table-column table:style-name="Tabela58.D" table:number-columns-repeated="2"/>
                    <table:table-column table:style-name="Tabela58.F"/>
                    <table:table-column table:style-name="Tabela58.G"/>
                    <table:table-column table:style-name="Tabela58.H"/>
                    <table:table-row table:style-name="Tabela58.1">
                      <table:table-cell table:style-name="Tabela58.A1" table:number-columns-spanned="8" office:value-type="string">
                        <text:p text:style-name="P4">6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58.A2" office:value-type="string">
                        <text:p text:style-name="P4">Código</text:p>
                      </table:table-cell>
                      <table:table-cell table:style-name="Tabela58.A2" office:value-type="string">
                        <text:p text:style-name="P5">Nome</text:p>
                      </table:table-cell>
                      <table:table-cell table:style-name="Tabela58.A2" office:value-type="string">
                        <text:p text:style-name="P3">Créditos</text:p>
                      </table:table-cell>
                      <table:table-cell table:style-name="Tabela58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58.A2" office:value-type="string">
                        <text:p text:style-name="P3">Requisitos</text:p>
                      </table:table-cell>
                      <table:table-cell table:style-name="Tabela58.H2" office:value-type="string">
                        <text:p text:style-name="P7"/>
                      </table:table-cell>
                    </table:table-row>
                    <table:table-row table:style-name="Tabela58.3">
                      <table:table-cell table:style-name="Tabela58.A1" office:value-type="string">
                        <text:p text:style-name="P9"><text:a xlink:type="simple" xlink:href="javascript:Ementa('../disciplinas/374DB494-92A4-F799-3D64-20429F091DCD.html')" text:style-name="Internet_20_link" text:visited-style-name="Visited_20_Internet_20_Link"><text:span text:style-name="T1">SSF109</text:span></text:a></text:p>
                      </table:table-cell>
                      <table:table-cell table:style-name="Tabela58.A1" office:value-type="string">
                        <text:p text:style-name="P10">Servico Social Contemporaneo</text:p>
                      </table:table-cell>
                      <table:table-cell table:style-name="Tabela58.A1" office:value-type="string">
                        <text:p text:style-name="P9">4.0</text:p>
                      </table:table-cell>
                      <table:table-cell table:style-name="Tabela58.A1" office:value-type="string">
                        <text:p text:style-name="P9">6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7"/>
                      </table:table-cell>
                      <table:table-cell table:style-name="Tabela58.H3" office:value-type="string">
                        <text:p text:style-name="P7"/>
                      </table:table-cell>
                    </table:table-row>
                    <table:table-row table:style-name="Tabela58.4">
                      <table:table-cell table:style-name="Tabela58.A1" office:value-type="string">
                        <text:p text:style-name="P9"><text:soft-page-break/><text:a xlink:type="simple" xlink:href="javascript:Ementa('../disciplinas/37298C7D-92A4-F799-3D64-2042E7064D02.html')" text:style-name="Internet_20_link" text:visited-style-name="Visited_20_Internet_20_Link"><text:span text:style-name="T1">SSF111</text:span></text:a></text:p>
                      </table:table-cell>
                      <table:table-cell table:style-name="Tabela58.A1" office:value-type="string">
                        <text:p text:style-name="P10">Etica Profissional</text:p>
                      </table:table-cell>
                      <table:table-cell table:style-name="Tabela58.A1" office:value-type="string">
                        <text:p text:style-name="P9">4.0</text:p>
                      </table:table-cell>
                      <table:table-cell table:style-name="Tabela58.A1" office:value-type="string">
                        <text:p text:style-name="P9">6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7"/>
                      </table:table-cell>
                      <table:table-cell table:style-name="Tabela58.H4" office:value-type="string">
                        <text:p text:style-name="P7"/>
                      </table:table-cell>
                    </table:table-row>
                    <table:table-row table:style-name="Tabela58.3">
                      <table:table-cell table:style-name="Tabela58.A1" office:value-type="string">
                        <text:p text:style-name="P9"><text:a xlink:type="simple" xlink:href="javascript:Ementa('../disciplinas/37684323-92A4-F799-3D64-2042D1BCEED0.html')" text:style-name="Internet_20_link" text:visited-style-name="Visited_20_Internet_20_Link"><text:span text:style-name="T1">SSP360</text:span></text:a></text:p>
                      </table:table-cell>
                      <table:table-cell table:style-name="Tabela58.A1" office:value-type="string">
                        <text:p text:style-name="P10">Política Soc e Ss III - A.</text:p>
                      </table:table-cell>
                      <table:table-cell table:style-name="Tabela58.A1" office:value-type="string">
                        <text:p text:style-name="P9">2.0</text:p>
                      </table:table-cell>
                      <table:table-cell table:style-name="Tabela58.A1" office:value-type="string">
                        <text:p text:style-name="P9">3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10">SSP307 (P), SSP361 (C), SSP362 (C)<text:line-break/>SSP307 = SSP358</text:p>
                      </table:table-cell>
                      <table:table-cell table:style-name="Tabela58.H5" office:value-type="string">
                        <text:p text:style-name="P7"/>
                      </table:table-cell>
                    </table:table-row>
                    <table:table-row table:style-name="Tabela58.4">
                      <table:table-cell table:style-name="Tabela58.A1" office:value-type="string">
                        <text:p text:style-name="P9"><text:a xlink:type="simple" xlink:href="javascript:Ementa('../disciplinas/37725033-92A4-F799-3D64-2042C071FC2E.html')" text:style-name="Internet_20_link" text:visited-style-name="Visited_20_Internet_20_Link"><text:span text:style-name="T1">SSP361</text:span></text:a></text:p>
                      </table:table-cell>
                      <table:table-cell table:style-name="Tabela58.A1" office:value-type="string">
                        <text:p text:style-name="P10">Política Soc e Ss III - B.</text:p>
                      </table:table-cell>
                      <table:table-cell table:style-name="Tabela58.A1" office:value-type="string">
                        <text:p text:style-name="P9">2.0</text:p>
                      </table:table-cell>
                      <table:table-cell table:style-name="Tabela58.A1" office:value-type="string">
                        <text:p text:style-name="P9">3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10">SSP307 (P), SSP360 (C), SSP362 (C)<text:line-break/>SSP307 = SSP358</text:p>
                      </table:table-cell>
                      <table:table-cell table:style-name="Tabela58.H6" office:value-type="string">
                        <text:p text:style-name="P7"/>
                      </table:table-cell>
                    </table:table-row>
                    <table:table-row table:style-name="Tabela58.3">
                      <table:table-cell table:style-name="Tabela58.A1" office:value-type="string">
                        <text:p text:style-name="P9"><text:a xlink:type="simple" xlink:href="javascript:Ementa('../disciplinas/37780B56-92A4-F799-3D64-204273A1C97F.html')" text:style-name="Internet_20_link" text:visited-style-name="Visited_20_Internet_20_Link"><text:span text:style-name="T1">SSP362</text:span></text:a></text:p>
                      </table:table-cell>
                      <table:table-cell table:style-name="Tabela58.A1" office:value-type="string">
                        <text:p text:style-name="P10">Política Soc e Ss III - C.</text:p>
                      </table:table-cell>
                      <table:table-cell table:style-name="Tabela58.A1" office:value-type="string">
                        <text:p text:style-name="P9">2.0</text:p>
                      </table:table-cell>
                      <table:table-cell table:style-name="Tabela58.A1" office:value-type="string">
                        <text:p text:style-name="P9">3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10">SSP307 (P), SSP360 (C), SSP361 (C)<text:line-break/>SSP307 = SSP358</text:p>
                      </table:table-cell>
                      <table:table-cell table:style-name="Tabela58.H7" office:value-type="string">
                        <text:p text:style-name="P7"/>
                      </table:table-cell>
                    </table:table-row>
                    <table:table-row table:style-name="Tabela58.4">
                      <table:table-cell table:style-name="Tabela58.A1" office:value-type="string">
                        <text:p text:style-name="P9"><text:a xlink:type="simple" xlink:href="javascript:Ementa('../disciplinas/372B3AB6-92A4-F799-3D64-20424E618567.html')" text:style-name="Internet_20_link" text:visited-style-name="Visited_20_Internet_20_Link"><text:span text:style-name="T1">SSW406</text:span></text:a></text:p>
                      </table:table-cell>
                      <table:table-cell table:style-name="Tabela58.A1" office:value-type="string">
                        <text:p text:style-name="P10">Pratica Profissional</text:p>
                      </table:table-cell>
                      <table:table-cell table:style-name="Tabela58.A1" office:value-type="string">
                        <text:p text:style-name="P9">3.0</text:p>
                      </table:table-cell>
                      <table:table-cell table:style-name="Tabela58.A1" office:value-type="string">
                        <text:p text:style-name="P9">30</text:p>
                      </table:table-cell>
                      <table:table-cell table:style-name="Tabela58.A1" office:value-type="string">
                        <text:p text:style-name="P9">30</text:p>
                      </table:table-cell>
                      <table:table-cell table:style-name="Tabela58.A1" office:value-type="string">
                        <text:p text:style-name="P9">0</text:p>
                      </table:table-cell>
                      <table:table-cell table:style-name="Tabela58.A1" office:value-type="string">
                        <text:p text:style-name="P7"/>
                      </table:table-cell>
                      <table:table-cell table:style-name="Tabela58.H8" office:value-type="string">
                        <text:p text:style-name="P7"/>
                      </table:table-cell>
                    </table:table-row>
                    <table:table-row table:style-name="Tabela58.9">
                      <table:table-cell table:style-name="Tabela58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58.A1" office:value-type="string">
                        <text:p text:style-name="P9">17.0</text:p>
                      </table:table-cell>
                      <table:table-cell table:style-name="Tabela58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58.H9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59" table:style-name="Tabela59">
              <table:table-column table:style-name="Tabela59.A"/>
              <table:table-row>
                <table:table-cell table:style-name="Tabela59.A1" office:value-type="string">
                  <table:table table:name="Tabela60" table:style-name="Tabela60">
                    <table:table-column table:style-name="Tabela60.A"/>
                    <table:table-column table:style-name="Tabela60.B"/>
                    <table:table-column table:style-name="Tabela60.C"/>
                    <table:table-column table:style-name="Tabela60.D"/>
                    <table:table-column table:style-name="Tabela60.E"/>
                    <table:table-column table:style-name="Tabela60.F"/>
                    <table:table-column table:style-name="Tabela60.G"/>
                    <table:table-column table:style-name="Tabela60.H"/>
                    <table:table-row table:style-name="Tabela60.1">
                      <table:table-cell table:style-name="Tabela60.A1" table:number-columns-spanned="8" office:value-type="string">
                        <text:p text:style-name="P4">7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60.A2" office:value-type="string">
                        <text:p text:style-name="P4">Código</text:p>
                      </table:table-cell>
                      <table:table-cell table:style-name="Tabela60.A2" office:value-type="string">
                        <text:p text:style-name="P5">Nome</text:p>
                      </table:table-cell>
                      <table:table-cell table:style-name="Tabela60.A2" office:value-type="string">
                        <text:p text:style-name="P3">Créditos</text:p>
                      </table:table-cell>
                      <table:table-cell table:style-name="Tabela60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60.A2" office:value-type="string">
                        <text:p text:style-name="P3">Requisitos</text:p>
                      </table:table-cell>
                      <table:table-cell table:style-name="Tabela60.H2" office:value-type="string">
                        <text:p text:style-name="P7"/>
                      </table:table-cell>
                    </table:table-row>
                    <table:table-row table:style-name="Tabela60.3">
                      <table:table-cell table:style-name="Tabela60.A1" office:value-type="string">
                        <text:p text:style-name="P9"><text:a xlink:type="simple" xlink:href="javascript:Ementa('../disciplinas/3755A1DC-92A4-F799-3D64-204267B1D1FE.html')" text:style-name="Internet_20_link" text:visited-style-name="Visited_20_Internet_20_Link"><text:span text:style-name="T1">SSM208</text:span></text:a></text:p>
                      </table:table-cell>
                      <table:table-cell table:style-name="Tabela60.A1" office:value-type="string">
                        <text:p text:style-name="P10">a Questao de Genero no Brasil</text:p>
                      </table:table-cell>
                      <table:table-cell table:style-name="Tabela60.A1" office:value-type="string">
                        <text:p text:style-name="P9">4.0</text:p>
                      </table:table-cell>
                      <table:table-cell table:style-name="Tabela60.A1" office:value-type="string">
                        <text:p text:style-name="P9">6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7"/>
                      </table:table-cell>
                      <table:table-cell table:style-name="Tabela60.H3" office:value-type="string">
                        <text:p text:style-name="P7"/>
                      </table:table-cell>
                    </table:table-row>
                    <table:table-row table:style-name="Tabela60.4">
                      <table:table-cell table:style-name="Tabela60.A1" office:value-type="string">
                        <text:p text:style-name="P9"><text:a xlink:type="simple" xlink:href="javascript:Ementa('../disciplinas/371C4D43-92A4-F799-3D64-204298B43954.html')" text:style-name="Internet_20_link" text:visited-style-name="Visited_20_Internet_20_Link"><text:span text:style-name="T1">SSP303</text:span></text:a></text:p>
                      </table:table-cell>
                      <table:table-cell table:style-name="Tabela60.A1" office:value-type="string">
                        <text:p text:style-name="P10">Administr e Orcamento em Ss</text:p>
                      </table:table-cell>
                      <table:table-cell table:style-name="Tabela60.A1" office:value-type="string">
                        <text:p text:style-name="P9">3.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7"/>
                      </table:table-cell>
                      <table:table-cell table:style-name="Tabela60.H4" office:value-type="string">
                        <text:p text:style-name="P7"/>
                      </table:table-cell>
                    </table:table-row>
                    <table:table-row table:style-name="Tabela60.3">
                      <table:table-cell table:style-name="Tabela60.A1" office:value-type="string">
                        <text:p text:style-name="P9"><text:a xlink:type="simple" xlink:href="javascript:Ementa('../disciplinas/373B5AFE-92A4-F799-3D64-2042E25C444E.html')" text:style-name="Internet_20_link" text:visited-style-name="Visited_20_Internet_20_Link"><text:span text:style-name="T1">SSW401</text:span></text:a></text:p>
                      </table:table-cell>
                      <table:table-cell table:style-name="Tabela60.A1" office:value-type="string">
                        <text:p text:style-name="P10">Orient Treinamento Profis I</text:p>
                      </table:table-cell>
                      <table:table-cell table:style-name="Tabela60.A1" office:value-type="string">
                        <text:p text:style-name="P9">3.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10">SSF106 (P), SSF111 (P), SSWU09 (C)</text:p>
                      </table:table-cell>
                      <table:table-cell table:style-name="Tabela60.H5" office:value-type="string">
                        <text:p text:style-name="P7"/>
                      </table:table-cell>
                    </table:table-row>
                    <table:table-row table:style-name="Tabela60.4">
                      <table:table-cell table:style-name="Tabela60.A1" office:value-type="string">
                        <text:p text:style-name="P9"><text:a xlink:type="simple" xlink:href="javascript:Ementa('../disciplinas/373E5DEE-92A4-F799-3D64-2042E3B313DD.html')" text:style-name="Internet_20_link" text:visited-style-name="Visited_20_Internet_20_Link"><text:span text:style-name="T1">SSW404</text:span></text:a></text:p>
                      </table:table-cell>
                      <table:table-cell table:style-name="Tabela60.A1" office:value-type="string">
                        <text:p text:style-name="P10">Tecnicas de Intervencao Social</text:p>
                      </table:table-cell>
                      <table:table-cell table:style-name="Tabela60.A1" office:value-type="string">
                        <text:p text:style-name="P9">3.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7"/>
                      </table:table-cell>
                      <table:table-cell table:style-name="Tabela60.H6" office:value-type="string">
                        <text:p text:style-name="P7"/>
                      </table:table-cell>
                    </table:table-row>
                    <table:table-row table:style-name="Tabela60.3">
                      <table:table-cell table:style-name="Tabela60.A1" office:value-type="string">
                        <text:p text:style-name="P9"><text:a xlink:type="simple" xlink:href="javascript:Ementa('../disciplinas/3758E298-92A4-F799-3D64-2042205475DD.html')" text:style-name="Internet_20_link" text:visited-style-name="Visited_20_Internet_20_Link"><text:span text:style-name="T1">SSW409</text:span></text:a></text:p>
                      </table:table-cell>
                      <table:table-cell table:style-name="Tabela60.A1" office:value-type="string">
                        <text:p text:style-name="P10">Nucleo Tematico I</text:p>
                      </table:table-cell>
                      <table:table-cell table:style-name="Tabela60.A1" office:value-type="string">
                        <text:p text:style-name="P9">3.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3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10">SSF111 (P)</text:p>
                      </table:table-cell>
                      <table:table-cell table:style-name="Tabela60.H7" office:value-type="string">
                        <text:p text:style-name="P7"/>
                      </table:table-cell>
                    </table:table-row>
                    <table:table-row table:style-name="Tabela60.4">
                      <table:table-cell table:style-name="Tabela60.A1" office:value-type="string">
                        <text:p text:style-name="P9"><text:a xlink:type="simple" xlink:href="javascript:Ementa('../disciplinas/37400F05-92A4-F799-3D64-20426DAAF00F.html')" text:style-name="Internet_20_link" text:visited-style-name="Visited_20_Internet_20_Link"><text:span text:style-name="T1">SSWU09</text:span></text:a></text:p>
                      </table:table-cell>
                      <table:table-cell table:style-name="Tabela60.A1" office:value-type="string">
                        <text:p text:style-name="P10">Estagio Supervisionado I</text:p>
                      </table:table-cell>
                      <table:table-cell table:style-name="Tabela60.A1" office:value-type="string">
                        <text:p text:style-name="P9">4.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9">120</text:p>
                      </table:table-cell>
                      <table:table-cell table:style-name="Tabela60.A1" office:value-type="string">
                        <text:p text:style-name="P9">0</text:p>
                      </table:table-cell>
                      <table:table-cell table:style-name="Tabela60.A1" office:value-type="string">
                        <text:p text:style-name="P10">SSW401 (C)</text:p>
                      </table:table-cell>
                      <table:table-cell table:style-name="Tabela60.H8" office:value-type="string">
                        <text:p text:style-name="P7"/>
                      </table:table-cell>
                    </table:table-row>
                    <table:table-row table:style-name="Tabela60.9">
                      <table:table-cell table:style-name="Tabela60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60.A1" office:value-type="string">
                        <text:p text:style-name="P9">20.0</text:p>
                      </table:table-cell>
                      <table:table-cell table:style-name="Tabela60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60.H9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61" table:style-name="Tabela61">
              <table:table-column table:style-name="Tabela61.A"/>
              <table:table-row>
                <table:table-cell table:style-name="Tabela61.A1" office:value-type="string">
                  <table:table table:name="Tabela62" table:style-name="Tabela62">
                    <table:table-column table:style-name="Tabela62.A"/>
                    <table:table-column table:style-name="Tabela62.B"/>
                    <table:table-column table:style-name="Tabela62.C"/>
                    <table:table-column table:style-name="Tabela62.D"/>
                    <table:table-column table:style-name="Tabela62.E"/>
                    <table:table-column table:style-name="Tabela62.F"/>
                    <table:table-column table:style-name="Tabela62.G"/>
                    <table:table-column table:style-name="Tabela62.H"/>
                    <table:table-column table:style-name="Tabela62.I"/>
                    <table:table-row table:style-name="Tabela62.1">
                      <table:table-cell table:style-name="Tabela62.A1" table:number-columns-spanned="9" office:value-type="string">
                        <text:p text:style-name="P4">8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62.A2" office:value-type="string">
                        <text:p text:style-name="P4">Código</text:p>
                      </table:table-cell>
                      <table:table-cell table:style-name="Tabela62.A2" office:value-type="string">
                        <text:p text:style-name="P5">Nome</text:p>
                      </table:table-cell>
                      <table:table-cell table:style-name="Tabela62.A2" office:value-type="string">
                        <text:p text:style-name="P3">Créditos</text:p>
                      </table:table-cell>
                      <table:table-cell table:style-name="Tabela62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62.A2" office:value-type="string">
                        <text:p text:style-name="P3">Requisitos</text:p>
                      </table:table-cell>
                      <table:table-cell table:style-name="Tabela62.H2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2.3">
                      <table:table-cell table:style-name="Tabela62.A1" office:value-type="string">
                        <text:p text:style-name="P9"><text:a xlink:type="simple" xlink:href="javascript:Ementa('../disciplinas/3754A769-92A4-F799-3D64-204229B74D90.html')" text:style-name="Internet_20_link" text:visited-style-name="Visited_20_Internet_20_Link"><text:span text:style-name="T1">SSM203</text:span></text:a></text:p>
                      </table:table-cell>
                      <table:table-cell table:style-name="Tabela62.A1" office:value-type="string">
                        <text:p text:style-name="P10">Analise Indicad Soc para o Ss</text:p>
                      </table:table-cell>
                      <table:table-cell table:style-name="Tabela62.A1" office:value-type="string">
                        <text:p text:style-name="P9">3.0</text:p>
                      </table:table-cell>
                      <table:table-cell table:style-name="Tabela62.A1" office:value-type="string">
                        <text:p text:style-name="P9">30</text:p>
                      </table:table-cell>
                      <table:table-cell table:style-name="Tabela62.A1" office:value-type="string">
                        <text:p text:style-name="P9">3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7"/>
                      </table:table-cell>
                      <table:table-cell table:style-name="Tabela62.H3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2.4">
                      <table:table-cell table:style-name="Tabela62.A1" office:value-type="string">
                        <text:p text:style-name="P9"><text:a xlink:type="simple" xlink:href="javascript:Ementa('../disciplinas/3756CBD5-92A4-F799-3D64-2042261BAA7A.html')" text:style-name="Internet_20_link" text:visited-style-name="Visited_20_Internet_20_Link"><text:span text:style-name="T1">SSW402</text:span></text:a></text:p>
                      </table:table-cell>
                      <table:table-cell table:style-name="Tabela62.A1" office:value-type="string">
                        <text:p text:style-name="P10">Orient Treinamento Profis II</text:p>
                      </table:table-cell>
                      <table:table-cell table:style-name="Tabela62.A1" office:value-type="string">
                        <text:p text:style-name="P9">3.0</text:p>
                      </table:table-cell>
                      <table:table-cell table:style-name="Tabela62.A1" office:value-type="string">
                        <text:p text:style-name="P9">30</text:p>
                      </table:table-cell>
                      <table:table-cell table:style-name="Tabela62.A1" office:value-type="string">
                        <text:p text:style-name="P9">3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10">SSW401 (P), SSWU10 (C)</text:p>
                      </table:table-cell>
                      <table:table-cell table:style-name="Tabela62.H4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2.3">
                      <table:table-cell table:style-name="Tabela62.A1" office:value-type="string">
                        <text:p text:style-name="P9"><text:a xlink:type="simple" xlink:href="javascript:Ementa('../disciplinas/371FB436-92A4-F79C-7327-6B5F41789C6C.html')" text:style-name="Internet_20_link" text:visited-style-name="Visited_20_Internet_20_Link"><text:span text:style-name="T1">SSW410</text:span></text:a></text:p>
                      </table:table-cell>
                      <table:table-cell table:style-name="Tabela62.A1" office:value-type="string">
                        <text:p text:style-name="P10">Nucleo Tematico II</text:p>
                      </table:table-cell>
                      <table:table-cell table:style-name="Tabela62.A1" office:value-type="string">
                        <text:p text:style-name="P9">3.0</text:p>
                      </table:table-cell>
                      <table:table-cell table:style-name="Tabela62.A1" office:value-type="string">
                        <text:p text:style-name="P9">30</text:p>
                      </table:table-cell>
                      <table:table-cell table:style-name="Tabela62.A1" office:value-type="string">
                        <text:p text:style-name="P9">3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10">SSW409 (P)</text:p>
                      </table:table-cell>
                      <table:table-cell table:style-name="Tabela62.H5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2.4">
                      <table:table-cell table:style-name="Tabela62.A1" office:value-type="string">
                        <text:p text:style-name="P9"><text:a xlink:type="simple" xlink:href="javascript:Ementa('../disciplinas/375AC7B3-92A4-F799-3D64-204233447D87.html')" text:style-name="Internet_20_link" text:visited-style-name="Visited_20_Internet_20_Link"><text:span text:style-name="T1">SSWU10</text:span></text:a></text:p>
                      </table:table-cell>
                      <table:table-cell table:style-name="Tabela62.A1" office:value-type="string">
                        <text:p text:style-name="P10">Estagio Supervisionado II</text:p>
                      </table:table-cell>
                      <table:table-cell table:style-name="Tabela62.A1" office:value-type="string">
                        <text:p text:style-name="P9">4.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9">12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10">SSW402 (C), SSW406 (P)</text:p>
                      </table:table-cell>
                      <table:table-cell table:style-name="Tabela62.H6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2.7">
                      <table:table-cell table:style-name="Tabela62.A2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62.I8" office:value-type="string">
                        <text:p text:style-name="P7"/>
                      </table:table-cell>
                    </table:table-row>
                    <table:table-row table:style-name="Tabela62.8">
                      <table:table-cell table:style-name="Tabela62.A1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62.I8" office:value-type="string">
                        <text:p text:style-name="P7"/>
                      </table:table-cell>
                    </table:table-row>
                    <table:table-row table:style-name="Tabela62.3">
                      <table:table-cell table:style-name="Tabela62.A1" table:number-columns-spanned="2" office:value-type="string">
                        <text:p text:style-name="P10">Atividades Academicas Optativas</text:p>
                      </table:table-cell>
                      <table:covered-table-cell/>
                      <table:table-cell table:style-name="Tabela62.A1" office:value-type="string">
                        <text:p text:style-name="P9">4.0</text:p>
                      </table:table-cell>
                      <table:table-cell table:style-name="Tabela62.A1" office:value-type="string">
                        <text:p text:style-name="P9">6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9">0</text:p>
                      </table:table-cell>
                      <table:table-cell table:style-name="Tabela62.A1" office:value-type="string">
                        <text:p text:style-name="P7"/>
                      </table:table-cell>
                      <table:table-cell table:style-name="Tabela62.H9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2.10">
                      <table:table-cell table:style-name="Tabela62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62.A1" office:value-type="string">
                        <text:p text:style-name="P9">17.0</text:p>
                      </table:table-cell>
                      <table:table-cell table:style-name="Tabela62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62.H10" table:number-columns-spanned="2" office:value-type="string">
                        <text:p text:style-name="P7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63" table:style-name="Tabela63">
              <table:table-column table:style-name="Tabela63.A"/>
              <table:table-row>
                <table:table-cell table:style-name="Tabela63.A1" office:value-type="string">
                  <table:table table:name="Tabela64" table:style-name="Tabela64">
                    <table:table-column table:style-name="Tabela64.A"/>
                    <table:table-column table:style-name="Tabela64.B"/>
                    <table:table-column table:style-name="Tabela64.C"/>
                    <table:table-column table:style-name="Tabela64.D"/>
                    <table:table-column table:style-name="Tabela64.E"/>
                    <table:table-column table:style-name="Tabela64.F"/>
                    <table:table-column table:style-name="Tabela64.G"/>
                    <table:table-column table:style-name="Tabela64.H"/>
                    <table:table-column table:style-name="Tabela64.I"/>
                    <table:table-row table:style-name="Tabela64.1">
                      <table:table-cell table:style-name="Tabela64.A1" table:number-columns-spanned="9" office:value-type="string">
                        <text:p text:style-name="P4">9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64.A2" office:value-type="string">
                        <text:p text:style-name="P4">Código</text:p>
                      </table:table-cell>
                      <table:table-cell table:style-name="Tabela64.A2" office:value-type="string">
                        <text:p text:style-name="P5">Nome</text:p>
                      </table:table-cell>
                      <table:table-cell table:style-name="Tabela64.A2" office:value-type="string">
                        <text:p text:style-name="P3">Créditos</text:p>
                      </table:table-cell>
                      <table:table-cell table:style-name="Tabela64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64.A2" office:value-type="string">
                        <text:p text:style-name="P3">Requisitos</text:p>
                      </table:table-cell>
                      <table:table-cell table:style-name="Tabela64.H2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4.3">
                      <table:table-cell table:style-name="Tabela64.A1" office:value-type="string">
                        <text:p text:style-name="P9"><text:a xlink:type="simple" xlink:href="javascript:Ementa('../disciplinas/3711F9FC-92A4-F79B-633D-DD8886EAE467.html')" text:style-name="Internet_20_link" text:visited-style-name="Visited_20_Internet_20_Link"><text:span text:style-name="T1">SSP304</text:span></text:a></text:p>
                      </table:table-cell>
                      <table:table-cell table:style-name="Tabela64.A1" office:value-type="string">
                        <text:p text:style-name="P10">Planejamento e Projetos em Ss</text:p>
                      </table:table-cell>
                      <table:table-cell table:style-name="Tabela64.A1" office:value-type="string">
                        <text:p text:style-name="P9">3.0</text:p>
                      </table:table-cell>
                      <table:table-cell table:style-name="Tabela64.A1" office:value-type="string">
                        <text:p text:style-name="P9">30</text:p>
                      </table:table-cell>
                      <table:table-cell table:style-name="Tabela64.A1" office:value-type="string">
                        <text:p text:style-name="P9">3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7"/>
                      </table:table-cell>
                      <table:table-cell table:style-name="Tabela64.H3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4.4">
                      <table:table-cell table:style-name="Tabela64.A1" office:value-type="string">
                        <text:p text:style-name="P9"><text:a xlink:type="simple" xlink:href="javascript:Ementa('../disciplinas/37139A48-92A4-F79B-633D-DD88C29BDFFB.html')" text:style-name="Internet_20_link" text:visited-style-name="Visited_20_Internet_20_Link"><text:span text:style-name="T1">SSW403</text:span></text:a></text:p>
                      </table:table-cell>
                      <table:table-cell table:style-name="Tabela64.A1" office:value-type="string">
                        <text:p text:style-name="P10">Orient Treinamento Profis III</text:p>
                      </table:table-cell>
                      <table:table-cell table:style-name="Tabela64.A1" office:value-type="string">
                        <text:p text:style-name="P9">3.0</text:p>
                      </table:table-cell>
                      <table:table-cell table:style-name="Tabela64.A1" office:value-type="string">
                        <text:p text:style-name="P9">30</text:p>
                      </table:table-cell>
                      <table:table-cell table:style-name="Tabela64.A1" office:value-type="string">
                        <text:p text:style-name="P9">3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10">SSW402 (P), SSWU11 (C)</text:p>
                      </table:table-cell>
                      <table:table-cell table:style-name="Tabela64.H4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4.3">
                      <table:table-cell table:style-name="Tabela64.A1" office:value-type="string">
                        <text:p text:style-name="P9"><text:a xlink:type="simple" xlink:href="javascript:Ementa('../disciplinas/3719C1D5-92A4-F79B-633D-DD88F4855D61.html')" text:style-name="Internet_20_link" text:visited-style-name="Visited_20_Internet_20_Link"><text:span text:style-name="T1">SSW407</text:span></text:a></text:p>
                      </table:table-cell>
                      <table:table-cell table:style-name="Tabela64.A1" office:value-type="string">
                        <text:p text:style-name="P10">Orientacao de Tcc I</text:p>
                      </table:table-cell>
                      <table:table-cell table:style-name="Tabela64.A1" office:value-type="string">
                        <text:p text:style-name="P9">2.0</text:p>
                      </table:table-cell>
                      <table:table-cell table:style-name="Tabela64.A1" office:value-type="string">
                        <text:p text:style-name="P9">3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10">SSW402 (P), SSWU10 (P)</text:p>
                      </table:table-cell>
                      <table:table-cell table:style-name="Tabela64.H5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4.4">
                      <table:table-cell table:style-name="Tabela64.A1" office:value-type="string">
                        <text:p text:style-name="P9"><text:a xlink:type="simple" xlink:href="javascript:Ementa('../disciplinas/372332AA-92A4-F79C-7327-6B5F195B04DA.html')" text:style-name="Internet_20_link" text:visited-style-name="Visited_20_Internet_20_Link"><text:span text:style-name="T1">SSWU11</text:span></text:a></text:p>
                      </table:table-cell>
                      <table:table-cell table:style-name="Tabela64.A1" office:value-type="string">
                        <text:p text:style-name="P10">Estagio Supervisionado III</text:p>
                      </table:table-cell>
                      <table:table-cell table:style-name="Tabela64.A1" office:value-type="string">
                        <text:p text:style-name="P9">4.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9">12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10">SSW403 (C)</text:p>
                      </table:table-cell>
                      <table:table-cell table:style-name="Tabela64.H6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4.7">
                      <table:table-cell table:style-name="Tabela64.A2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64.I8" office:value-type="string">
                        <text:p text:style-name="P7"/>
                      </table:table-cell>
                    </table:table-row>
                    <table:table-row table:style-name="Tabela64.8">
                      <table:table-cell table:style-name="Tabela64.A1" table:number-columns-spanned="8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ela64.I8" office:value-type="string">
                        <text:p text:style-name="P7"/>
                      </table:table-cell>
                    </table:table-row>
                    <table:table-row table:style-name="Tabela64.3">
                      <table:table-cell table:style-name="Tabela64.A1" table:number-columns-spanned="2" office:value-type="string">
                        <text:p text:style-name="P10"><text:soft-page-break/>Atividades Academicas Optativas</text:p>
                      </table:table-cell>
                      <table:covered-table-cell/>
                      <table:table-cell table:style-name="Tabela64.A1" office:value-type="string">
                        <text:p text:style-name="P9">4.0</text:p>
                      </table:table-cell>
                      <table:table-cell table:style-name="Tabela64.A1" office:value-type="string">
                        <text:p text:style-name="P9">6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9">0</text:p>
                      </table:table-cell>
                      <table:table-cell table:style-name="Tabela64.A1" office:value-type="string">
                        <text:p text:style-name="P7"/>
                      </table:table-cell>
                      <table:table-cell table:style-name="Tabela64.H9" table:number-columns-spanned="2" office:value-type="string">
                        <text:p text:style-name="P7"/>
                      </table:table-cell>
                      <table:covered-table-cell/>
                    </table:table-row>
                    <table:table-row table:style-name="Tabela64.10">
                      <table:table-cell table:style-name="Tabela64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64.A1" office:value-type="string">
                        <text:p text:style-name="P9">16.0</text:p>
                      </table:table-cell>
                      <table:table-cell table:style-name="Tabela64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64.H10" table:number-columns-spanned="2" office:value-type="string">
                        <text:p text:style-name="P7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65" table:style-name="Tabela65">
              <table:table-column table:style-name="Tabela65.A"/>
              <table:table-row>
                <table:table-cell table:style-name="Tabela65.A1" office:value-type="string">
                  <table:table table:name="Tabela66" table:style-name="Tabela66">
                    <table:table-column table:style-name="Tabela66.A"/>
                    <table:table-column table:style-name="Tabela66.B"/>
                    <table:table-column table:style-name="Tabela66.C"/>
                    <table:table-column table:style-name="Tabela66.D"/>
                    <table:table-column table:style-name="Tabela66.E"/>
                    <table:table-column table:style-name="Tabela66.F"/>
                    <table:table-column table:style-name="Tabela66.G"/>
                    <table:table-column table:style-name="Tabela66.H"/>
                    <table:table-row table:style-name="Tabela66.1">
                      <table:table-cell table:style-name="Tabela66.A1" table:number-columns-spanned="8" office:value-type="string">
                        <text:p text:style-name="P4">10º Período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66.A2" office:value-type="string">
                        <text:p text:style-name="P4">Código</text:p>
                      </table:table-cell>
                      <table:table-cell table:style-name="Tabela66.A2" office:value-type="string">
                        <text:p text:style-name="P5">Nome</text:p>
                      </table:table-cell>
                      <table:table-cell table:style-name="Tabela66.A2" office:value-type="string">
                        <text:p text:style-name="P3">Créditos</text:p>
                      </table:table-cell>
                      <table:table-cell table:style-name="Tabela66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66.A2" office:value-type="string">
                        <text:p text:style-name="P3">Requisitos</text:p>
                      </table:table-cell>
                      <table:table-cell table:style-name="Tabela66.H2" office:value-type="string">
                        <text:p text:style-name="P7"/>
                      </table:table-cell>
                    </table:table-row>
                    <table:table-row table:style-name="Tabela66.3">
                      <table:table-cell table:style-name="Tabela66.A1" office:value-type="string">
                        <text:p text:style-name="P9"><text:a xlink:type="simple" xlink:href="javascript:Ementa('../disciplinas/372583EA-92A4-F79C-7327-6B5F7EB55C49.html')" text:style-name="Internet_20_link" text:visited-style-name="Visited_20_Internet_20_Link"><text:span text:style-name="T1">SSP309</text:span></text:a></text:p>
                      </table:table-cell>
                      <table:table-cell table:style-name="Tabela66.A1" office:value-type="string">
                        <text:p text:style-name="P10">Avaliacao Monitoramento em Ss</text:p>
                      </table:table-cell>
                      <table:table-cell table:style-name="Tabela66.A1" office:value-type="string">
                        <text:p text:style-name="P9">3.0</text:p>
                      </table:table-cell>
                      <table:table-cell table:style-name="Tabela66.A1" office:value-type="string">
                        <text:p text:style-name="P9">30</text:p>
                      </table:table-cell>
                      <table:table-cell table:style-name="Tabela66.A1" office:value-type="string">
                        <text:p text:style-name="P9">3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7"/>
                      </table:table-cell>
                      <table:table-cell table:style-name="Tabela66.H3" office:value-type="string">
                        <text:p text:style-name="P7"/>
                      </table:table-cell>
                    </table:table-row>
                    <table:table-row table:style-name="Tabela66.4">
                      <table:table-cell table:style-name="Tabela66.A1" office:value-type="string">
                        <text:p text:style-name="P9"><text:a xlink:type="simple" xlink:href="javascript:Ementa('../disciplinas/37A62581-92A4-F79B-633D-DD88F54871E0.html')" text:style-name="Internet_20_link" text:visited-style-name="Visited_20_Internet_20_Link"><text:span text:style-name="T1">SSW405</text:span></text:a></text:p>
                      </table:table-cell>
                      <table:table-cell table:style-name="Tabela66.A1" office:value-type="string">
                        <text:p text:style-name="P10">Orient Treinamento Profis IV</text:p>
                      </table:table-cell>
                      <table:table-cell table:style-name="Tabela66.A1" office:value-type="string">
                        <text:p text:style-name="P9">3.0</text:p>
                      </table:table-cell>
                      <table:table-cell table:style-name="Tabela66.A1" office:value-type="string">
                        <text:p text:style-name="P9">30</text:p>
                      </table:table-cell>
                      <table:table-cell table:style-name="Tabela66.A1" office:value-type="string">
                        <text:p text:style-name="P9">3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10">SSW403 (P), SSWU12 (C)</text:p>
                      </table:table-cell>
                      <table:table-cell table:style-name="Tabela66.H4" office:value-type="string">
                        <text:p text:style-name="P7"/>
                      </table:table-cell>
                    </table:table-row>
                    <table:table-row table:style-name="Tabela66.3">
                      <table:table-cell table:style-name="Tabela66.A1" office:value-type="string">
                        <text:p text:style-name="P9"><text:a xlink:type="simple" xlink:href="javascript:Ementa('../disciplinas/372722F9-92A4-F79C-7327-6B5F0344571F.html')" text:style-name="Internet_20_link" text:visited-style-name="Visited_20_Internet_20_Link"><text:span text:style-name="T1">SSW408</text:span></text:a></text:p>
                      </table:table-cell>
                      <table:table-cell table:style-name="Tabela66.A1" office:value-type="string">
                        <text:p text:style-name="P10">Orientacao de Tcc II</text:p>
                      </table:table-cell>
                      <table:table-cell table:style-name="Tabela66.A1" office:value-type="string">
                        <text:p text:style-name="P9">2.0</text:p>
                      </table:table-cell>
                      <table:table-cell table:style-name="Tabela66.A1" office:value-type="string">
                        <text:p text:style-name="P9">3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10">SSW407 (P)</text:p>
                      </table:table-cell>
                      <table:table-cell table:style-name="Tabela66.H5" office:value-type="string">
                        <text:p text:style-name="P7"/>
                      </table:table-cell>
                    </table:table-row>
                    <table:table-row table:style-name="Tabela66.4">
                      <table:table-cell table:style-name="Tabela66.A1" office:value-type="string">
                        <text:p text:style-name="P9"><text:a xlink:type="simple" xlink:href="javascript:Ementa('../disciplinas/9734A2C5-92A4-F713-0056-3E3997216200.html')" text:style-name="Internet_20_link" text:visited-style-name="Visited_20_Internet_20_Link"><text:span text:style-name="T1">SSWK05</text:span></text:a></text:p>
                      </table:table-cell>
                      <table:table-cell table:style-name="Tabela66.A1" office:value-type="string">
                        <text:p text:style-name="P10">Trabalho de Conclusao de Curso</text:p>
                      </table:table-cell>
                      <table:table-cell table:style-name="Tabela66.A1" office:value-type="string">
                        <text:p text:style-name="P9">0.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7"/>
                      </table:table-cell>
                      <table:table-cell table:style-name="Tabela66.H6" office:value-type="string">
                        <text:p text:style-name="P7"/>
                      </table:table-cell>
                    </table:table-row>
                    <table:table-row table:style-name="Tabela66.3">
                      <table:table-cell table:style-name="Tabela66.A1" office:value-type="string">
                        <text:p text:style-name="P9"><text:a xlink:type="simple" xlink:href="javascript:Ementa('../disciplinas/37A8DD4B-92A4-F79B-633D-DD88F48918AB.html')" text:style-name="Internet_20_link" text:visited-style-name="Visited_20_Internet_20_Link"><text:span text:style-name="T1">SSWU12</text:span></text:a></text:p>
                      </table:table-cell>
                      <table:table-cell table:style-name="Tabela66.A1" office:value-type="string">
                        <text:p text:style-name="P10">Estagio Supervisionado IV</text:p>
                      </table:table-cell>
                      <table:table-cell table:style-name="Tabela66.A1" office:value-type="string">
                        <text:p text:style-name="P9">4.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12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10">SSW405 (C)</text:p>
                      </table:table-cell>
                      <table:table-cell table:style-name="Tabela66.H7" office:value-type="string">
                        <text:p text:style-name="P7"/>
                      </table:table-cell>
                    </table:table-row>
                    <table:table-row table:style-name="Tabela66.4">
                      <table:table-cell table:style-name="Tabela66.A1" office:value-type="string">
                        <text:p text:style-name="P9"><text:a xlink:type="simple" xlink:href="javascript:Ementa('../disciplinas/E7B5EB2A-92A4-F714-00E7-323632CC9297.html')" text:style-name="Internet_20_link" text:visited-style-name="Visited_20_Internet_20_Link"><text:span text:style-name="T1">SSWY01</text:span></text:a></text:p>
                      </table:table-cell>
                      <table:table-cell table:style-name="Tabela66.A1" office:value-type="string">
                        <text:p text:style-name="P10">Oficina Temática Serv Social</text:p>
                      </table:table-cell>
                      <table:table-cell table:style-name="Tabela66.A1" office:value-type="string">
                        <text:p text:style-name="P9">2.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7"/>
                      </table:table-cell>
                      <table:table-cell table:style-name="Tabela66.H8" office:value-type="string">
                        <text:p text:style-name="P7"/>
                      </table:table-cell>
                    </table:table-row>
                    <table:table-row table:style-name="Tabela66.3">
                      <table:table-cell table:style-name="Tabela66.A1" office:value-type="string">
                        <text:p text:style-name="P9"><text:a xlink:type="simple" xlink:href="javascript:Ementa('../disciplinas/16B15823-92A4-F716-000D-F416A3C2EB3C.html')" text:style-name="Internet_20_link" text:visited-style-name="Visited_20_Internet_20_Link"><text:span text:style-name="T1">SSWY02</text:span></text:a></text:p>
                      </table:table-cell>
                      <table:table-cell table:style-name="Tabela66.A1" office:value-type="string">
                        <text:p text:style-name="P10">Atividades Extra-curriculares</text:p>
                      </table:table-cell>
                      <table:table-cell table:style-name="Tabela66.A1" office:value-type="string">
                        <text:p text:style-name="P9">0.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9">150</text:p>
                      </table:table-cell>
                      <table:table-cell table:style-name="Tabela66.A1" office:value-type="string">
                        <text:p text:style-name="P9">0</text:p>
                      </table:table-cell>
                      <table:table-cell table:style-name="Tabela66.A1" office:value-type="string">
                        <text:p text:style-name="P7"/>
                      </table:table-cell>
                      <table:table-cell table:style-name="Tabela66.H9" office:value-type="string">
                        <text:p text:style-name="P7"/>
                      </table:table-cell>
                    </table:table-row>
                    <table:table-row table:style-name="Tabela66.10">
                      <table:table-cell table:style-name="Tabela66.A1" table:number-columns-spanned="2" office:value-type="string">
                        <text:p text:style-name="P6">Total de Créditos</text:p>
                      </table:table-cell>
                      <table:covered-table-cell/>
                      <table:table-cell table:style-name="Tabela66.A1" office:value-type="string">
                        <text:p text:style-name="P9">14.0</text:p>
                      </table:table-cell>
                      <table:table-cell table:style-name="Tabela66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66.H10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67" table:style-name="Tabela67">
              <table:table-column table:style-name="Tabela67.A"/>
              <table:table-row>
                <table:table-cell table:style-name="Tabela67.A1" office:value-type="string">
                  <table:table table:name="Tabela68" table:style-name="Tabela68">
                    <table:table-column table:style-name="Tabela68.A"/>
                    <table:table-column table:style-name="Tabela68.B"/>
                    <table:table-column table:style-name="Tabela68.C"/>
                    <table:table-column table:style-name="Tabela68.D" table:number-columns-repeated="2"/>
                    <table:table-column table:style-name="Tabela68.F"/>
                    <table:table-column table:style-name="Tabela68.G"/>
                    <table:table-column table:style-name="Tabela68.H"/>
                    <table:table-row table:style-name="Tabela68.1">
                      <table:table-cell table:style-name="Tabela68.A1" table:number-columns-spanned="8" office:value-type="string">
                        <text:p text:style-name="P4">Disciplinas Optativas (Escolha Condicionada)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68.A2" office:value-type="string">
                        <text:p text:style-name="P4">Código</text:p>
                      </table:table-cell>
                      <table:table-cell table:style-name="Tabela68.A2" office:value-type="string">
                        <text:p text:style-name="P5">Nome</text:p>
                      </table:table-cell>
                      <table:table-cell table:style-name="Tabela68.A2" office:value-type="string">
                        <text:p text:style-name="P3">Créditos</text:p>
                      </table:table-cell>
                      <table:table-cell table:style-name="Tabela68.A2" table:number-columns-spanned="3" office:value-type="string">
                        <text:p text:style-name="P3">C.H.G. Teórica/Prática/Extensão</text:p>
                      </table:table-cell>
                      <table:covered-table-cell/>
                      <table:covered-table-cell/>
                      <table:table-cell table:style-name="Tabela68.A2" office:value-type="string">
                        <text:p text:style-name="P3">Requisitos</text:p>
                      </table:table-cell>
                      <table:table-cell table:style-name="Tabela68.H2" office:value-type="string">
                        <text:p text:style-name="P7"/>
                      </table:table-cell>
                    </table:table-row>
                    <table:table-row table:style-name="Tabela68.3">
                      <table:table-cell table:style-name="Tabela68.A1" office:value-type="string">
                        <text:p text:style-name="P9"><text:a xlink:type="simple" xlink:href="javascript:Ementa('../disciplinas/D447AD30-92A4-F713-012B-E3D91223C884.html')" text:style-name="Internet_20_link" text:visited-style-name="Visited_20_Internet_20_Link"><text:span text:style-name="T1">FML205</text:span></text:a></text:p>
                      </table:table-cell>
                      <table:table-cell table:style-name="Tabela68.A1" office:value-type="string">
                        <text:p text:style-name="P10">Políticas Públ de Saúde Mental</text:p>
                      </table:table-cell>
                      <table:table-cell table:style-name="Tabela68.A1" office:value-type="string">
                        <text:p text:style-name="P9">3.0</text:p>
                      </table:table-cell>
                      <table:table-cell table:style-name="Tabela68.A1" office:value-type="string">
                        <text:p text:style-name="P9">48</text:p>
                      </table:table-cell>
                      <table:table-cell table:style-name="Tabela68.A1" office:value-type="string">
                        <text:p text:style-name="P9">24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3" office:value-type="string">
                        <text:p text:style-name="P7"/>
                      </table:table-cell>
                    </table:table-row>
                    <table:table-row table:style-name="Tabela68.4">
                      <table:table-cell table:style-name="Tabela68.A1" office:value-type="string">
                        <text:p text:style-name="P9"><text:a xlink:type="simple" xlink:href="javascript:Ementa('../disciplinas/97344E9B-92A4-F713-0056-3E39B12D6A89.html')" text:style-name="Internet_20_link" text:visited-style-name="Visited_20_Internet_20_Link"><text:span text:style-name="T1">LEV110</text:span></text:a></text:p>
                      </table:table-cell>
                      <table:table-cell table:style-name="Tabela68.A1" office:value-type="string">
                        <text:p text:style-name="P10">Lingua Portuguesa I</text:p>
                      </table:table-cell>
                      <table:table-cell table:style-name="Tabela68.A1" office:value-type="string">
                        <text:p text:style-name="P9">3.0</text:p>
                      </table:table-cell>
                      <table:table-cell table:style-name="Tabela68.A1" office:value-type="string">
                        <text:p text:style-name="P9">30</text:p>
                      </table:table-cell>
                      <table:table-cell table:style-name="Tabela68.A1" office:value-type="string">
                        <text:p text:style-name="P9">3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4" office:value-type="string">
                        <text:p text:style-name="P7"/>
                      </table:table-cell>
                    </table:table-row>
                    <table:table-row table:style-name="Tabela68.3">
                      <table:table-cell table:style-name="Tabela68.A1" office:value-type="string">
                        <text:p text:style-name="P9"><text:a xlink:type="simple" xlink:href="javascript:Ementa('../disciplinas/37A66ED8-92A4-F79B-633D-DD88D617B3D2.html')" text:style-name="Internet_20_link" text:visited-style-name="Visited_20_Internet_20_Link"><text:span text:style-name="T1">SSM206</text:span></text:a></text:p>
                      </table:table-cell>
                      <table:table-cell table:style-name="Tabela68.A1" office:value-type="string">
                        <text:p text:style-name="P10">Poder Local e Servico Social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5" office:value-type="string">
                        <text:p text:style-name="P7"/>
                      </table:table-cell>
                    </table:table-row>
                    <table:table-row table:style-name="Tabela68.4">
                      <table:table-cell table:style-name="Tabela68.A1" office:value-type="string">
                        <text:p text:style-name="P9"><text:a xlink:type="simple" xlink:href="javascript:Ementa('../disciplinas/37AC39AE-92A4-F79B-633D-DD88FA28ECF7.html')" text:style-name="Internet_20_link" text:visited-style-name="Visited_20_Internet_20_Link"><text:span text:style-name="T1">SSM210</text:span></text:a></text:p>
                      </table:table-cell>
                      <table:table-cell table:style-name="Tabela68.A1" office:value-type="string">
                        <text:p text:style-name="P10">Ss e Processo de Trabalho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6" office:value-type="string">
                        <text:p text:style-name="P7"/>
                      </table:table-cell>
                    </table:table-row>
                    <table:table-row table:style-name="Tabela68.3">
                      <table:table-cell table:style-name="Tabela68.A1" office:value-type="string">
                        <text:p text:style-name="P9"><text:a xlink:type="simple" xlink:href="javascript:Ementa('../disciplinas/45CF42E2-92A4-F79C-7327-6B5FAD5489B1.html')" text:style-name="Internet_20_link" text:visited-style-name="Visited_20_Internet_20_Link"><text:span text:style-name="T1">SSP308</text:span></text:a></text:p>
                      </table:table-cell>
                      <table:table-cell table:style-name="Tabela68.A1" office:value-type="string">
                        <text:p text:style-name="P10">Ss e Questao Urbana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7" office:value-type="string">
                        <text:p text:style-name="P7"/>
                      </table:table-cell>
                    </table:table-row>
                    <table:table-row table:style-name="Tabela68.4">
                      <table:table-cell table:style-name="Tabela68.A1" office:value-type="string">
                        <text:p text:style-name="P9"><text:a xlink:type="simple" xlink:href="javascript:Ementa('../disciplinas/45D0776B-92A4-F79C-7327-6B5F2BB69A0A.html')" text:style-name="Internet_20_link" text:visited-style-name="Visited_20_Internet_20_Link"><text:span text:style-name="T1">SSP310</text:span></text:a></text:p>
                      </table:table-cell>
                      <table:table-cell table:style-name="Tabela68.A1" office:value-type="string">
                        <text:p text:style-name="P10">Ss e Questao Fundiaria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8" office:value-type="string">
                        <text:p text:style-name="P7"/>
                      </table:table-cell>
                    </table:table-row>
                    <table:table-row table:style-name="Tabela68.3">
                      <table:table-cell table:style-name="Tabela68.A1" office:value-type="string">
                        <text:p text:style-name="P9"><text:a xlink:type="simple" xlink:href="javascript:Ementa('../disciplinas/45D17DB0-92A4-F79C-7327-6B5FB1E6451A.html')" text:style-name="Internet_20_link" text:visited-style-name="Visited_20_Internet_20_Link"><text:span text:style-name="T1">SSW501</text:span></text:a></text:p>
                      </table:table-cell>
                      <table:table-cell table:style-name="Tabela68.A1" office:value-type="string">
                        <text:p text:style-name="P10">Topicos Especiais em Ss I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9" office:value-type="string">
                        <text:p text:style-name="P7"/>
                      </table:table-cell>
                    </table:table-row>
                    <table:table-row table:style-name="Tabela68.4">
                      <table:table-cell table:style-name="Tabela68.A1" office:value-type="string">
                        <text:p text:style-name="P9"><text:a xlink:type="simple" xlink:href="javascript:Ementa('../disciplinas/45D2CFE1-92A4-F79C-7327-6B5F20A4A6E1.html')" text:style-name="Internet_20_link" text:visited-style-name="Visited_20_Internet_20_Link"><text:span text:style-name="T1">SSW502</text:span></text:a></text:p>
                      </table:table-cell>
                      <table:table-cell table:style-name="Tabela68.A1" office:value-type="string">
                        <text:p text:style-name="P10">Topicos Especiais em Ss II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10" office:value-type="string">
                        <text:p text:style-name="P7"/>
                      </table:table-cell>
                    </table:table-row>
                    <table:table-row table:style-name="Tabela68.3">
                      <table:table-cell table:style-name="Tabela68.A1" office:value-type="string">
                        <text:p text:style-name="P9"><text:a xlink:type="simple" xlink:href="javascript:Ementa('../disciplinas/45D3F2CE-92A4-F79C-7327-6B5F71AC170F.html')" text:style-name="Internet_20_link" text:visited-style-name="Visited_20_Internet_20_Link"><text:span text:style-name="T1">SSW503</text:span></text:a></text:p>
                      </table:table-cell>
                      <table:table-cell table:style-name="Tabela68.A1" office:value-type="string">
                        <text:p text:style-name="P10">Topicos Especiais em Ss III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11" office:value-type="string">
                        <text:p text:style-name="P7"/>
                      </table:table-cell>
                    </table:table-row>
                    <table:table-row table:style-name="Tabela68.4">
                      <table:table-cell table:style-name="Tabela68.A1" office:value-type="string">
                        <text:p text:style-name="P9"><text:a xlink:type="simple" xlink:href="javascript:Ementa('../disciplinas/37ABBE57-92A4-F79B-633D-DD8853DEED37.html')" text:style-name="Internet_20_link" text:visited-style-name="Visited_20_Internet_20_Link"><text:span text:style-name="T1">SSW504</text:span></text:a></text:p>
                      </table:table-cell>
                      <table:table-cell table:style-name="Tabela68.A1" office:value-type="string">
                        <text:p text:style-name="P10">Expressoes Questao Social I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12" office:value-type="string">
                        <text:p text:style-name="P7"/>
                      </table:table-cell>
                    </table:table-row>
                    <table:table-row table:style-name="Tabela68.3">
                      <table:table-cell table:style-name="Tabela68.A1" office:value-type="string">
                        <text:p text:style-name="P9"><text:a xlink:type="simple" xlink:href="javascript:Ementa('../disciplinas/37ACEE6C-92A4-F79B-633D-DD88F640D971.html')" text:style-name="Internet_20_link" text:visited-style-name="Visited_20_Internet_20_Link"><text:span text:style-name="T1">SSW505</text:span></text:a></text:p>
                      </table:table-cell>
                      <table:table-cell table:style-name="Tabela68.A1" office:value-type="string">
                        <text:p text:style-name="P10">Expressoes Questao Social II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13" office:value-type="string">
                        <text:p text:style-name="P7"/>
                      </table:table-cell>
                    </table:table-row>
                    <table:table-row table:style-name="Tabela68.4">
                      <table:table-cell table:style-name="Tabela68.A1" office:value-type="string">
                        <text:p text:style-name="P9"><text:a xlink:type="simple" xlink:href="javascript:Ementa('../disciplinas/37AE17A7-92A4-F79B-633D-DD88D7EDD800.html')" text:style-name="Internet_20_link" text:visited-style-name="Visited_20_Internet_20_Link"><text:span text:style-name="T1">SSW506</text:span></text:a></text:p>
                      </table:table-cell>
                      <table:table-cell table:style-name="Tabela68.A1" office:value-type="string">
                        <text:p text:style-name="P10">Expressoes Questao Social III</text:p>
                      </table:table-cell>
                      <table:table-cell table:style-name="Tabela68.A1" office:value-type="string">
                        <text:p text:style-name="P9">4.0</text:p>
                      </table:table-cell>
                      <table:table-cell table:style-name="Tabela68.A1" office:value-type="string">
                        <text:p text:style-name="P9">6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9">0</text:p>
                      </table:table-cell>
                      <table:table-cell table:style-name="Tabela68.A1" office:value-type="string">
                        <text:p text:style-name="P7"/>
                      </table:table-cell>
                      <table:table-cell table:style-name="Tabela68.H14" office:value-type="string">
                        <text:p text:style-name="P7"/>
                      </table:table-cell>
                    </table:table-row>
                    <table:table-row table:style-name="Tabela68.15">
                      <table:table-cell table:style-name="Tabela68.A1" table:number-columns-spanned="2" office:value-type="string">
                        <text:p text:style-name="P6">Créditos a cumprir</text:p>
                      </table:table-cell>
                      <table:covered-table-cell/>
                      <table:table-cell table:style-name="Tabela68.A1" office:value-type="string">
                        <text:p text:style-name="P9">8.0</text:p>
                      </table:table-cell>
                      <table:table-cell table:style-name="Tabela68.A1" table:number-columns-spanned="4" office:value-type="string">
                        <text:p text:style-name="P7"/>
                      </table:table-cell>
                      <table:covered-table-cell/>
                      <table:covered-table-cell/>
                      <table:covered-table-cell/>
                      <table:table-cell table:style-name="Tabela68.H15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69" table:style-name="Tabela69">
              <table:table-column table:style-name="Tabela69.A"/>
              <table:table-row>
                <table:table-cell table:style-name="Tabela69.A1" office:value-type="string">
                  <table:table table:name="Tabela70" table:style-name="Tabela70">
                    <table:table-column table:style-name="Tabela70.A"/>
                    <table:table-column table:style-name="Tabela70.B"/>
                    <table:table-column table:style-name="Tabela70.C"/>
                    <table:table-row table:style-name="Tabela70.1">
                      <table:table-cell table:style-name="Tabela70.A1" table:number-columns-spanned="3" office:value-type="string">
                        <text:p text:style-name="P4">Para fazer jus ao grau e diploma, o aluno deverá cumprir no mínimo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70.A2" office:value-type="string">
                        <text:p text:style-name="P3">Item do currículo</text:p>
                      </table:table-cell>
                      <table:table-cell table:style-name="Tabela70.A2" office:value-type="string">
                        <text:p text:style-name="P4">Créditos</text:p>
                      </table:table-cell>
                      <table:table-cell table:style-name="Tabela70.A2" office:value-type="string">
                        <text:p text:style-name="P4">Mínimo de Horas</text:p>
                      </table:table-cell>
                    </table:table-row>
                    <table:table-row table:style-name="Tabela70.3">
                      <table:table-cell table:style-name="Tabela70.A1" office:value-type="string">
                        <text:p text:style-name="P10">Disciplinas Obrigatórias</text:p>
                      </table:table-cell>
                      <table:table-cell table:style-name="Tabela70.A1" office:value-type="string">
                        <text:p text:style-name="P9">147.0</text:p>
                      </table:table-cell>
                      <table:table-cell table:style-name="Tabela70.A1" office:value-type="string">
                        <text:p text:style-name="P9">2400</text:p>
                      </table:table-cell>
                    </table:table-row>
                    <table:table-row table:style-name="Tabela70.4">
                      <table:table-cell table:style-name="Tabela70.A1" office:value-type="string">
                        <text:p text:style-name="P10">Requisitos Curriculares Suplementares</text:p>
                      </table:table-cell>
                      <table:table-cell table:style-name="Tabela70.A1" office:value-type="string">
                        <text:p text:style-name="P9">18.0</text:p>
                      </table:table-cell>
                      <table:table-cell table:style-name="Tabela70.A1" office:value-type="string">
                        <text:p text:style-name="P9">630</text:p>
                      </table:table-cell>
                    </table:table-row>
                    <table:table-row table:style-name="Tabela70.3">
                      <table:table-cell table:style-name="Tabela70.A1" office:value-type="string">
                        <text:p text:style-name="P10">Disc. Compl. Escolha Restrita</text:p>
                      </table:table-cell>
                      <table:table-cell table:style-name="Tabela70.A1" office:value-type="string">
                        <text:p text:style-name="P9">0</text:p>
                      </table:table-cell>
                      <table:table-cell table:style-name="Tabela70.A1" office:value-type="string">
                        <text:p text:style-name="P9">0</text:p>
                      </table:table-cell>
                    </table:table-row>
                    <table:table-row table:style-name="Tabela70.4">
                      <table:table-cell table:style-name="Tabela70.A1" office:value-type="string">
                        <text:p text:style-name="P10">Disc. Compl. Escolha Condicionada</text:p>
                      </table:table-cell>
                      <table:table-cell table:style-name="Tabela70.A1" office:value-type="string">
                        <text:p text:style-name="P9">8.0</text:p>
                      </table:table-cell>
                      <table:table-cell table:style-name="Tabela70.A1" office:value-type="string">
                        <text:p text:style-name="P9">120</text:p>
                      </table:table-cell>
                    </table:table-row>
                    <table:table-row table:style-name="Tabela70.3">
                      <table:table-cell table:style-name="Tabela70.A1" office:value-type="string">
                        <text:p text:style-name="P10">Disc. Compl. Livre Escolha</text:p>
                      </table:table-cell>
                      <table:table-cell table:style-name="Tabela70.A1" office:value-type="string">
                        <text:p text:style-name="P9">0.0</text:p>
                      </table:table-cell>
                      <table:table-cell table:style-name="Tabela70.A1" office:value-type="string">
                        <text:p text:style-name="P9">0</text:p>
                      </table:table-cell>
                    </table:table-row>
                    <table:table-row>
                      <table:table-cell table:style-name="Tabela70.A2" office:value-type="string">
                        <text:p text:style-name="P3">Total</text:p>
                      </table:table-cell>
                      <table:table-cell table:style-name="Tabela70.A2" office:value-type="string">
                        <text:p text:style-name="P4">173.0</text:p>
                      </table:table-cell>
                      <table:table-cell table:style-name="Tabela70.A2" office:value-type="string">
                        <text:p text:style-name="P4">3150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71" table:style-name="Tabela71">
              <table:table-column table:style-name="Tabela71.A"/>
              <table:table-row>
                <table:table-cell table:style-name="Tabela71.A1" office:value-type="string">
                  <table:table table:name="Tabela72" table:style-name="Tabela72">
                    <table:table-column table:style-name="Tabela72.A"/>
                    <table:table-column table:style-name="Tabela72.B"/>
                    <table:table-column table:style-name="Tabela72.C"/>
                    <table:table-column table:style-name="Tabela72.D"/>
                    <table:table-row table:style-name="Tabela72.1">
                      <table:table-cell table:style-name="Tabela72.A1" table:number-columns-spanned="4" office:value-type="string">
                        <text:p text:style-name="P4">Equações de Equivalência do Currículo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ela72.2">
                      <table:table-cell table:style-name="Tabela72.A1" office:value-type="string">
                        <text:p text:style-name="P8">[124994] :</text:p>
                      </table:table-cell>
                      <table:table-cell table:style-name="Tabela72.A1" office:value-type="string">
                        <text:p text:style-name="P10">SSF105 ( Servico Social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122 ( Fund Hist, Teor e Metod SS I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<text:soft-page-break/>[124995] :</text:p>
                      </table:table-cell>
                      <table:table-cell table:style-name="Tabela72.A1" office:value-type="string">
                        <text:p text:style-name="P10">SSW406 ( Pratica Profissiona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230 ( Seminario de Pratica do SS 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4996] :</text:p>
                      </table:table-cell>
                      <table:table-cell table:style-name="Tabela72.A1" office:value-type="string">
                        <text:p text:style-name="P10">SSF115 ( Psicologia Social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IPG111 ( Psicologia I CB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4997] :</text:p>
                      </table:table-cell>
                      <table:table-cell table:style-name="Tabela72.A1" office:value-type="string">
                        <text:p text:style-name="P10">SSW407 ( Orientacao de Tcc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471 ( Seminario de Trab Concl Cur 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4998] :</text:p>
                      </table:table-cell>
                      <table:table-cell table:style-name="Tabela72.A1" office:value-type="string">
                        <text:p text:style-name="P10">SSF107 ( Servico Social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242 ( Fund Hist, Teor e Metod SS IV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00] :</text:p>
                      </table:table-cell>
                      <table:table-cell table:style-name="Tabela72.A1" office:value-type="string">
                        <text:p text:style-name="P10">SSM202 ( Estado, Classes e Mov Sociai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356 ( Mov Soc, Cidadania e Serv Soc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01] :</text:p>
                      </table:table-cell>
                      <table:table-cell table:style-name="Tabela72.A1" office:value-type="string">
                        <text:p text:style-name="P10">SSF111 ( Etica Profissiona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230 ( Etica Profissional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02] :</text:p>
                      </table:table-cell>
                      <table:table-cell table:style-name="Tabela72.A1" office:value-type="string">
                        <text:p text:style-name="P10">SSW403 ( Orient Treinamento Profis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475 ( Metod do Serv Social Aplic II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03] :</text:p>
                      </table:table-cell>
                      <table:table-cell table:style-name="Tabela72.A1" office:value-type="string">
                        <text:p text:style-name="P10">SSP309 ( Avaliacao Monitoramento em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438 ( Desenvolvimento da Comunidade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04] :</text:p>
                      </table:table-cell>
                      <table:table-cell table:style-name="Tabela72.A1" office:value-type="string">
                        <text:p text:style-name="P10">SSW409 ( Nucleo Tematico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2 ( Politica Social da Familia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05] :</text:p>
                      </table:table-cell>
                      <table:table-cell table:style-name="Tabela72.A1" office:value-type="string">
                        <text:p text:style-name="P10">SSW402 ( Orient Treinamento Profis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365 ( Metod do Serv Social Aplic I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06] :</text:p>
                      </table:table-cell>
                      <table:table-cell table:style-name="Tabela72.A1" office:value-type="string">
                        <text:p text:style-name="P10">SSW503 ( Topicos Especiais em Ss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03 ( Topicos Esp na Metodol do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07] :</text:p>
                      </table:table-cell>
                      <table:table-cell table:style-name="Tabela72.A1" office:value-type="string">
                        <text:p text:style-name="P10">SSW409 ( Nucleo Tematico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605 ( Filosofia e Servico Social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08] :</text:p>
                      </table:table-cell>
                      <table:table-cell table:style-name="Tabela72.A1" office:value-type="string">
                        <text:p text:style-name="P10">SSF114 ( Filosofia e Servico Socia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FCF110 ( Filosofia 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09] :</text:p>
                      </table:table-cell>
                      <table:table-cell table:style-name="Tabela72.A1" office:value-type="string">
                        <text:p text:style-name="P10">SSW409 ( Nucleo Tematico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611 ( Teorias Antropologicas e SS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10] :</text:p>
                      </table:table-cell>
                      <table:table-cell table:style-name="Tabela72.A1" office:value-type="string">
                        <text:p text:style-name="P10">SSF103 ( Teoria Sociologica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FCB120 ( Sociologia I -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11] :</text:p>
                      </table:table-cell>
                      <table:table-cell table:style-name="Tabela72.A1" office:value-type="string">
                        <text:p text:style-name="P10">SSP308 ( Ss e Questao Urbana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5 ( Pol Soc da Ocupacao Esp Urbano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12] :</text:p>
                      </table:table-cell>
                      <table:table-cell table:style-name="Tabela72.A1" office:value-type="string">
                        <text:p text:style-name="P10">SSF108 ( Servico Social IV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352 ( Fund Hist, Teor e Metod SS V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13] :</text:p>
                      </table:table-cell>
                      <table:table-cell table:style-name="Tabela72.A1" office:value-type="string">
                        <text:p text:style-name="P10">SSF106 ( Servico Social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232 ( Fund Hist, Teor e Metod SS II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14] :</text:p>
                      </table:table-cell>
                      <table:table-cell table:style-name="Tabela72.A1" office:value-type="string">
                        <text:p text:style-name="P10">SSF109 ( Servico Social Contemporaneo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610 ( Fund Hist, Teor e Metod SS V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15] :</text:p>
                      </table:table-cell>
                      <table:table-cell table:style-name="Tabela72.A1" office:value-type="string">
                        <text:p text:style-name="P10">SSWU09 ( Estagio Supervisionado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U05 ( Estagio Superv em S Social 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16] :</text:p>
                      </table:table-cell>
                      <table:table-cell table:style-name="Tabela72.A1" office:value-type="string">
                        <text:p text:style-name="P10">SSP303 ( Administr e Orcamento em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474 ( Administracao em Serv Social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17] :</text:p>
                      </table:table-cell>
                      <table:table-cell table:style-name="Tabela72.A1" office:value-type="string">
                        <text:p text:style-name="P10">SSWU10 ( Estagio Supervisionado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U06 ( Estagio Superv em S Social I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18] :</text:p>
                      </table:table-cell>
                      <table:table-cell table:style-name="Tabela72.A1" office:value-type="string">
                        <text:p text:style-name="P10">SSW409 ( Nucleo Tematico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2 ( Top Esp em Proc Sociais e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19] :</text:p>
                      </table:table-cell>
                      <table:table-cell table:style-name="Tabela72.A1" office:value-type="string">
                        <text:p text:style-name="P10">SSW501 ( Topicos Especiais em Ss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480 ( Seminario de Pratica do SS I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20] :</text:p>
                      </table:table-cell>
                      <table:table-cell table:style-name="Tabela72.A1" office:value-type="string">
                        <text:p text:style-name="P10">SSW410 ( Nucleo Tematico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612 ( Top Esp Fund Hist,Teor,Metod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21] :</text:p>
                      </table:table-cell>
                      <table:table-cell table:style-name="Tabela72.A1" office:value-type="string">
                        <text:p text:style-name="P10">SSM210 ( Ss e Processo de Trabalho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120 ( Proc de Trabalho e Serv Social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22] :</text:p>
                      </table:table-cell>
                      <table:table-cell table:style-name="Tabela72.A1" office:value-type="string">
                        <text:p text:style-name="P10">SSW405 ( Orient Treinamento Profis IV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485 ( Metod do Serv Social Aplic IV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23] :</text:p>
                      </table:table-cell>
                      <table:table-cell table:style-name="Tabela72.A1" office:value-type="string">
                        <text:p text:style-name="P10">SSF104 ( Introducao ao Servico Socia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112 ( Fund Hist, Teor e Metod SS 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24] :</text:p>
                      </table:table-cell>
                      <table:table-cell table:style-name="Tabela72.A1" office:value-type="string">
                        <text:p text:style-name="P10">SSP304 ( Planejamento e Projetos em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355 ( Planejamento e Proj Sociai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25] :</text:p>
                      </table:table-cell>
                      <table:table-cell table:style-name="Tabela72.A1" office:value-type="string">
                        <text:p text:style-name="P10">SSP301 ( Econ do Brasil Contemp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FCH115 ( Form Soc Econ e Polit: Brasil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26] :</text:p>
                      </table:table-cell>
                      <table:table-cell table:style-name="Tabela72.A1" office:value-type="string">
                        <text:p text:style-name="P10">SSP306 ( Politica Social e Ss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230 ( Politica Social I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27] :</text:p>
                      </table:table-cell>
                      <table:table-cell table:style-name="Tabela72.A1" office:value-type="string">
                        <text:p text:style-name="P10">SSWU11 ( Estagio Supervisionado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U07 ( Estagio Superv em S Social II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28] :</text:p>
                      </table:table-cell>
                      <table:table-cell table:style-name="Tabela72.A1" office:value-type="string">
                        <text:p text:style-name="P10">SSM209 ( Direitos Humanos no Brasi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4 ( Violencia, Relacoes Soc e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29] :</text:p>
                      </table:table-cell>
                      <table:table-cell table:style-name="Tabela72.A1" office:value-type="string">
                        <text:p text:style-name="P10">SSP302 ( Economia Politica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IEE115 ( Economia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30] :</text:p>
                      </table:table-cell>
                      <table:table-cell table:style-name="Tabela72.A1" office:value-type="string">
                        <text:p text:style-name="P10">SSW408 ( Orientacao de Tcc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481 ( Seminario de Trab Concl Cur I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31] :</text:p>
                      </table:table-cell>
                      <table:table-cell table:style-name="Tabela72.A1" office:value-type="string">
                        <text:p text:style-name="P10">SSW506 ( Expressoes Questao Social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7 ( Top Esp em Politica Social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32] :</text:p>
                      </table:table-cell>
                      <table:table-cell table:style-name="Tabela72.A1" office:value-type="string">
                        <text:p text:style-name="P10">SSM204 ( Pesquisa Social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241 ( Pesquisa Soc e Serv Social I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33] :</text:p>
                      </table:table-cell>
                      <table:table-cell table:style-name="Tabela72.A1" office:value-type="string">
                        <text:p text:style-name="P10">SSM206 ( Poder Local e Servico Socia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0 ( Poder Local e Servico Social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34] :</text:p>
                      </table:table-cell>
                      <table:table-cell table:style-name="Tabela72.A1" office:value-type="string">
                        <text:p text:style-name="P10">SSWK05 ( Trabalho de Conclusao de Curso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K05 ( Trabalho de Conclusao de Curso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35] :</text:p>
                      </table:table-cell>
                      <table:table-cell table:style-name="Tabela72.A1" office:value-type="string">
                        <text:p text:style-name="P10">SSW410 ( Nucleo Tematico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4 ( Politica Social do Trabalho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36] :</text:p>
                      </table:table-cell>
                      <table:table-cell table:style-name="Tabela72.A1" office:value-type="string">
                        <text:p text:style-name="P10">SSWU12 ( Estagio Supervisionado IV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U08 ( Estagio Superv em S Social IV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37] :</text:p>
                      </table:table-cell>
                      <table:table-cell table:style-name="Tabela72.A1" office:value-type="string">
                        <text:p text:style-name="P10">SSM207 ( Ident Culturais e Ss no Brasi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1 ( Proc de Form Identidade e SS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38] :</text:p>
                      </table:table-cell>
                      <table:table-cell table:style-name="Tabela72.A1" office:value-type="string">
                        <text:p text:style-name="P10">SSW502 ( Topicos Especiais em Ss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07 ( Teoria Psicanalitica e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<text:soft-page-break/>[125039] :</text:p>
                      </table:table-cell>
                      <table:table-cell table:style-name="Tabela72.A1" office:value-type="string">
                        <text:p text:style-name="P10">SSW504 ( Expressoes Questao Social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3 ( Politica Social da Saude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40] :</text:p>
                      </table:table-cell>
                      <table:table-cell table:style-name="Tabela72.A1" office:value-type="string">
                        <text:p text:style-name="P10">SSM203 ( Analise Indicad Soc para o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231 ( Pesquisa Soc e Serv Social I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41] :</text:p>
                      </table:table-cell>
                      <table:table-cell table:style-name="Tabela72.A1" office:value-type="string">
                        <text:p text:style-name="P10">SSW401 ( Orient Treinamento Profis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W355 ( Metod do Serv Social Aplic 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42] :</text:p>
                      </table:table-cell>
                      <table:table-cell table:style-name="Tabela72.A1" office:value-type="string">
                        <text:p text:style-name="P10">SSM201 ( Antropologia Social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FCA218 ( Antropologia Cultural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43] :</text:p>
                      </table:table-cell>
                      <table:table-cell table:style-name="Tabela72.A1" office:value-type="string">
                        <text:p text:style-name="P10">SSP305 ( Teoria Politica e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120 ( Politica Social 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44] :</text:p>
                      </table:table-cell>
                      <table:table-cell table:style-name="Tabela72.A1" office:value-type="string">
                        <text:p text:style-name="P10">SSM208 ( a Questao de Genero no Brasil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3 ( Relacoes de Genero e Serv Soc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45] :</text:p>
                      </table:table-cell>
                      <table:table-cell table:style-name="Tabela72.A1" office:value-type="string">
                        <text:p text:style-name="P10">SSW505 ( Expressoes Questao Social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8 ( Politica Social e Assistencia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46] :</text:p>
                      </table:table-cell>
                      <table:table-cell table:style-name="Tabela72.A1" office:value-type="string">
                        <text:p text:style-name="P10">SSW505 ( Expressoes Questao Social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01 ( Top Esp em Mov Sociais e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47] :</text:p>
                      </table:table-cell>
                      <table:table-cell table:style-name="Tabela72.A1" office:value-type="string">
                        <text:p text:style-name="P10">SSW502 ( Topicos Especiais em Ss 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1 ( Proc de Form Identidade e SS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48] :</text:p>
                      </table:table-cell>
                      <table:table-cell table:style-name="Tabela72.A1" office:value-type="string">
                        <text:p text:style-name="P10">SSW503 ( Topicos Especiais em Ss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M614 ( Violencia, Relacoes Soc e SS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49] :</text:p>
                      </table:table-cell>
                      <table:table-cell table:style-name="Tabela72.A1" office:value-type="string">
                        <text:p text:style-name="P10">SSW506 ( Expressoes Questao Social II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4 ( Politica Social do Trabalho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050] :</text:p>
                      </table:table-cell>
                      <table:table-cell table:style-name="Tabela72.A1" office:value-type="string">
                        <text:p text:style-name="P10">SSP309 ( Avaliacao Monitoramento em Ss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607 ( Top Esp em Politica Social )</text:p>
                      </table:table-cell>
                    </table:table-row>
                    <table:table-row table:style-name="Tabela72.2">
                      <table:table-cell table:style-name="Tabela72.A1" office:value-type="string">
                        <text:p text:style-name="P8">[125051] :</text:p>
                      </table:table-cell>
                      <table:table-cell table:style-name="Tabela72.A1" office:value-type="string">
                        <text:p text:style-name="P10">SSW501 ( Topicos Especiais em Ss I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F610 ( Fund Hist, Teor e Metod SS VI )</text:p>
                      </table:table-cell>
                    </table:table-row>
                    <table:table-row table:style-name="Tabela72.3">
                      <table:table-cell table:style-name="Tabela72.A1" office:value-type="string">
                        <text:p text:style-name="P8">[125869] :</text:p>
                      </table:table-cell>
                      <table:table-cell table:style-name="Tabela72.A1" office:value-type="string">
                        <text:p text:style-name="P10">SSP358 ( Politica Social e Ss II ) + <text:line-break/>SSP360 ( Política Soc e Ss III - A. ) + <text:line-break/>SSP361 ( Política Soc e Ss III - B. ) + <text:line-break/>SSP362 ( Política Soc e Ss III - C. )</text:p>
                      </table:table-cell>
                      <table:table-cell table:style-name="Tabela72.A1" office:value-type="string">
                        <text:p text:style-name="P9">=</text:p>
                      </table:table-cell>
                      <table:table-cell table:style-name="Tabela72.A1" office:value-type="string">
                        <text:p text:style-name="P10">SSP307 ( Politica Social e Ss II )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able:table table:name="Tabela73" table:style-name="Tabela73">
              <table:table-column table:style-name="Tabela73.A"/>
              <table:table-row>
                <table:table-cell table:style-name="Tabela73.A1" office:value-type="string">
                  <table:table table:name="Tabela74" table:style-name="Tabela74">
                    <table:table-column table:style-name="Tabela74.A"/>
                    <table:table-column table:style-name="Tabela74.B"/>
                    <table:table-column table:style-name="Tabela74.C"/>
                    <table:table-column table:style-name="Tabela74.D"/>
                    <table:table-row table:style-name="Tabela74.1">
                      <table:table-cell table:style-name="Tabela74.A1" table:number-columns-spanned="4" office:value-type="string">
                        <text:p text:style-name="P4">Equivalências por Código Anterior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ela74.2">
                      <table:table-cell table:style-name="Tabela74.A1" office:value-type="string">
                        <text:p text:style-name="P7"/>
                      </table:table-cell>
                      <table:table-cell table:style-name="Tabela74.A1" office:value-type="string">
                        <text:p text:style-name="P10">IUF230 ( Direito e Legislacao Social )</text:p>
                      </table:table-cell>
                      <table:table-cell table:style-name="Tabela74.A1" office:value-type="string">
                        <text:p text:style-name="P9">=</text:p>
                      </table:table-cell>
                      <table:table-cell table:style-name="Tabela74.A1" office:value-type="string">
                        <text:p text:style-name="P10">IUS230 ( Direito e Legislacao Social )</text:p>
                      </table:table-cell>
                    </table:table-row>
                    <table:table-row table:style-name="Tabela74.3">
                      <table:table-cell table:style-name="Tabela74.A1" office:value-type="string">
                        <text:p text:style-name="P7"/>
                      </table:table-cell>
                      <table:table-cell table:style-name="Tabela74.A1" office:value-type="string">
                        <text:p text:style-name="P10">SSWK05 ( Trabalho de Conclusao de Curso )</text:p>
                      </table:table-cell>
                      <table:table-cell table:style-name="Tabela74.A1" office:value-type="string">
                        <text:p text:style-name="P9">=</text:p>
                      </table:table-cell>
                      <table:table-cell table:style-name="Tabela74.A1" office:value-type="string">
                        <text:p text:style-name="P10">SSMK05 ( Trabalho de Conclusao de Curso )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36.A1" office:value-type="string">
            <text:p text:style-name="P7"/>
          </table:table-cell>
        </table:table-row>
        <table:table-row>
          <table:table-cell table:style-name="Tabela36.A1" office:value-type="string">
            <text:p text:style-name="Table_20_Contents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30:06.826691400</meta:creation-date>
    <dc:date>2019-06-06T00:27:03.592717973</dc:date>
    <meta:editing-duration>PT5H33M34S</meta:editing-duration>
    <meta:editing-cycles>6</meta:editing-cycles>
    <meta:generator>LibreOffice/6.0.7.3$Linux_X86_64 LibreOffice_project/00m0$Build-3</meta:generator>
    <meta:document-statistic meta:table-count="74" meta:image-count="0" meta:object-count="0" meta:page-count="12" meta:paragraph-count="1594" meta:word-count="4196" meta:character-count="20616" meta:non-whitespace-character-count="18004"/>
  </office:meta>
</office:document-meta>
</file>